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  <style:font-face style:name="Trebuchet MS" svg:font-family="&quot;Trebuchet MS&quot;"/>
    <style:font-face style:name="Arial" svg:font-family="Arial"/>
    <style:font-face style:name="Segoe UI" svg:font-family="&quot;Segoe UI&quot;"/>
    <style:font-face style:name="Roboto" svg:font-family="Roboto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Collegamento_32_ipertestuale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automatic" fo:wrap-option="wrap"/>
      <style:text-properties fo:color="#444444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style:vertical-align="automatic"/>
      <style:paragraph-properties fo:margin-left="0cm" style:writing-mode="lr"/>
      <style:text-properties fo:color="#333333" style:font-name="Trebuchet MS" style:font-name-asian="Trebuchet MS" style:font-name-complex="Trebuchet MS" fo:font-size="8pt" style:font-size-asian="8pt" style:font-size-complex="8pt"/>
    </style:style>
    <style:style style:name="ce14" style:family="table-cell" style:parent-style-name="Default" style:data-style-name="N0">
      <style:table-cell-properties style:vertical-align="automatic" fo:wrap-option="wrap"/>
      <style:paragraph-properties fo:margin-left="0cm" style:writing-mode="lr"/>
      <style:text-properties fo:color="#333333" style:font-name="Trebuchet MS" style:font-name-asian="Trebuchet MS" style:font-name-complex="Trebuchet MS" fo:font-size="8pt" style:font-size-asian="8pt" style:font-size-complex="8pt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ext-properties fo:color="#444444"/>
    </style:style>
    <style:style style:name="ce17" style:family="table-cell" style:parent-style-name="Default" style:data-style-name="N0">
      <style:table-cell-properties style:vertical-align="automatic"/>
      <style:paragraph-properties fo:margin-left="0cm" style:writing-mode="lr"/>
      <style:text-properties fo:color="#333333" style:font-name="Trebuchet MS" style:font-name-asian="Trebuchet MS" style:font-name-complex="Trebuchet MS"/>
    </style:style>
    <style:style style:name="ce18" style:family="table-cell" style:parent-style-name="Default" style:data-style-name="N0">
      <style:table-cell-properties style:vertical-align="automatic" fo:wrap-option="wrap"/>
      <style:paragraph-properties fo:margin-left="0cm" style:writing-mode="lr"/>
      <style:text-properties fo:color="#333333"/>
    </style:style>
    <style:style style:name="ce19" style:family="table-cell" style:parent-style-name="Default" style:data-style-name="N0">
      <style:text-properties fo:color="#444444" style:font-name="Arial" style:font-name-asian="Arial" style:font-name-complex="Arial"/>
    </style:style>
    <style:style style:name="ce20" style:family="table-cell" style:parent-style-name="Default" style:data-style-name="N0">
      <style:table-cell-properties style:vertical-align="automatic" fo:wrap-option="wrap"/>
      <style:text-properties fo:color="#444444" style:font-name="Arial" style:font-name-asian="Arial" style:font-name-complex="Arial"/>
    </style:style>
    <style:style style:name="ce21" style:family="table-cell" style:parent-style-name="Default" style:data-style-name="N0">
      <style:table-cell-properties style:vertical-align="automatic" fo:wrap-option="wrap"/>
      <style:paragraph-properties fo:margin-left="0cm" style:writing-mode="lr"/>
    </style:style>
    <style:style style:name="ce22" style:family="table-cell" style:parent-style-name="Default" style:data-style-name="N0">
      <style:text-properties style:font-name="Segoe UI" style:font-name-asian="Segoe UI" style:font-name-complex="Segoe UI"/>
    </style:style>
    <style:style style:name="ce23" style:family="table-cell" style:parent-style-name="Default" style:data-style-name="N21">
      <style:table-cell-properties style:vertical-align="automatic" fo:wrap-option="wrap"/>
    </style:style>
    <style:style style:name="ce24" style:family="table-cell" style:parent-style-name="Default" style:data-style-name="N0">
      <style:table-cell-properties style:vertical-align="automatic" fo:wrap-option="wrap"/>
      <style:text-properties style:font-name="Roboto" style:font-name-asian="Roboto" style:font-name-complex="Roboto"/>
    </style:style>
    <style:style style:name="ce25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style:vertical-align="top"/>
    </style:style>
    <style:style style:name="ce27" style:family="table-cell" style:parent-style-name="Default" style:data-style-name="N0">
      <style:table-cell-properties style:vertical-align="automatic" fo:wrap-option="wrap"/>
      <style:text-properties style:text-underline-style="solid" style:text-underline-type="single"/>
    </style:style>
    <style:style style:name="ce28" style:family="table-cell" style:parent-style-name="Default" style:data-style-name="N21"/>
    <style:style style:name="ce2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0" style:family="table-cell" style:parent-style-name="Default" style:data-style-name="N0">
      <style:table-cell-properties style:vertical-align="automatic" fo:wrap-option="wrap" fo:background-color="#FFFF00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00"/>
    </style:style>
    <style:style style:name="ce32" style:family="table-cell" style:parent-style-name="Default" style:data-style-name="N0">
      <style:table-cell-properties style:vertical-align="automatic" fo:wrap-option="wrap" fo:background-color="#FFC000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C000"/>
    </style:style>
    <style:style style:name="ce34" style:family="table-cell" style:parent-style-name="Default" style:data-style-name="N0">
      <style:table-cell-properties style:vertical-align="automatic" fo:wrap-option="wrap" fo:background-color="#92D050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92D050"/>
    </style:style>
    <style:style style:name="ce36" style:family="table-cell" style:parent-style-name="Default" style:data-style-name="N0">
      <style:table-cell-properties style:vertical-align="automatic" fo:wrap-option="wrap" fo:background-color="#00B0F0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00B0F0"/>
    </style:style>
    <style:style style:name="co1" style:family="table-column">
      <style:table-column-properties fo:break-before="auto" style:column-width="1.71097222222222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7.26722222222222cm"/>
    </style:style>
    <style:style style:name="co4" style:family="table-column">
      <style:table-column-properties fo:break-before="auto" style:column-width="5.32694444444444cm"/>
    </style:style>
    <style:style style:name="co5" style:family="table-column">
      <style:table-column-properties fo:break-before="auto" style:column-width="1.44638888888889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3.40430555555556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49.6005555555556cm" style:use-optimal-column-width="true"/>
    </style:style>
    <style:style style:name="co10" style:family="table-column">
      <style:table-column-properties fo:break-before="auto" style:column-width="3.72180555555556cm" style:use-optimal-column-width="true"/>
    </style:style>
    <style:style style:name="co11" style:family="table-column">
      <style:table-column-properties fo:break-before="auto" style:column-width="2.87513888888889cm" style:use-optimal-column-width="true"/>
    </style:style>
    <style:style style:name="ro1" style:family="table-row">
      <style:table-row-properties style:row-height="29pt" style:use-optimal-row-height="true" fo:break-before="auto"/>
    </style:style>
    <style:style style:name="ro2" style:family="table-row">
      <style:table-row-properties style:row-height="72.5pt" style:use-optimal-row-height="true" fo:break-before="auto"/>
    </style:style>
    <style:style style:name="ro3" style:family="table-row">
      <style:table-row-properties style:row-height="43.5pt" style:use-optimal-row-height="tru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36.5pt" style:use-optimal-row-height="true" fo:break-before="auto"/>
    </style:style>
    <style:style style:name="ro6" style:family="table-row">
      <style:table-row-properties style:row-height="55.5pt" style:use-optimal-row-height="false" fo:break-before="auto"/>
    </style:style>
    <style:style style:name="ro7" style:family="table-row">
      <style:table-row-properties style:row-height="84pt" style:use-optimal-row-height="false" fo:break-before="auto"/>
    </style:style>
    <style:style style:name="ro8" style:family="table-row">
      <style:table-row-properties style:row-height="53.5pt" style:use-optimal-row-height="true" fo:break-before="auto"/>
    </style:style>
    <style:style style:name="ro9" style:family="table-row">
      <style:table-row-properties style:row-height="87pt" style:use-optimal-row-height="true" fo:break-before="auto"/>
    </style:style>
    <style:style style:name="ro10" style:family="table-row">
      <style:table-row-properties style:row-height="64.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48.75pt" style:use-optimal-row-height="false" fo:break-before="auto"/>
    </style:style>
    <style:style style:name="ro13" style:family="table-row">
      <style:table-row-properties style:row-height="145pt" style:use-optimal-row-height="true" fo:break-before="auto"/>
    </style:style>
    <style:style style:name="ro14" style:family="table-row">
      <style:table-row-properties style:row-height="116pt" style:use-optimal-row-height="true" fo:break-before="auto"/>
    </style:style>
    <style:style style:name="ro15" style:family="table-row">
      <style:table-row-properties style:row-height="58pt" style:use-optimal-row-height="true" fo:break-before="auto"/>
    </style:style>
    <style:style style:name="ro16" style:family="table-row">
      <style:table-row-properties style:row-height="7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8" style:family="table-cell" style:parent-style-name="Default" style:data-style-name="N0">
      <style:table-cell-properties style:vertical-align="automatic" fo:wrap-option="wrap"/>
      <style:map style:condition="of:cell-content()=&quot;Complete&quot;" style:apply-style-name="cf5"/>
      <style:map style:condition="of:cell-content()=&quot;Marginal&quot;" style:apply-style-name="cf6"/>
      <style:map style:condition="of:cell-content()=&quot;Partial&quot;" style:apply-style-name="cf6"/>
      <style:map style:condition="of:cell-content()=&quot;Absent&quot;" style:apply-style-name="cf4"/>
    </style:style>
    <style:style style:name="ce39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  <style:map style:condition="of:cell-content()=&quot;Complete&quot;" style:apply-style-name="cf5"/>
      <style:map style:condition="of:cell-content()=&quot;Marginal&quot;" style:apply-style-name="cf6"/>
      <style:map style:condition="of:cell-content()=&quot;Partial&quot;" style:apply-style-name="cf6"/>
      <style:map style:condition="of:cell-content()=&quot;Absent&quot;" style:apply-style-name="cf4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weight="bold" style:font-weight-asian="bold" style:font-weight-complex="bold"/>
      <style:map style:condition="of:cell-content()=&quot;Complete&quot;" style:apply-style-name="cf5"/>
      <style:map style:condition="of:cell-content()=&quot;Marginal&quot;" style:apply-style-name="cf6"/>
      <style:map style:condition="of:cell-content()=&quot;Partial&quot;" style:apply-style-name="cf6"/>
      <style:map style:condition="of:cell-content()=&quot;Absent&quot;" style:apply-style-name="cf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pping" table:style-name="ta1">
        <table:table-column table:style-name="co1" table:number-columns-repeated="2" table:default-cell-style-name="ce2"/>
        <table:table-column table:style-name="co2" table:default-cell-style-name="ce1"/>
        <table:table-column table:style-name="co3" table:default-cell-style-name="ce1"/>
        <table:table-column table:style-name="co1" table:default-cell-style-name="ce2"/>
        <table:table-column table:style-name="co1" table:default-cell-style-name="ce1"/>
        <table:table-column table:style-name="co4" table:default-cell-style-name="ce2"/>
        <table:table-column table:style-name="co1" table:default-cell-style-name="ce1"/>
        <table:table-column table:style-name="co5" table:default-cell-style-name="ce1"/>
        <table:table-column table:style-name="co6" table:default-cell-style-name="ce2"/>
        <table:table-column table:style-name="co1" table:number-columns-repeated="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column table:style-name="co10" table:default-cell-style-name="ce2"/>
        <table:table-column table:style-name="co1" table:number-columns-repeated="60" table:default-cell-style-name="ce2"/>
        <table:table-column table:style-name="co11" table:default-cell-style-name="ce1"/>
        <table:table-column table:style-name="co1" table:default-cell-style-name="ce1"/>
        <table:table-column table:style-name="co1" table:number-columns-repeated="16302" table:default-cell-style-name="ce2"/>
        <table:table-row table:style-name="ro1"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number-columns-repeated="2" table:style-name="ce1"/>
          <table:table-cell table:number-columns-repeated="6" table:style-name="ce2"/>
          <table:table-cell table:style-name="ce38"/>
          <table:table-cell table:number-columns-repeated="2" table:style-name="ce2"/>
          <table:table-cell table:style-name="ce3"/>
          <table:table-cell office:value-type="string" table:style-name="ce30">
            <text:p>Test Design technique</text:p>
          </table:table-cell>
          <table:table-cell table:number-columns-repeated="24" table:style-name="ce30"/>
          <table:table-cell office:value-type="string" table:style-name="ce32">
            <text:p>Testing Practice</text:p>
          </table:table-cell>
          <table:table-cell table:number-columns-repeated="11" table:style-name="ce32"/>
          <table:table-cell office:value-type="string" table:style-name="ce34">
            <text:p>Testing level</text:p>
          </table:table-cell>
          <table:table-cell table:number-columns-repeated="5" table:style-name="ce34"/>
          <table:table-cell office:value-type="string" table:style-name="ce36">
            <text:p>Testing Type</text:p>
          </table:table-cell>
          <table:table-cell table:number-columns-repeated="15" table:style-name="ce36"/>
          <table:table-cell table:number-columns-repeated="16306"/>
        </table:table-row>
        <table:table-row table:style-name="ro2">
          <table:table-cell office:value-type="string" table:style-name="ce4">
            <text:p>Country</text:p>
          </table:table-cell>
          <table:table-cell office:value-type="string" table:style-name="ce4">
            <text:p>Geographic Area</text:p>
          </table:table-cell>
          <table:table-cell office:value-type="string" table:style-name="ce4">
            <text:p>University</text:p>
          </table:table-cell>
          <table:table-cell office:value-type="string" table:style-name="ce4">
            <text:p>Degree Name</text:p>
          </table:table-cell>
          <table:table-cell office:value-type="string" table:style-name="ce4">
            <text:p>Degree Level</text:p>
          </table:table-cell>
          <table:table-cell office:value-type="string" table:style-name="ce5">
            <text:p>Link to degree page</text:p>
          </table:table-cell>
          <table:table-cell office:value-type="string" table:style-name="ce4">
            <text:p>Course Name</text:p>
          </table:table-cell>
          <table:table-cell office:value-type="string" table:style-name="ce4">
            <text:p>Course Year</text:p>
          </table:table-cell>
          <table:table-cell office:value-type="string" table:style-name="ce5">
            <text:p>Link</text:p>
          </table:table-cell>
          <table:table-cell office:value-type="string" table:style-name="ce4">
            <text:p>Scientific Field</text:p>
          </table:table-cell>
          <table:table-cell office:value-type="string" table:style-name="ce4">
            <text:p>#EC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#Hours</text:p>
          </table:table-cell>
          <table:table-cell office:value-type="string" table:style-name="ce4">
            <text:p>Theory Hours</text:p>
          </table:table-cell>
          <table:table-cell office:value-type="string" table:style-name="ce4">
            <text:p>Lab Hours</text:p>
          </table:table-cell>
          <table:table-cell office:value-type="string" table:style-name="ce39">
            <text:p>Focus on Testing</text:p>
          </table:table-cell>
          <table:table-cell office:value-type="string" table:style-name="ce4">
            <text:p>Assessment Methods</text:p>
          </table:table-cell>
          <table:table-cell office:value-type="string" table:style-name="ce4">
            <text:p>Language</text:p>
          </table:table-cell>
          <table:table-cell office:value-type="string" table:style-name="ce5">
            <text:p>Reference Books</text:p>
          </table:table-cell>
          <table:table-cell office:value-type="string" table:style-name="ce30">
            <text:p>Specification Based</text:p>
          </table:table-cell>
          <table:table-cell office:value-type="string" table:style-name="ce30">
            <text:p><text:s/>Equivalence Partitioning</text:p>
          </table:table-cell>
          <table:table-cell office:value-type="string" table:style-name="ce30">
            <text:p><text:s/>Classification tree method</text:p>
          </table:table-cell>
          <table:table-cell office:value-type="string" table:style-name="ce30">
            <text:p><text:s/>Boundary value analysis</text:p>
          </table:table-cell>
          <table:table-cell office:value-type="string" table:style-name="ce30">
            <text:p><text:s/>Syntax testing</text:p>
          </table:table-cell>
          <table:table-cell office:value-type="string" table:style-name="ce30">
            <text:p><text:s/>Combinatorial testing</text:p>
          </table:table-cell>
          <table:table-cell office:value-type="string" table:style-name="ce30">
            <text:p><text:s/>Decision table testing</text:p>
          </table:table-cell>
          <table:table-cell office:value-type="string" table:style-name="ce30">
            <text:p><text:s/>Cause-effect graphing</text:p>
          </table:table-cell>
          <table:table-cell office:value-type="string" table:style-name="ce30">
            <text:p><text:s/>State transition testing</text:p>
          </table:table-cell>
          <table:table-cell office:value-type="string" table:style-name="ce30">
            <text:p><text:s/>Scenario testing</text:p>
          </table:table-cell>
          <table:table-cell office:value-type="string" table:style-name="ce30">
            <text:p><text:s/>Use case testing</text:p>
          </table:table-cell>
          <table:table-cell office:value-type="string" table:style-name="ce30">
            <text:p><text:s/>Random testing</text:p>
          </table:table-cell>
          <table:table-cell office:value-type="string" table:style-name="ce30">
            <text:p><text:s/>Metamorphic testing</text:p>
          </table:table-cell>
          <table:table-cell office:value-type="string" table:style-name="ce30">
            <text:p><text:s/>Requirements-based testing</text:p>
          </table:table-cell>
          <table:table-cell office:value-type="string" table:style-name="ce30">
            <text:p><text:s/>Structure Based</text:p>
          </table:table-cell>
          <table:table-cell office:value-type="string" table:style-name="ce30">
            <text:p><text:s/>Statement testing</text:p>
          </table:table-cell>
          <table:table-cell office:value-type="string" table:style-name="ce30">
            <text:p><text:s/>Branch testing</text:p>
          </table:table-cell>
          <table:table-cell office:value-type="string" table:style-name="ce30">
            <text:p><text:s/>Decision testing</text:p>
          </table:table-cell>
          <table:table-cell office:value-type="string" table:style-name="ce30">
            <text:p><text:s/>Branch condition testing</text:p>
          </table:table-cell>
          <table:table-cell office:value-type="string" table:style-name="ce30">
            <text:p><text:s/>Branch condition combination testing</text:p>
          </table:table-cell>
          <table:table-cell office:value-type="string" table:style-name="ce30">
            <text:p>MC/DC testing</text:p>
          </table:table-cell>
          <table:table-cell office:value-type="string" table:style-name="ce30">
            <text:p><text:s/>Data flow testing</text:p>
          </table:table-cell>
          <table:table-cell office:value-type="string" table:style-name="ce30">
            <text:p><text:s/>Experience Based</text:p>
          </table:table-cell>
          <table:table-cell office:value-type="string" table:style-name="ce30">
            <text:p><text:s/>Error guessing</text:p>
          </table:table-cell>
          <table:table-cell office:value-type="string" table:style-name="ce30">
            <text:p>Other</text:p>
          </table:table-cell>
          <table:table-cell office:value-type="string" table:style-name="ce32">
            <text:p>Model-based testing</text:p>
          </table:table-cell>
          <table:table-cell office:value-type="string" table:style-name="ce32">
            <text:p><text:s/>Scripted testing</text:p>
          </table:table-cell>
          <table:table-cell office:value-type="string" table:style-name="ce32">
            <text:p><text:s/>Exploratory testing</text:p>
          </table:table-cell>
          <table:table-cell office:value-type="string" table:style-name="ce32">
            <text:p><text:s/>Experience-based testing</text:p>
          </table:table-cell>
          <table:table-cell office:value-type="string" table:style-name="ce32">
            <text:p><text:s/>Manual testing</text:p>
          </table:table-cell>
          <table:table-cell office:value-type="string" table:style-name="ce32">
            <text:p>A/B testing</text:p>
          </table:table-cell>
          <table:table-cell office:value-type="string" table:style-name="ce32">
            <text:p><text:s/>Back-to-back testing</text:p>
          </table:table-cell>
          <table:table-cell office:value-type="string" table:style-name="ce32">
            <text:p><text:s/>Mathematical-based testing</text:p>
          </table:table-cell>
          <table:table-cell office:value-type="string" table:style-name="ce32">
            <text:p><text:s/>Fuzz testing</text:p>
          </table:table-cell>
          <table:table-cell office:value-type="string" table:style-name="ce32">
            <text:p><text:s/>Keyword-driven testing</text:p>
          </table:table-cell>
          <table:table-cell office:value-type="string" table:style-name="ce32">
            <text:p><text:s/>Automated testing</text:p>
          </table:table-cell>
          <table:table-cell office:value-type="string" table:style-name="ce32">
            <text:p>Other</text:p>
          </table:table-cell>
          <table:table-cell office:value-type="string" table:style-name="ce34">
            <text:p>Unit testing</text:p>
          </table:table-cell>
          <table:table-cell office:value-type="string" table:style-name="ce34">
            <text:p><text:s/>Integration testing</text:p>
          </table:table-cell>
          <table:table-cell office:value-type="string" table:style-name="ce34">
            <text:p><text:s/>System testing</text:p>
          </table:table-cell>
          <table:table-cell office:value-type="string" table:style-name="ce34">
            <text:p><text:s/>System integration testing</text:p>
          </table:table-cell>
          <table:table-cell office:value-type="string" table:style-name="ce34">
            <text:p><text:s/>Acceptance testing</text:p>
          </table:table-cell>
          <table:table-cell office:value-type="string" table:style-name="ce34">
            <text:p><text:s/>Other</text:p>
          </table:table-cell>
          <table:table-cell office:value-type="string" table:style-name="ce36">
            <text:p>Functional testing</text:p>
          </table:table-cell>
          <table:table-cell office:value-type="string" table:style-name="ce36">
            <text:p><text:s/>Accessibility testing</text:p>
          </table:table-cell>
          <table:table-cell office:value-type="string" table:style-name="ce36">
            <text:p><text:s/>Compatibility testing</text:p>
          </table:table-cell>
          <table:table-cell office:value-type="string" table:style-name="ce36">
            <text:p><text:s/>Conversion testing</text:p>
          </table:table-cell>
          <table:table-cell office:value-type="string" table:style-name="ce36">
            <text:p>Disaster recover testing</text:p>
          </table:table-cell>
          <table:table-cell office:value-type="string" table:style-name="ce36">
            <text:p><text:s/>Installability testing</text:p>
          </table:table-cell>
          <table:table-cell office:value-type="string" table:style-name="ce36">
            <text:p><text:s/>Interoperability testing</text:p>
          </table:table-cell>
          <table:table-cell office:value-type="string" table:style-name="ce36">
            <text:p><text:s/>Localization testing</text:p>
          </table:table-cell>
          <table:table-cell office:value-type="string" table:style-name="ce36">
            <text:p><text:s/>Maintainability testing</text:p>
          </table:table-cell>
          <table:table-cell office:value-type="string" table:style-name="ce36">
            <text:p><text:s/>Performance related testing</text:p>
          </table:table-cell>
          <table:table-cell office:value-type="string" table:style-name="ce36">
            <text:p><text:s/>Portability testing</text:p>
          </table:table-cell>
          <table:table-cell office:value-type="string" table:style-name="ce36">
            <text:p><text:s/>Procedure testing</text:p>
          </table:table-cell>
          <table:table-cell office:value-type="string" table:style-name="ce36">
            <text:p><text:s/>Reliability testing</text:p>
          </table:table-cell>
          <table:table-cell office:value-type="string" table:style-name="ce36">
            <text:p><text:s/>Security testing</text:p>
          </table:table-cell>
          <table:table-cell office:value-type="string" table:style-name="ce36">
            <text:p><text:s/>Usability testing</text:p>
          </table:table-cell>
          <table:table-cell office:value-type="string" table:style-name="ce36">
            <text:p><text:s/>Other</text:p>
          </table:table-cell>
          <table:table-cell table:number-columns-repeated="16306"/>
        </table:table-row>
        <table:table-row table:style-name="ro2">
          <table:table-cell table:style-name="ce6"/>
          <table:table-cell office:value-type="string" table:style-name="ce6">
            <text:p>EU/America/Asia/Other</text:p>
          </table:table-cell>
          <table:table-cell table:number-columns-repeated="2" table:style-name="ce7"/>
          <table:table-cell office:value-type="string" table:style-name="ce6">
            <text:p>Bachelor/Laurea/Other</text:p>
          </table:table-cell>
          <table:table-cell table:style-name="ce7"/>
          <table:table-cell table:style-name="ce6"/>
          <table:table-cell table:number-columns-repeated="2" table:style-name="ce7"/>
          <table:table-cell office:value-type="string" table:style-name="ce6">
            <text:p>CS/CE/other</text:p>
          </table:table-cell>
          <table:table-cell table:style-name="ce6"/>
          <table:table-cell office:value-type="string" table:style-name="ce6">
            <text:p>Theory/Lab/Both</text:p>
          </table:table-cell>
          <table:table-cell table:number-columns-repeated="3" table:style-name="ce6"/>
          <table:table-cell office:value-type="string" table:style-name="ce40">
            <text:p>ST /NST</text:p>
          </table:table-cell>
          <table:table-cell office:value-type="string" table:style-name="ce6">
            <text:p>Open questions/Closed questions/Exercises/Homeworks/Project/Discussion</text:p>
          </table:table-cell>
          <table:table-cell table:style-name="ce6"/>
          <table:table-cell table:style-name="ce29"/>
          <table:table-cell office:value-type="string" office:string-value="" table:formula="of:=IF(COUNTA([.U3:.AG3]);&quot;X&quot;;&quot;&quot;)" table:style-name="ce31"/>
          <table:table-cell table:number-columns-repeated="13" table:style-name="ce31"/>
          <table:table-cell office:value-type="string" office:string-value="" table:formula="of:=IF(COUNTA([.AI3:.AO3]);&quot;X&quot;;&quot;&quot;)" table:style-name="ce31"/>
          <table:table-cell table:number-columns-repeated="10" table:style-name="ce31"/>
          <table:table-cell table:number-columns-repeated="12" table:style-name="ce33"/>
          <table:table-cell table:number-columns-repeated="6" table:style-name="ce35"/>
          <table:table-cell table:number-columns-repeated="16" table:style-name="ce37"/>
          <table:table-cell table:number-columns-repeated="16306"/>
        </table:table-row>
        <table:table-row table:style-name="ro1">
          <table:table-cell office:value-type="string" table:style-name="ce1">
            <text:p>Belgium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Antwerpen</text:p>
          </table:table-cell>
          <table:table-cell office:value-type="string" table:style-name="ce1">
            <text:p>Master of Computer Science: Software Engineering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www.uantwerpen.be/en/study/programmes/all-programmes/master-software-engineering/study-programme/">https://www.uantwerpen.be/en/study/programmes/all-programmes/master-software-engineering/study-programme/</text:a></text:p>
          </table:table-cell>
          <table:table-cell office:value-type="string" table:style-name="ce2">
            <text:p>Software testing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ansymore.uantwerpen.be/courses/software-testing">https://ansymore.uantwerpen.be/courses/software-testing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45" table:style-name="ce2">
            <text:p>45</text:p>
          </table:table-cell>
          <table:table-cell office:value-type="float" office:value="6" table:style-name="ce2">
            <text:p>6</text:p>
          </table:table-cell>
          <table:table-cell office:value-type="float" office:value="16" table:style-name="ce2">
            <text:p>16</text:p>
          </table:table-cell>
          <table:table-cell office:value-type="string" table:style-name="ce38">
            <text:p>ST</text:p>
          </table:table-cell>
          <table:table-cell office:value-type="string" table:style-name="ce2">
            <text:p>Open questions,Projec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Software Testing: A Craftsman’s Approach, Fourth Edition 4th Edition by Paul C. Jorgensen &amp; Practical Test Design: Selection of traditional and automated test design techniques by István Forgács, Attila Kovács</text:p>
          </table:table-cell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46" table:style-name="ce2"/>
          <table:table-cell table:number-columns-repeated="16304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Milano Bicocca unimib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elearning.unimib.it/course/index.php?categoryid=8961">https://elearning.unimib.it/course/index.php?categoryid=8961</text:a></text:p>
          </table:table-cell>
          <table:table-cell office:value-type="string" table:style-name="ce2">
            <text:p>Software Quality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elearning.unimib.it/course/info.php?id=44607">https://elearning.unimib.it/course/info.php?id=44607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text:s/>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ST</text:p>
          </table:table-cell>
          <table:table-cell office:value-type="string" table:style-name="ce2">
            <text:p>Written Exercises,Discussion</text:p>
          </table:table-cell>
          <table:table-cell office:value-type="string" table:style-name="ce2">
            <text:p>English</text:p>
          </table:table-cell>
          <table:table-cell office:value-type="string" table:style-name="ce1">
            <text:p>Mauro Pezzè and Michal Young, Software Testing and Analysis, process, principle and techniques, John Wiley 2007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1">
            <text:p>x</text:p>
          </table:table-cell>
          <table:table-cell office:value-type="string" table:style-name="ce2">
            <text:p>X</text:p>
          </table:table-cell>
          <table:table-cell table:number-columns-repeated="11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4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Napoli unina</text:p>
          </table:table-cell>
          <table:table-cell office:value-type="string" table:style-name="ce1">
            <text:p>ComputerEngineering</text:p>
          </table:table-cell>
          <table:table-cell office:value-type="string" table:style-name="ce2">
            <text:p>Master</text:p>
          </table:table-cell>
          <table:table-cell office:value-type="string" table:style-name="ce1">
            <text:p>https://www.ingegneria-informatica.unina.it/index.php/it/corsi-di-laurea/laurea-magistrale-m63/insegnamenti-m63/2-non-categorizzato/297-insegnamenti-m63-2223</text:p>
          </table:table-cell>
          <table:table-cell office:value-type="string" table:style-name="ce2">
            <text:p>Software Testing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www.ingegneria-informatica.unina.it/index.php/it/corsi-di-laurea/laurea-magistrale-m63/insegnamenti-m63/15-insegnamenti-lm/322-soft-test">https://www.ingegneria-informatica.unina.it/index.php/it/corsi-di-laurea/laurea-magistrale-m63/insegnamenti-m63/15-insegnamenti-lm/322-soft-test</text:a></text:p>
          </table:table-cell>
          <table:table-cell office:value-type="string" table:style-name="ce2">
            <text:p>CE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48" table:style-name="ce2">
            <text:p>48</text:p>
          </table:table-cell>
          <table:table-cell office:value-type="float" office:value="36" table:style-name="ce2">
            <text:p>36</text:p>
          </table:table-cell>
          <table:table-cell office:value-type="float" office:value="12" table:style-name="ce2">
            <text:p>12</text:p>
          </table:table-cell>
          <table:table-cell office:value-type="string" table:style-name="ce38">
            <text:p>ST</text:p>
          </table:table-cell>
          <table:table-cell office:value-type="string" table:style-name="ce2">
            <text:p>Project,Discussion</text:p>
          </table:table-cell>
          <table:table-cell office:value-type="string" table:style-name="ce2">
            <text:p>English</text:p>
          </table:table-cell>
          <table:table-cell office:value-type="string" table:style-name="ce1">
            <text:p>Ammann and Offutt, Introduction to Software Testing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1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Firenze unifi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www.informaticamagistrale.unifi.it/vp-95-insegnamenti.html">https://www.informaticamagistrale.unifi.it/vp-95-insegnamenti.html</text:a></text:p>
          </table:table-cell>
          <table:table-cell office:value-type="string" table:style-name="ce2">
            <text:p>Advanced Programming Techniques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www.informaticamagistrale.unifi.it/p-ins2-2022-632203-1.html">https://www.informaticamagistrale.unifi.it/p-ins2-2022-632203-1.html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ST</text:p>
          </table:table-cell>
          <table:table-cell office:value-type="string" table:style-name="ce2">
            <text:p>Homework,Discussion</text:p>
          </table:table-cell>
          <table:table-cell office:value-type="string" table:style-name="ce2">
            <text:p>English</text:p>
          </table:table-cell>
          <table:table-cell office:value-type="string" table:style-name="ce1">
            <text:p>N/A</text:p>
          </table:table-cell>
          <table:table-cell office:value-type="string" office:string-value="" table:formula="of:=IF(COUNTA([.U7:.AG7]);&quot;X&quot;;&quot;&quot;)" table:style-name="ce2"/>
          <table:table-cell table:number-columns-repeated="13" table:style-name="ce2"/>
          <table:table-cell office:value-type="string" office:string-value="" table:formula="of:=IF(COUNTA([.AI7:.AO7]);&quot;X&quot;;&quot;&quot;)" table:style-name="ce2"/>
          <table:table-cell table:number-columns-repeated="20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5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ty of Porto<text:s/></text:p>
          </table:table-cell>
          <table:table-cell office:value-type="string" table:style-name="ce2">
            <text:p>Master in Software Engineering</text:p>
            <text:p>Master in Informatics and Computing Engineering<text:s/>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sigarra.up.pt/feup/en/cur_geral.cur_view?pv_curso_id=22862&amp;pv_ano_lectivo=2022">https://sigarra.up.pt/feup/en/CUR_GERAL.CUR_VIEW?pv_ano_lectivo=2023&amp;pv_origem=CUR&amp;pv_tipo_cur_sigla=M&amp;pv_curso_id=10861<text:line-break/>https://sigarra.up.pt/feup/en/CUR_GERAL.CUR_VIEW?pv_ano_lectivo=2023&amp;pv_origem=CUR&amp;pv_tipo_cur_sigla=M&amp;pv_curso_id=22862<text:line-break/></text:a></text:p>
          </table:table-cell>
          <table:table-cell office:value-type="string" table:style-name="ce9">
            <text:p>Software Testing, Verification and Validation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<text:a xlink:href="https://sigarra.up.pt/feup/en/ucurr_geral.ficha_uc_view?pv_ocorrencia_id=501971">https://sigarra.up.pt/feup/en/ucurr_geral.ficha_uc_view?pv_ocorrencia_id=518488<text:line-break/>https://sigarra.up.pt/feup/en/UCURR_GERAL.FICHA_UC_VIEW?pv_ocorrencia_id=518845<text:line-break/></text:a></text:p>
          </table:table-cell>
          <table:table-cell office:value-type="string" table:style-name="ce2">
            <text:p>CE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42" table:style-name="ce2">
            <text:p>42</text:p>
          </table:table-cell>
          <table:table-cell office:value-type="float" office:value="19.5" table:style-name="ce2">
            <text:p>19,5</text:p>
          </table:table-cell>
          <table:table-cell office:value-type="float" office:value="19.5" table:style-name="ce2">
            <text:p>19,5</text:p>
          </table:table-cell>
          <table:table-cell office:value-type="string" table:style-name="ce38">
            <text:p>ST</text:p>
          </table:table-cell>
          <table:table-cell office:value-type="string" table:style-name="ce2">
            <text:p>Exercises,</text:p>
            <text:p>Project,Open questions</text:p>
          </table:table-cell>
          <table:table-cell office:value-type="string" table:style-name="ce2">
            <text:p>English</text:p>
          </table:table-cell>
          <table:table-cell office:value-type="string" table:style-name="ce10">
            <text:p>Aditya P. Mathur; Foundations of Software Testing, 2013. ISBN: 9789332517660</text:p>
            <text:p>Maurício Aniche; Effective software testing, 2022. ISBN: 978-1-633-43993-1</text:p>
            <text:p>Paul Ammann; Introduction to software testing. ISBN: 978-1-107-17201-2</text:p>
            <text:p>Mark Utting; Practical Model-Based Testing, 2007. ISBN: 978-0-12-372501-1</text:p>
            <text:p>Paul C. Jorgensen; Software Testing A Craftsman's Approach, 2013. ISBN: 978-1-466-56069-7</text:p>
            <text:p>Dorothy Graham, Rex Black, Erik van Veenendaal; Foundations of Software Testing: ISTQB Certification, 2020. ISBN: 978-1-473-76479-8</text:p>
            <text:p>Ilene Burnstein; Practical Software Testing, 2003. ISBN: 978-0-387-95131-7</text:p>
            <text:p>Gordon Fraser and José Miguel Rojas; Software Testing, 2019. ISBN: 978-3-030-00262-6</text:p>
            <text:p>Tomek Kaczanowski; Bad Tests, Good Tests, 2013. ISBN: 978-8-393-84713-6</text:p>
            <text:p>Kent Beck; Test Driven Development: By Example, 2002. ISBN: 978-0-321-14653-3</text:p>
            <text:p>Petar Tahchiev, Felipe Leme, Vincent Massol, and Gary Gregory; JUnit 4.8 In Action, 2010. ISBN: 978-1-935-18202-3</text:p>
            <text:p>Chak Shun Yu, Christoph Treude, Maurício Aniche; Comprehending Test Code: An Empirical Study, 2019. ISBN: 978-1-7281-3095-8</text:p>
            <text:p>Michal Young and Mauro Pezzè; Software testing and analysis: process, principles, and techniques, 2008. ISBN: 978-0-471-45593-6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14" table:style-name="ce2"/>
          <table:table-cell office:value-type="string" table:style-name="ce2">
            <text:p>x</text:p>
          </table:table-cell>
          <table:table-cell table:number-columns-repeated="16306"/>
        </table:table-row>
        <table:table-row table:style-name="ro6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Instituto Superior Técnico, University of Lisbon</text:p>
          </table:table-cell>
          <table:table-cell office:value-type="string" table:style-name="ce1">
            <text:p>Master in Computer Science and Engineering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fenix.tecnico.ulisboa.pt/cursos/meic-a">https://fenix.tecnico.ulisboa.pt/cursos/meic-a</text:a></text:p>
          </table:table-cell>
          <table:table-cell office:value-type="string" table:style-name="ce11">
            <text:p>Software Testing and Validation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fenix.tecnico.ulisboa.pt/cursos/meic-a/disciplina-curricular/564478961778811">https://fenix.tecnico.ulisboa.pt/cursos/meic-a/disciplina-curricular/564478961778811</text:a></text:p>
          </table:table-cell>
          <table:table-cell office:value-type="string" table:style-name="ce2">
            <text:p>CE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text:s/></text:p>
          </table:table-cell>
          <table:table-cell office:value-type="float" office:value="49" table:style-name="ce2">
            <text:p>49</text:p>
          </table:table-cell>
          <table:table-cell office:value-type="float" office:value="28" table:style-name="ce2">
            <text:p>28</text:p>
          </table:table-cell>
          <table:table-cell office:value-type="float" office:value="21" table:style-name="ce2">
            <text:p>21</text:p>
          </table:table-cell>
          <table:table-cell office:value-type="string" table:style-name="ce38">
            <text:p>ST</text:p>
          </table:table-cell>
          <table:table-cell office:value-type="string" table:style-name="ce2">
            <text:p>Open questions,Project<text:s/></text:p>
          </table:table-cell>
          <table:table-cell office:value-type="string" table:style-name="ce2">
            <text:p>English</text:p>
          </table:table-cell>
          <table:table-cell office:value-type="string" table:style-name="ce12">
            <text:p>Recommended Bibliography</text:p>
            <text:p>Software Testing: A Craftsman's Approach, 4th edition. <text:s/>: Paul Jorgensen 2013 Auerbach Publications</text:p>
            <text:p>Testing Object-Oriented Systems: Models, Patterns, and Tools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12" table:style-name="ce2"/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16306"/>
        </table:table-row>
        <table:table-row table:style-name="ro7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ty of Coimbra</text:p>
          </table:table-cell>
          <table:table-cell office:value-type="string" table:style-name="ce1">
            <text:p>Master in Informatics Engineering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apps.uc.pt/courses/EN/programme/5041/2022-2023?id_branch=20326">https://apps.uc.pt/courses/EN/programme/5041/2022-2023?id_branch=20326</text:a></text:p>
          </table:table-cell>
          <table:table-cell office:value-type="string" table:style-name="ce11">
            <text:p>Software Quality and Dependability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apps.uc.pt/courses/EN/unit/79302/20326/2023-2024?type=ram&amp;id=5041">https://apps.uc.pt/courses/EN/unit/79302/20326/2023-2024?type=ram&amp;id=5041</text:a></text:p>
          </table:table-cell>
          <table:table-cell office:value-type="string" table:style-name="ce2">
            <text:p>CE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text:s/>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ST</text:p>
          </table:table-cell>
          <table:table-cell office:value-type="string" table:style-name="ce2">
            <text:p>Open questions,Project</text:p>
          </table:table-cell>
          <table:table-cell office:value-type="string" table:style-name="ce2">
            <text:p>English</text:p>
            <text:p>Portuguese</text:p>
          </table:table-cell>
          <table:table-cell office:value-type="string" table:style-name="ce3">
            <text:p>- Paul Ammann and Jeff Offutt, ―Introduction to Software Testing‖, Cambridge University Press, 2008. - Mordechai Ben-Ari, ―Principles of the Spin Model Checker‖, Springer, 2008. - Stephen H. Kan, ―Metrics and Models in Software Quality Engineering‖, Addison-Wesley Professional, 2003. - Mordechai Ben-Menachem, Garry S. Marliss, ―Software Quality: Producing Practical, Consistent Software‖, International Thomson Computer Press, 1997.</text:p>
          </table:table-cell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11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1" table:style-name="ce2"/>
          <table:table-cell table:number-columns-repeated="16304"/>
        </table:table-row>
        <table:table-row table:style-name="ro8">
          <table:table-cell office:value-type="string" table:style-name="ce2">
            <text:p>Portugal</text:p>
          </table:table-cell>
          <table:table-cell office:value-type="string" table:style-name="ce2">
            <text:p>EU<text:s/></text:p>
          </table:table-cell>
          <table:table-cell office:value-type="string" table:style-name="ce1">
            <text:p>University of Coimbra</text:p>
          </table:table-cell>
          <table:table-cell office:value-type="string" table:style-name="ce1">
            <text:p>Master in Software Engineering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apps.uc.pt/courses/EN/course/10162/2023-2024">https://apps.uc.pt/courses/EN/course/10162/2023-2024</text:a></text:p>
          </table:table-cell>
          <table:table-cell office:value-type="string" table:style-name="ce13">
            <text:p>Analysis of Software Artifacts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apps.uc.pt/courses/EN/unit/89048/22524/2023-2024?common_core=true&amp;type=ram&amp;id=10162">https://apps.uc.pt/courses/EN/unit/89048/22524/2023-2024?common_core=true&amp;type=ram&amp;id=10162</text:a></text:p>
          </table:table-cell>
          <table:table-cell office:value-type="string" table:style-name="ce2">
            <text:p>CE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ST</text:p>
          </table:table-cell>
          <table:table-cell office:value-type="string" table:style-name="ce2">
            <text:p>Project,Discussion</text:p>
          </table:table-cell>
          <table:table-cell office:value-type="string" table:style-name="ce2">
            <text:p>English</text:p>
            <text:p>Portuguese</text:p>
          </table:table-cell>
          <table:table-cell office:value-type="string" table:style-name="ce12">
            <text:p>Design Patterns Explained;</text:p>
            <text:p/>
            <text:p>Buechner, Test Case Design Using the Classification Tree</text:p>
            <text:p/>
            <text:p>Method; Conrad, A Systematic Approach to Testing Automotive Control Software.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7" table:style-name="ce2"/>
          <table:table-cell office:value-type="string" table:style-name="ce2">
            <text:p>X</text:p>
          </table:table-cell>
          <table:table-cell table:number-columns-repeated="28" table:style-name="ce2"/>
          <table:table-cell table:number-columns-repeated="16304"/>
        </table:table-row>
        <table:table-row table:style-name="ro1">
          <table:table-cell office:value-type="string" table:style-name="ce2">
            <text:p>Portugal</text:p>
          </table:table-cell>
          <table:table-cell office:value-type="string" table:style-name="ce2">
            <text:p>EU<text:s/></text:p>
          </table:table-cell>
          <table:table-cell office:value-type="string" table:style-name="ce1">
            <text:p>University of Coimbra</text:p>
          </table:table-cell>
          <table:table-cell office:value-type="string" table:style-name="ce1">
            <text:p>Masters in Informatics Security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apps.uc.pt/courses/EN/programme/7281/2023-2024?id_branch=18601#branch-18601">https://apps.uc.pt/courses/EN/programme/7281/2023-2024?id_branch=18601#branch-18601</text:a></text:p>
          </table:table-cell>
          <table:table-cell office:value-type="string" table:style-name="ce14">
            <text:p>Design and Development of Secure Software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apps.uc.pt/courses/EN/unit/85443/18601/2023-2024?common_core=true&amp;type=ram&amp;id=7281">https://apps.uc.pt/courses/EN/unit/85443/18601/2023-2024?common_core=true&amp;type=ram&amp;id=7281</text:a></text:p>
          </table:table-cell>
          <table:table-cell office:value-type="string" table:style-name="ce2">
            <text:p>CE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,Discussion</text:p>
          </table:table-cell>
          <table:table-cell office:value-type="string" table:style-name="ce2">
            <text:p>Portuguese</text:p>
            <text:p>English</text:p>
          </table:table-cell>
          <table:table-cell table:style-name="ce3"/>
          <table:table-cell office:value-type="string" office:string-value="" table:formula="of:=IF(COUNTA([.U12:.AG12]);&quot;X&quot;;&quot;&quot;)" table:style-name="ce2"/>
          <table:table-cell table:number-columns-repeated="13" table:style-name="ce2"/>
          <table:table-cell office:value-type="string" office:string-value="" table:formula="of:=IF(COUNTA([.AI12:.AO12]);&quot;X&quot;;&quot;&quot;)" table:style-name="ce2"/>
          <table:table-cell table:number-columns-repeated="41" table:style-name="ce2"/>
          <table:table-cell office:value-type="string" table:style-name="ce2">
            <text:p>X</text:p>
          </table:table-cell>
          <table:table-cell table:number-columns-repeated="4" table:style-name="ce2"/>
          <table:table-cell table:number-columns-repeated="16304"/>
        </table:table-row>
        <table:table-row table:style-name="ro4">
          <table:table-cell office:value-type="string" table:style-name="ce2">
            <text:p>Spain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PV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://www.upv.es/titulaciones/MUITSS/indexc.html">http://www.upv.es/titulaciones/MUITSS/indexc.html</text:a></text:p>
          </table:table-cell>
          <table:table-cell office:value-type="string" table:style-name="ce2">
            <text:p>Software testing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<text:a xlink:href="http://www.upv.es/titulaciones/MUITSS/menu_1013904c.html">http://www.upv.es/titulaciones/MUITSS/menu_1013904c.html</text:a></text:p>
          </table:table-cell>
          <table:table-cell office:value-type="string" table:style-name="ce2">
            <text:p>C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oth</text:p>
          </table:table-cell>
          <table:table-cell office:value-type="float" office:value="20" table:style-name="ce11">
            <text:p>20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office:value-type="string" table:style-name="ce38">
            <text:p>ST</text:p>
          </table:table-cell>
          <table:table-cell office:value-type="string" table:style-name="ce11">
            <text:p>Project</text:p>
          </table:table-cell>
          <table:table-cell office:value-type="string" table:style-name="ce2">
            <text:p>Spanish</text:p>
          </table:table-cell>
          <table:table-cell office:value-type="string" table:style-name="ce1">
            <text:p>Structured software testing. T. Vos and <text:s/>N. van Vugt-Hage</text:p>
          </table:table-cell>
          <table:table-cell office:value-type="string" office:string-value="X" table:formula="of:=IF(COUNTA([.U13:.AG13]);&quot;X&quot;;&quot;&quot;)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office:string-value="" table:formula="of:=IF(COUNTA([.AI13:.AO13]);&quot;X&quot;;&quot;&quot;)" table:style-name="ce2"/>
          <table:table-cell table:number-columns-repeated="10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12" table:style-name="ce2"/>
          <table:table-cell office:value-type="string" table:style-name="ce2">
            <text:p>x</text:p>
          </table:table-cell>
          <table:table-cell table:number-columns-repeated="18" table:style-name="ce2"/>
          <table:table-cell table:number-columns-repeated="16304"/>
        </table:table-row>
        <table:table-row table:style-name="ro3">
          <table:table-cell office:value-type="string" table:style-name="ce2">
            <text:p>Spain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dad Politécnica de Madrid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muss.fi.upm.es/index.php">https://muss.fi.upm.es/index.php</text:a></text:p>
          </table:table-cell>
          <table:table-cell office:value-type="string" table:style-name="ce2">
            <text:p>Software validation and verification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muss.fi.upm.es/asigVVS.php">https://muss.fi.upm.es/asigVVS.php</text:a></text:p>
          </table:table-cell>
          <table:table-cell office:value-type="string" table:style-name="ce2">
            <text:p>CS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both</text:p>
          </table:table-cell>
          <table:table-cell office:value-type="float" office:value="40" table:style-name="ce11">
            <text:p>40</text:p>
          </table:table-cell>
          <table:table-cell office:value-type="float" office:value="32" table:style-name="ce11">
            <text:p>32</text:p>
          </table:table-cell>
          <table:table-cell office:value-type="float" office:value="8" table:style-name="ce11">
            <text:p>8</text:p>
          </table:table-cell>
          <table:table-cell office:value-type="string" table:style-name="ce38">
            <text:p>ST</text:p>
          </table:table-cell>
          <table:table-cell office:value-type="string" table:style-name="ce11">
            <text:p>Open Questions,Written Exercises</text:p>
          </table:table-cell>
          <table:table-cell office:value-type="string" table:style-name="ce2">
            <text:p>English</text:p>
          </table:table-cell>
          <table:table-cell office:value-type="string" table:style-name="ce15">
            <text:p>B. Beizer: "Software Testing Techniques", 2ª Edición. 1990.</text:p>
            <text:p>G. J. Myers: "The Art of Software Testing", 2ª Edición. Wiley. 2004.</text:p>
            <text:p>P. C. Jorgensen: "Software Testing. A Craftsman’s Approach". CRC Press, 1995.</text:p>
            <text:p>C. Kaner, J. Falk, H. Q. Nguyen: "Testing Computer Software". Wiley, 1999.</text:p>
            <text:p>W. E. Perry: "Effective methods for software testing". 3ª edición. Wiley. 2006.</text:p>
          </table:table-cell>
          <table:table-cell office:value-type="string" office:string-value="" table:formula="of:=IF(COUNTA([.U14:.AG14]);&quot;X&quot;;&quot;&quot;)" table:style-name="ce2"/>
          <table:table-cell table:number-columns-repeated="13" table:style-name="ce2"/>
          <table:table-cell office:value-type="string" office:string-value="" table:formula="of:=IF(COUNTA([.AI14:.AO14]);&quot;X&quot;;&quot;&quot;)" table:style-name="ce2"/>
          <table:table-cell table:number-columns-repeated="20" table:style-name="ce2"/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table:number-columns-repeated="18" table:style-name="ce2"/>
          <table:table-cell table:number-columns-repeated="16304"/>
        </table:table-row>
        <table:table-row table:style-name="ro9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1st cycle degree in Informatics Engineering</text:p>
          </table:table-cell>
          <table:table-cell office:value-type="string" table:style-name="ce15">
            <text:p>Bachelor</text:p>
          </table:table-cell>
          <table:table-cell office:value-type="string" table:style-name="ce8">
            <text:p><text:a xlink:href="https://www.ua.pt/en/course/383">https://www.ua.pt/en/course/383</text:a></text:p>
          </table:table-cell>
          <table:table-cell office:value-type="string" table:style-name="ce15">
            <text:p>Software Testing and Quality Control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www.ua.pt/en/uc/8109">https://www.ua.pt/en/uc/8109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30" table:style-name="ce2">
            <text:p>30</text:p>
          </table:table-cell>
          <table:table-cell office:value-type="string" table:style-name="ce38">
            <text:p>ST</text:p>
          </table:table-cell>
          <table:table-cell office:value-type="string" table:style-name="ce2">
            <text:p>Open questions,Project<text:s/></text:p>
          </table:table-cell>
          <table:table-cell office:value-type="string" table:style-name="ce2">
            <text:p>Portuguese/English</text:p>
          </table:table-cell>
          <table:table-cell office:value-type="string" table:style-name="ce11">
            <text:p>P. Farrell-Vinay, Manage Software Testing: Taylor &amp; Francis, 2008. [Livro eletrónico, só para a rede da UA]</text:p>
            <text:p>J. Humble and D. Farley, Continuous Delivery: Reliable Software Releases through Build, Test, and Deployment Automation: Pearson Education, 2010.</text:p>
            <text:p>S. Naik and P. Tripathy, Software Testing and Quality Assurance: Theory and Practice, Wiley, 2008.<text:s/></text:p>
            <text:p>J. Bloch, Effective Java, 2nd ed.: Addison-Wesley Professional, 2008.</text:p>
            <text:p>R. Martin, Clean Code: A Handbook of Agile Software Craftsmanship. Prentice Hall; 2008.</text:p>
            <text:p>R. Pressman and B. Maxim, Software Engineering: A Practitioner’s Approach, 8th ed. McGraw-Hill Science/Engineering/Math, 2014.</text:p>
          </table:table-cell>
          <table:table-cell office:value-type="string" office:string-value="" table:formula="of:=IF(COUNTA([.U15:.AG15]);&quot;X&quot;;&quot;&quot;)" table:style-name="ce2"/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20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12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table:number-columns-repeated="16304"/>
        </table:table-row>
        <table:table-row table:style-name="ro1">
          <table:table-cell office:value-type="string" table:style-name="ce2">
            <text:p>Spain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 Oviedo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uniovi.es/-/grado-en-ingenieria-informatica-en-tecnologias-de-la-informacion-2014">https://www.uniovi.es/-/grado-en-ingenieria-informatica-en-tecnologias-de-la-informacion-2014</text:a></text:p>
          </table:table-cell>
          <table:table-cell office:value-type="string" table:style-name="ce2">
            <text:p>Software Quality, Validation and Verification</text:p>
          </table:table-cell>
          <table:table-cell office:value-type="float" office:value="4" table:style-name="ce1">
            <text:p>4</text:p>
          </table:table-cell>
          <table:table-cell office:value-type="string" table:style-name="ce8">
            <text:p><text:a xlink:href="https://www.uniovi.es/estudia/grados/ingenieria/informaticasoftware/-/fof/asignatura/GIISOF01-4-003">https://www.uniovi.es/estudia/grados/ingenieria/informaticasoftware/-/fof/asignatura/GIISOF01-4-003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2">
            <text:p>60</text:p>
          </table:table-cell>
          <table:table-cell office:value-type="float" office:value="32" table:style-name="ce2">
            <text:p>32</text:p>
          </table:table-cell>
          <table:table-cell office:value-type="float" office:value="28" table:style-name="ce2">
            <text:p>28</text:p>
          </table:table-cell>
          <table:table-cell office:value-type="string" table:style-name="ce38">
            <text:p>ST</text:p>
          </table:table-cell>
          <table:table-cell office:value-type="string" table:style-name="ce11">
            <text:p>Project,Discussion</text:p>
          </table:table-cell>
          <table:table-cell office:value-type="string" table:style-name="ce2">
            <text:p>Spanish</text:p>
          </table:table-cell>
          <table:table-cell office:value-type="string" table:style-name="ce1">
            <text:p>Glenford J. Myers. The Art of Software Testing. Wiley (1979, 2004, 2011)</text:p>
            <text:p>ISO/IEC/IEEE 29119-1:2015 Software and systems engineering — Software testing — Part 3: Test Techniques (2015)</text:p>
            <text:p>Lisa Crispin, Janet Gregory. Agile Testing: A Practical Guide for Testers and Agile Teams. Addison-Wesley (2008)</text:p>
            <text:p>Erik Van Veenendaal, Dorothy Graham, Rex Black. Foundations of Software Testing: ISTQB Certification. Cengage Learning (2019)</text:p>
          </table:table-cell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20" table:style-name="ce2"/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table:number-columns-repeated="15" table:style-name="ce2"/>
          <table:table-cell office:value-type="string" table:style-name="ce2">
            <text:p>x</text:p>
          </table:table-cell>
          <table:table-cell table:number-columns-repeated="16306"/>
        </table:table-row>
        <table:table-row table:style-name="ro4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Torino unito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://magistrale.educ.di.unito.it/index.php/offerta-formativa/insegnamenti/elenco-completo/elenco-completo?anno=2022">http://magistrale.educ.di.unito.it/index.php/offerta-formativa/insegnamenti/elenco-completo/elenco-completo?anno=2022</text:a></text:p>
          </table:table-cell>
          <table:table-cell office:value-type="string" table:style-name="ce2">
            <text:p>Istituzioni di Sviluppo Software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magistrale.informatica.unito.it/do/corsi.pl/Show?_id=lftb">https://magistrale.informatica.unito.it/do/corsi.pl/Show?_id=lftb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56" table:style-name="ce2">
            <text:p>56</text:p>
          </table:table-cell>
          <table:table-cell office:value-type="float" office:value="16" table:style-name="ce2">
            <text:p>16</text:p>
          </table:table-cell>
          <table:table-cell office:value-type="float" office:value="40" table:style-name="ce2">
            <text:p>40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Discussion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office:string-value="" table:formula="of:=IF(COUNTA([.AI17:.AO17]);&quot;X&quot;;&quot;&quot;)" table:style-name="ce2"/>
          <table:table-cell table:number-columns-repeated="28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1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ty of Porto<text:s/></text:p>
          </table:table-cell>
          <table:table-cell office:value-type="string" table:style-name="ce16">
            <text:p>Master in Software Engineering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sigarra.up.pt/feup/en/cur_geral.cur_view?pv_curso_id=10861&amp;pv_ano_lectivo=2022">https://sigarra.up.pt/feup/en/cur_geral.cur_view?pv_curso_id=10861&amp;pv_ano_lectivo=2022</text:a></text:p>
          </table:table-cell>
          <table:table-cell office:value-type="string" table:style-name="ce9">
            <text:p>Software Engineering Laboratory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sigarra.up.pt/feup/en/ucurr_geral.ficha_uc_view?pv_ocorrencia_id=518489">https://sigarra.up.pt/feup/en/ucurr_geral.ficha_uc_view?pv_ocorrencia_id=518489</text:a></text:p>
          </table:table-cell>
          <table:table-cell office:value-type="string" table:style-name="ce2">
            <text:p>CE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text:s/></text:p>
          </table:table-cell>
          <table:table-cell office:value-type="float" office:value="42" table:style-name="ce2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28" table:style-name="ce2">
            <text:p>28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</text:p>
          </table:table-cell>
          <table:table-cell office:value-type="string" table:style-name="ce2">
            <text:p>English</text:p>
          </table:table-cell>
          <table:table-cell table:style-name="ce1"/>
          <table:table-cell office:value-type="string" office:string-value="" table:formula="of:=IF(COUNTA([.U18:.AG18]);&quot;X&quot;;&quot;&quot;)" table:style-name="ce2"/>
          <table:table-cell table:number-columns-repeated="13" table:style-name="ce2"/>
          <table:table-cell office:value-type="string" office:string-value="" table:formula="of:=IF(COUNTA([.AI18:.AO18]);&quot;X&quot;;&quot;&quot;)" table:style-name="ce2"/>
          <table:table-cell table:number-columns-repeated="21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19" table:style-name="ce2"/>
          <table:table-cell table:number-columns-repeated="16304"/>
        </table:table-row>
        <table:table-row table:style-name="ro4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Bachelor in Informatics Engineering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eb.di.uminho.pt/sitedi/enginf/">https://web.di.uminho.pt/sitedi/enginf/</text:a></text:p>
          </table:table-cell>
          <table:table-cell office:value-type="string" table:style-name="ce15">
            <text:p>Informatics Laboratories I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www4.di.uminho.pt/~jno/sitedi/uc_J301N6.html">https://www4.di.uminho.pt/~jno/sitedi/uc_J301N6.html</text:a></text:p>
          </table:table-cell>
          <table:table-cell office:value-type="string" table:style-name="ce2">
            <text:p>CE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Lab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N/A</text:p>
          </table:table-cell>
          <table:table-cell office:value-type="float" office:value="30" table:style-name="ce2">
            <text:p>30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</text:p>
          </table:table-cell>
          <table:table-cell office:value-type="string" table:style-name="ce2">
            <text:p>N/A</text:p>
          </table:table-cell>
          <table:table-cell table:style-name="ce1"/>
          <table:table-cell office:value-type="string" office:string-value="" table:formula="of:=IF(COUNTA([.U19:.AG19]);&quot;X&quot;;&quot;&quot;)" table:style-name="ce2"/>
          <table:table-cell table:number-columns-repeated="13" table:style-name="ce2"/>
          <table:table-cell office:value-type="string" office:string-value="" table:formula="of:=IF(COUNTA([.AI19:.AO19]);&quot;X&quot;;&quot;&quot;)" table:style-name="ce2"/>
          <table:table-cell table:number-columns-repeated="22" table:style-name="ce2"/>
          <table:table-cell office:value-type="string" table:style-name="ce2">
            <text:p>X</text:p>
          </table:table-cell>
          <table:table-cell table:number-columns-repeated="23" table:style-name="ce2"/>
          <table:table-cell table:number-columns-repeated="16304"/>
        </table:table-row>
        <table:table-row table:style-name="ro1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Bachelor in Informatics Engineering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eb.di.uminho.pt/sitedi/enginf/">https://web.di.uminho.pt/sitedi/enginf/</text:a></text:p>
          </table:table-cell>
          <table:table-cell office:value-type="string" table:style-name="ce15">
            <text:p>Object Oriented Programming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<text:a xlink:href="https://www4.di.uminho.pt/~jno/sitedi/uc_J304N2.html">https://www4.di.uminho.pt/~jno/sitedi/uc_J304N2.html</text:a></text:p>
          </table:table-cell>
          <table:table-cell office:value-type="string" table:style-name="ce2">
            <text:p>CE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Both<text:s/></text:p>
          </table:table-cell>
          <table:table-cell office:value-type="float" office:value="60" table:style-name="ce2">
            <text:p>6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,Project<text:s/></text:p>
          </table:table-cell>
          <table:table-cell office:value-type="string" table:style-name="ce2">
            <text:p>NA</text:p>
          </table:table-cell>
          <table:table-cell table:style-name="ce1"/>
          <table:table-cell office:value-type="string" office:string-value="" table:formula="of:=IF(COUNTA([.U20:.AG20]);&quot;X&quot;;&quot;&quot;)" table:style-name="ce2"/>
          <table:table-cell table:number-columns-repeated="13" table:style-name="ce2"/>
          <table:table-cell office:value-type="string" office:string-value="" table:formula="of:=IF(COUNTA([.AI20:.AO20]);&quot;X&quot;;&quot;&quot;)" table:style-name="ce2"/>
          <table:table-cell table:number-columns-repeated="22" table:style-name="ce2"/>
          <table:table-cell office:value-type="string" table:style-name="ce2">
            <text:p>X</text:p>
          </table:table-cell>
          <table:table-cell table:number-columns-repeated="23" table:style-name="ce2"/>
          <table:table-cell table:number-columns-repeated="16304"/>
        </table:table-row>
        <table:table-row table:style-name="ro1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Bachelor in Informatics Engineering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eb.di.uminho.pt/sitedi/enginf/">https://web.di.uminho.pt/sitedi/enginf/</text:a></text:p>
          </table:table-cell>
          <table:table-cell office:value-type="string" table:style-name="ce15">
            <text:p>Software Systems Development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www4.di.uminho.pt/~jno/sitedi/uc_J305N2.html">https://www4.di.uminho.pt/~jno/sitedi/uc_J305N2.html</text:a></text:p>
          </table:table-cell>
          <table:table-cell office:value-type="string" table:style-name="ce2">
            <text:p>CE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Both<text:s/></text:p>
          </table:table-cell>
          <table:table-cell office:value-type="float" office:value="60" table:style-name="ce2">
            <text:p>6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,Project<text:s/></text:p>
          </table:table-cell>
          <table:table-cell office:value-type="string" table:style-name="ce2">
            <text:p>N/A</text:p>
          </table:table-cell>
          <table:table-cell table:style-name="ce1"/>
          <table:table-cell office:value-type="string" office:string-value="" table:formula="of:=IF(COUNTA([.U21:.AG21]);&quot;X&quot;;&quot;&quot;)" table:style-name="ce2"/>
          <table:table-cell table:number-columns-repeated="13" table:style-name="ce2"/>
          <table:table-cell office:value-type="string" office:string-value="" table:formula="of:=IF(COUNTA([.AI21:.AO21]);&quot;X&quot;;&quot;&quot;)" table:style-name="ce2"/>
          <table:table-cell table:number-columns-repeated="26" table:style-name="ce2"/>
          <table:table-cell office:value-type="string" table:style-name="ce2">
            <text:p>X</text:p>
          </table:table-cell>
          <table:table-cell table:number-columns-repeated="19" table:style-name="ce2"/>
          <table:table-cell table:number-columns-repeated="16304"/>
        </table:table-row>
        <table:table-row table:style-name="ro4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Masters in Informatics Engineering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web.di.uminho.pt/sitedi/meinf/">https://web.di.uminho.pt/sitedi/meinf/</text:a></text:p>
          </table:table-cell>
          <table:table-cell office:value-type="string" table:style-name="ce17">
            <text:p>Security Engineering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www4.di.uminho.pt/~jno/sitedi/uc_ME78ME7800006096.html">https://www4.di.uminho.pt/~jno/sitedi/uc_ME78ME7800006096.html</text:a></text:p>
          </table:table-cell>
          <table:table-cell office:value-type="string" table:style-name="ce2">
            <text:p>CE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Both<text:s/>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30" table:style-name="ce2">
            <text:p>30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,Discussion</text:p>
          </table:table-cell>
          <table:table-cell office:value-type="string" table:style-name="ce2">
            <text:p>English</text:p>
          </table:table-cell>
          <table:table-cell table:style-name="ce3"/>
          <table:table-cell office:value-type="string" office:string-value="" table:formula="of:=IF(COUNTA([.U22:.AG22]);&quot;X&quot;;&quot;&quot;)" table:style-name="ce2"/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41" table:style-name="ce2"/>
          <table:table-cell office:value-type="string" table:style-name="ce2">
            <text:p>X</text:p>
          </table:table-cell>
          <table:table-cell table:number-columns-repeated="16308"/>
        </table:table-row>
        <table:table-row table:style-name="ro3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dade do Minho</text:p>
          </table:table-cell>
          <table:table-cell office:value-type="string" table:style-name="ce2">
            <text:p>Masters in Mathematics and Computation</text:p>
            <text:p>Master in Informatics Engineering</text:p>
            <text:p/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www.ecum.uminho.pt/pt/Ensino/Paginas/mestrados/Mestrado-em-Matematica-e-Computacao.aspx">https://www.ecum.uminho.pt/pt/Ensino/Paginas/mestrados/Mestrado-em-Matematica-e-Computacao.aspx<text:line-break/>https://www.uminho.pt/EN/education/educational-offer/_layouts/15/UMinho.PortalUM.UI/Pages/CatalogoCursoDetail.aspx?itemId=4711&amp;catId=14</text:a></text:p>
          </table:table-cell>
          <table:table-cell office:value-type="string" table:style-name="ce18">
            <text:p>Security Technologies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www.ecum.uminho.pt/en/Ensino/Pages/masters/Master-Degree-in-Mathematics-and-Computation.aspx">https://www.ecum.uminho.pt/en/Ensino/Pages/masters/Master-Degree-in-Mathematics-and-Computation.aspx</text:a></text:p>
          </table:table-cell>
          <table:table-cell office:value-type="string" table:style-name="ce2">
            <text:p>CS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Both<text:s/>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30" table:style-name="ce2">
            <text:p>30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,Discussion</text:p>
          </table:table-cell>
          <table:table-cell office:value-type="string" table:style-name="ce2">
            <text:p>English</text:p>
          </table:table-cell>
          <table:table-cell table:style-name="ce1"/>
          <table:table-cell office:value-type="string" office:string-value="" table:formula="of:=IF(COUNTA([.U23:.AG23]);&quot;X&quot;;&quot;&quot;)" table:style-name="ce2"/>
          <table:table-cell table:number-columns-repeated="13" table:style-name="ce2"/>
          <table:table-cell office:value-type="string" office:string-value="" table:formula="of:=IF(COUNTA([.AI23:.AO23]);&quot;X&quot;;&quot;&quot;)" table:style-name="ce2"/>
          <table:table-cell table:number-columns-repeated="41" table:style-name="ce2"/>
          <table:table-cell office:value-type="string" table:style-name="ce2">
            <text:p>X</text:p>
          </table:table-cell>
          <table:table-cell table:number-columns-repeated="16308"/>
        </table:table-row>
        <table:table-row table:style-name="ro10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5">
            <text:p>Universidade do Minho</text:p>
          </table:table-cell>
          <table:table-cell office:value-type="string" table:style-name="ce2">
            <text:p>Masters in Information Systems</text:p>
          </table:table-cell>
          <table:table-cell office:value-type="string" table:style-name="ce15">
            <text:p>Master</text:p>
          </table:table-cell>
          <table:table-cell office:value-type="string" table:style-name="ce8">
            <text:p><text:a xlink:href="https://www.uminho.pt/pt/ensino/oferta-educativa/_layouts/15/uminho.portalum.ui/pages/catalogocursodetail.aspx?itemid=3699&amp;catid=11">https://www.uminho.pt/pt/ensino/oferta-educativa/_layouts/15/uminho.portalum.ui/pages/catalogocursodetail.aspx?itemid=3699&amp;catid=11</text:a></text:p>
          </table:table-cell>
          <table:table-cell office:value-type="string" table:style-name="ce19">
            <text:p>Testing and Validation of Information Systems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www.uminho.pt/en/education/educational-offer/cursos-conferentes-a-grau/_layouts/15/uminho.portalum.ui/pages/catalogocursodetail.aspx?itemid=4359&amp;catid=13">https://www.uminho.pt/en/education/educational-offer/cursos-conferentes-a-grau/_layouts/15/uminho.portalum.ui/pages/catalogocursodetail.aspx?itemid=4359&amp;catid=13</text:a></text:p>
          </table:table-cell>
          <table:table-cell office:value-type="string" table:style-name="ce2">
            <text:p>CE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Both<text:s/>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ST</text:p>
          </table:table-cell>
          <table:table-cell office:value-type="string" table:style-name="ce2">
            <text:p>Project,Discussion</text:p>
          </table:table-cell>
          <table:table-cell office:value-type="string" table:style-name="ce2">
            <text:p>NA</text:p>
          </table:table-cell>
          <table:table-cell office:value-type="string" table:style-name="ce11">
            <text:p>Essential bibliography</text:p>
            <text:p>ISTQB. (2018). “Certified Tester Foundation Level Syllabus”.<text:s/></text:p>
            <text:p/>
            <text:p>ISTQB (International International Software Testing Qualifications Board). (2015). “Standard glossary of terms used in Software Testing”.<text:s/></text:p>
            <text:p/>
            <text:p>ISO/IEC/IEEE 29119-3: Test Documentation.</text:p>
            <text:p/>
            <text:p>IEEE Computer Society (2014). Guide to the software engineering body of knowledge version 3.0. Retrieved from www.swebok.org .</text:p>
            <text:p/>
            <text:p>Ordem dos Engenheiros, C. N. do C. de E. I. (2013). Actos de Engenharia Informática.<text:s/></text:p>
            <text:p/>
            <text:p>Anderson, L. W. and Krathwohl, D. R. (eds) (2001) A Taxonomy for Learning, Teaching, and Assessing: A Revision of Bloom's Taxonomy of Educational Objectives, Allyn &amp; Bacon.</text:p>
          </table:table-cell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7" table:style-name="ce2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18" table:style-name="ce2"/>
          <table:table-cell table:number-columns-repeated="16304"/>
        </table:table-row>
        <table:table-row table:style-name="ro1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5">
            <text:p>Universidade do Minho</text:p>
          </table:table-cell>
          <table:table-cell office:value-type="string" table:style-name="ce2">
            <text:p>Masters in Engineering and Management of Information Systems</text:p>
          </table:table-cell>
          <table:table-cell office:value-type="string" table:style-name="ce15">
            <text:p>Master</text:p>
          </table:table-cell>
          <table:table-cell office:value-type="string" table:style-name="ce8">
            <text:p><text:a xlink:href="https://www.uminho.pt/PT/ensino/oferta-educativa/Cursos-Conferentes-a-Grau/_layouts/15/UMinho.PortalUM.UI/Pages/CatalogoCursoDetail.aspx?itemId=4712&amp;catId=14">https://www.uminho.pt/PT/ensino/oferta-educativa/Cursos-Conferentes-a-Grau/_layouts/15/UMinho.PortalUM.UI/Pages/CatalogoCursoDetail.aspx?itemId=4712&amp;catId=14</text:a></text:p>
          </table:table-cell>
          <table:table-cell office:value-type="string" table:style-name="ce20">
            <text:p>Information Systems Security Engineering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www.uminho.pt/EN/education/educational-offer/Cursos-Conferentes-a-Grau/_layouts/15/UMinho.PortalUM.UI/Pages/CatalogoCursoDetail.aspx?itemId=4712&amp;catId=14">https://www.uminho.pt/EN/education/educational-offer/Cursos-Conferentes-a-Grau/_layouts/15/UMinho.PortalUM.UI/Pages/CatalogoCursoDetail.aspx?itemId=4712&amp;catId=14</text:a></text:p>
          </table:table-cell>
          <table:table-cell office:value-type="string" table:style-name="ce2">
            <text:p>CE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Both<text:s/>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Exercises,Discussion</text:p>
          </table:table-cell>
          <table:table-cell office:value-type="string" table:style-name="ce2">
            <text:p>NA</text:p>
          </table:table-cell>
          <table:table-cell table:style-name="ce15"/>
          <table:table-cell office:value-type="string" office:string-value="" table:formula="of:=IF(COUNTA([.U25:.AG25]);&quot;X&quot;;&quot;&quot;)" table:style-name="ce2"/>
          <table:table-cell table:number-columns-repeated="13" table:style-name="ce2"/>
          <table:table-cell office:value-type="string" office:string-value="" table:formula="of:=IF(COUNTA([.AI25:.AO25]);&quot;X&quot;;&quot;&quot;)" table:style-name="ce2"/>
          <table:table-cell table:number-columns-repeated="41" table:style-name="ce2"/>
          <table:table-cell office:value-type="string" table:style-name="ce2">
            <text:p>X</text:p>
          </table:table-cell>
          <table:table-cell table:number-columns-repeated="16308"/>
        </table:table-row>
        <table:table-row table:style-name="ro1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5">
            <text:p>Universidade do Minho</text:p>
          </table:table-cell>
          <table:table-cell office:value-type="string" table:style-name="ce11">
            <text:p>Masters in Telecommunications and Informatics Engineering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www.uminho.pt/PT/ensino/oferta-educativa/Cursos-Conferentes-a-Grau/_layouts/15/UMinho.PortalUM.UI/Pages/CatalogoCursoDetail.aspx?itemId=4721&amp;catId=14">https://www.uminho.pt/PT/ensino/oferta-educativa/Cursos-Conferentes-a-Grau/_layouts/15/UMinho.PortalUM.UI/Pages/CatalogoCursoDetail.aspx?itemId=4721&amp;catId=14</text:a></text:p>
          </table:table-cell>
          <table:table-cell office:value-type="string" table:style-name="ce17">
            <text:p>Cybersecurity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www.uminho.pt/PT/ensino/oferta-educativa/Cursos-Conferentes-a-Grau/_layouts/15/UMinho.PortalUM.UI/Pages/CatalogoCursoDetail.aspx?itemId=4721&amp;catId=14">https://www.uminho.pt/PT/ensino/oferta-educativa/Cursos-Conferentes-a-Grau/_layouts/15/UMinho.PortalUM.UI/Pages/CatalogoCursoDetail.aspx?itemId=4721&amp;catId=14</text:a></text:p>
          </table:table-cell>
          <table:table-cell office:value-type="string" table:style-name="ce2">
            <text:p>CE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Both<text:s/>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30" table:style-name="ce2">
            <text:p>30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Exercises,Discussion,Open Questions</text:p>
          </table:table-cell>
          <table:table-cell office:value-type="string" table:style-name="ce2">
            <text:p>NA</text:p>
          </table:table-cell>
          <table:table-cell table:style-name="ce15"/>
          <table:table-cell office:value-type="string" office:string-value="" table:formula="of:=IF(COUNTA([.U26:.AG26]);&quot;X&quot;;&quot;&quot;)" table:style-name="ce2"/>
          <table:table-cell table:number-columns-repeated="13" table:style-name="ce2"/>
          <table:table-cell office:value-type="string" office:string-value="" table:formula="of:=IF(COUNTA([.AI26:.AO26]);&quot;X&quot;;&quot;&quot;)" table:style-name="ce2"/>
          <table:table-cell table:number-columns-repeated="41" table:style-name="ce2"/>
          <table:table-cell office:value-type="string" table:style-name="ce2">
            <text:p>x</text:p>
          </table:table-cell>
          <table:table-cell table:number-columns-repeated="16308"/>
        </table:table-row>
        <table:table-row table:style-name="ro2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5">
            <text:p>ISCTE Instituto Universitário de Lisboa</text:p>
          </table:table-cell>
          <table:table-cell office:value-type="string" table:style-name="ce11">
            <text:p>Computer Science Engineering</text:p>
            <text:p>Computer Science and Business Management</text:p>
            <text:p>Telecommunications and Computer Engineering<text:s/>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iscte-iul.pt/curso/3/licenciatura-engenharia-informatica/planoestudos">https://www.iscte-iul.pt/curso/3/licenciatura-engenharia-informatica/planoestudos<text:line-break/>https://www.iscte-iul.pt/course/6/bachelor-bsc-in-computer-science-and-business-management/studyplan</text:a></text:p>
          </table:table-cell>
          <table:table-cell office:value-type="string" table:style-name="ce15">
            <text:p>Software Engineering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fenix.iscte-iul.pt/disciplinas/03712/2023-2024/2-semestre/fuc?locale=pt">https://fenix.iscte-iul.pt/disciplinas/03712/2023-2024/2-semestre/fuc?locale=pt</text:a></text:p>
          </table:table-cell>
          <table:table-cell office:value-type="string" table:style-name="ce2">
            <text:p>CE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54" table:style-name="ce2">
            <text:p>54</text:p>
          </table:table-cell>
          <table:table-cell office:value-type="float" office:value="18" table:style-name="ce2">
            <text:p>18</text:p>
          </table:table-cell>
          <table:table-cell office:value-type="float" office:value="36" table:style-name="ce2">
            <text:p>36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,Project</text:p>
          </table:table-cell>
          <table:table-cell office:value-type="string" table:style-name="ce2">
            <text:p>Portuguese</text:p>
          </table:table-cell>
          <table:table-cell table:style-name="ce1"/>
          <table:table-cell office:value-type="string" office:string-value="" table:formula="of:=IF(COUNTA([.U27:.AG27]);&quot;X&quot;;&quot;&quot;)" table:style-name="ce2"/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20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23" table:style-name="ce2"/>
          <table:table-cell table:number-columns-repeated="16304"/>
        </table:table-row>
        <table:table-row table:style-name="ro4">
          <table:table-cell office:value-type="string" table:style-name="ce2">
            <text:p>Portugal</text:p>
          </table:table-cell>
          <table:table-cell office:value-type="string" table:style-name="ce2">
            <text:p>EU<text:s/></text:p>
          </table:table-cell>
          <table:table-cell office:value-type="string" table:style-name="ce15">
            <text:p>ISCTE Instituto Universitário de Lisboa</text:p>
          </table:table-cell>
          <table:table-cell office:value-type="string" table:style-name="ce15">
            <text:p>Software and Applications Development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iscte-iul.pt/course/378/bachelor-bsc-in-software-and-applications-development">https://www.iscte-iul.pt/course/378/bachelor-bsc-in-software-and-applications-development</text:a></text:p>
          </table:table-cell>
          <table:table-cell office:value-type="string" table:style-name="ce11">
            <text:p>Agile Software Development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<text:a xlink:href="https://fenix.iscte-iul.pt/disciplinas/04124/2023-2024/1-semestre/fuc?locale=en_EN_ISCTE">https://fenix.iscte-iul.pt/disciplinas/04124/2023-2024/1-semestre/fuc?locale=en_EN_ISCTE</text:a></text:p>
          </table:table-cell>
          <table:table-cell office:value-type="string" table:style-name="ce2">
            <text:p>CE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Lab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N/A</text:p>
          </table:table-cell>
          <table:table-cell office:value-type="float" office:value="36" table:style-name="ce2">
            <text:p>36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Exercises,Project</text:p>
          </table:table-cell>
          <table:table-cell office:value-type="string" table:style-name="ce2">
            <text:p>Portuguese</text:p>
          </table:table-cell>
          <table:table-cell table:style-name="ce1"/>
          <table:table-cell office:value-type="string" office:string-value="" table:formula="of:=IF(COUNTA([.U28:.AG28]);&quot;X&quot;;&quot;&quot;)" table:style-name="ce2"/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22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4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table:number-columns-repeated="16304"/>
        </table:table-row>
        <table:table-row table:style-name="ro4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Roma Sapienza</text:p>
          </table:table-cell>
          <table:table-cell office:value-type="string" table:style-name="ce1">
            <text:p>Bachelor’s Degree in Computer and System Engineering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corsidilaurea.uniroma1.it/en/corso/2022/31810/cds">https://corsidilaurea.uniroma1.it/en/corso/2022/31810/cds</text:a></text:p>
          </table:table-cell>
          <table:table-cell office:value-type="string" table:style-name="ce2">
            <text:p>SOFTWARE DESIGN 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<text:a xlink:href="https://corsidilaurea.uniroma1.it/en/view-course-details/2020/29931/20200313105820/2c733758-4500-4495-adc3-0cd4ecb4e63f/6571e24f-3bd9-4ec0-a807-eb4b035869d9/db30f5ea-ca15-4af1-9b2e-7cd657d522ac/d9d177c0-4a2e-40a2-9f99-280747f94cce?guid_cv=6571e24f-3bd9-4ec0-a807-eb4b035869d9&amp;current_erogata=2c733758-4500-4495-adc3-0cd4ecb4e63f">https://corsidilaurea.uniroma1.it/en/view-course-details/2020/29931/20200313105820/2c733758-4500-4495-adc3-0cd4ecb4e63f/6571e24f-3bd9-4ec0-a807-eb4b035869d9/db30f5ea-ca15-4af1-9b2e-7cd657d522ac/d9d177c0-4a2e-40a2-9f99-280747f94cce?guid_cv=6571e24f-3bd9-4ec0-a807-eb4b035869d9&amp;current_erogata=2c733758-4500-4495-adc3-0cd4ecb4e63f</text:a></text:p>
          </table:table-cell>
          <table:table-cell office:value-type="string" table:style-name="ce2">
            <text:p>CE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Both</text:p>
          </table:table-cell>
          <table:table-cell office:value-type="float" office:value="100" table:style-name="ce2">
            <text:p>100</text:p>
          </table:table-cell>
          <table:table-cell office:value-type="float" office:value="32" table:style-name="ce2">
            <text:p>32</text:p>
          </table:table-cell>
          <table:table-cell office:value-type="float" office:value="68" table:style-name="ce2">
            <text:p>68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office:string-value="" table:formula="of:=IF(COUNTA([.U29:.AG29]);&quot;X&quot;;&quot;&quot;)" table:style-name="ce2"/>
          <table:table-cell table:number-columns-repeated="13" table:style-name="ce2"/>
          <table:table-cell office:value-type="string" office:string-value="" table:formula="of:=IF(COUNTA([.AI29:.AO29]);&quot;X&quot;;&quot;&quot;)" table:style-name="ce2"/>
          <table:table-cell table:number-columns-repeated="11" table:style-name="ce2"/>
          <table:table-cell office:value-type="string" table:style-name="ce2">
            <text:p>X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4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Torino Politecnico polito</text:p>
          </table:table-cell>
          <table:table-cell office:value-type="string" table:style-name="ce1">
            <text:p>Computer Engineering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didattica.polito.it/pls/portal30/sviluppo.offerta_formativa_2019.vis?p_a_acc=2023&amp;p_sdu=37&amp;p_cds=3">https://didattica.polito.it/pls/portal30/sviluppo.offerta_formativa_2019.vis?p_a_acc=2023&amp;p_sdu=37&amp;p_cds=3</text:a></text:p>
          </table:table-cell>
          <table:table-cell office:value-type="string" table:style-name="ce2">
            <text:p>Object Oriented Programming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<text:a xlink:href="https://didattica.polito.it/pls/portal30/gap.pkg_guide.viewGap?p_cod_ins=09CBIOA&amp;p_a_acc=2023&amp;p_header=S&amp;p_lang=&amp;multi=N">https://didattica.polito.it/pls/portal30/gap.pkg_guide.viewGap?p_cod_ins=09CBIOA&amp;p_a_acc=2023&amp;p_header=S&amp;p_lang=&amp;multi=N</text:a></text:p>
          </table:table-cell>
          <table:table-cell office:value-type="string" table:style-name="ce2">
            <text:p>CE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Both<text:s/></text:p>
          </table:table-cell>
          <table:table-cell office:value-type="float" office:value="98" table:style-name="ce2">
            <text:p>9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office:string-value="" table:formula="of:=IF(COUNTA([.U30:.AG30]);&quot;X&quot;;&quot;&quot;)" table:style-name="ce2"/>
          <table:table-cell table:number-columns-repeated="13" table:style-name="ce2"/>
          <table:table-cell office:value-type="string" office:string-value="" table:formula="of:=IF(COUNTA([.AI30:.AO30]);&quot;X&quot;;&quot;&quot;)" table:style-name="ce2"/>
          <table:table-cell table:number-columns-repeated="22" table:style-name="ce2"/>
          <table:table-cell office:value-type="string" table:style-name="ce2">
            <text:p>X</text:p>
          </table:table-cell>
          <table:table-cell table:number-columns-repeated="23" table:style-name="ce2"/>
          <table:table-cell table:number-columns-repeated="16304"/>
        </table:table-row>
        <table:table-row table:style-name="ro4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Torino Politecnico polito</text:p>
          </table:table-cell>
          <table:table-cell office:value-type="string" table:style-name="ce1">
            <text:p>Computer Engineering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didattica.polito.it/pls/portal30/sviluppo.offerta_formativa_2019.vis?p_a_acc=2023&amp;p_sdu=37&amp;p_cds=3">https://didattica.polito.it/pls/portal30/sviluppo.offerta_formativa_2019.vis?p_a_acc=2023&amp;p_sdu=37&amp;p_cds=3</text:a></text:p>
          </table:table-cell>
          <table:table-cell office:value-type="string" table:style-name="ce2">
            <text:p>Object Oriented Programming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<text:a xlink:href="https://didattica.polito.it/pls/portal30/gap.pkg_guide.viewGap?p_cod_ins=09CBIOA&amp;p_a_acc=2023&amp;p_header=S&amp;p_lang=&amp;multi=N">https://didattica.polito.it/pls/portal30/gap.pkg_guide.viewGap?p_cod_ins=09CBIOA&amp;p_a_acc=2023&amp;p_header=S&amp;p_lang=&amp;multi=N</text:a></text:p>
          </table:table-cell>
          <table:table-cell office:value-type="string" table:style-name="ce2">
            <text:p>CE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Both<text:s/></text:p>
          </table:table-cell>
          <table:table-cell office:value-type="float" office:value="98" table:style-name="ce2">
            <text:p>9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office:string-value="" table:formula="of:=IF(COUNTA([.U31:.AG31]);&quot;X&quot;;&quot;&quot;)" table:style-name="ce2"/>
          <table:table-cell table:number-columns-repeated="13" table:style-name="ce2"/>
          <table:table-cell office:value-type="string" office:string-value="" table:formula="of:=IF(COUNTA([.AI31:.AO31]);&quot;X&quot;;&quot;&quot;)" table:style-name="ce2"/>
          <table:table-cell table:number-columns-repeated="22" table:style-name="ce2"/>
          <table:table-cell office:value-type="string" table:style-name="ce2">
            <text:p>X</text:p>
          </table:table-cell>
          <table:table-cell table:number-columns-repeated="23" table:style-name="ce2"/>
          <table:table-cell table:number-columns-repeated="16304"/>
        </table:table-row>
        <table:table-row table:style-name="ro4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Torino Politecnico polito</text:p>
          </table:table-cell>
          <table:table-cell office:value-type="string" table:style-name="ce1">
            <text:p>Computer Engineering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didattica.polito.it/pls/portal30/sviluppo.offerta_formativa_2019.vis?p_a_acc=2023&amp;p_sdu=37&amp;p_cds=3">https://didattica.polito.it/pls/portal30/sviluppo.offerta_formativa_2019.vis?p_a_acc=2023&amp;p_sdu=37&amp;p_cds=3</text:a></text:p>
          </table:table-cell>
          <table:table-cell office:value-type="string" table:style-name="ce2">
            <text:p>Object Oriented Programming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<text:a xlink:href="https://didattica.polito.it/pls/portal30/gap.pkg_guide.viewGap?p_cod_ins=04JEYOA&amp;p_a_acc=2023&amp;p_header=S&amp;p_lang=&amp;multi=N">https://didattica.polito.it/pls/portal30/gap.pkg_guide.viewGap?p_cod_ins=04JEYOA&amp;p_a_acc=2023&amp;p_header=S&amp;p_lang=&amp;multi=N</text:a></text:p>
          </table:table-cell>
          <table:table-cell office:value-type="string" table:style-name="ce2">
            <text:p>CE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Both<text:s/></text:p>
          </table:table-cell>
          <table:table-cell office:value-type="float" office:value="98" table:style-name="ce2">
            <text:p>9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</text:p>
          </table:table-cell>
          <table:table-cell office:value-type="string" table:style-name="ce2">
            <text:p>English</text:p>
          </table:table-cell>
          <table:table-cell table:style-name="ce1"/>
          <table:table-cell office:value-type="string" office:string-value="" table:formula="of:=IF(COUNTA([.U32:.AG32]);&quot;X&quot;;&quot;&quot;)" table:style-name="ce2"/>
          <table:table-cell table:number-columns-repeated="13" table:style-name="ce2"/>
          <table:table-cell office:value-type="string" office:string-value="" table:formula="of:=IF(COUNTA([.AI32:.AO32]);&quot;X&quot;;&quot;&quot;)" table:style-name="ce2"/>
          <table:table-cell table:number-columns-repeated="22" table:style-name="ce2"/>
          <table:table-cell office:value-type="string" table:style-name="ce2">
            <text:p>X</text:p>
          </table:table-cell>
          <table:table-cell table:number-columns-repeated="23" table:style-name="ce2"/>
          <table:table-cell table:number-columns-repeated="16304"/>
        </table:table-row>
        <table:table-row table:style-name="ro4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Faculty of Sciences, University of Lisbon<text:s/></text:p>
          </table:table-cell>
          <table:table-cell office:value-type="string" table:style-name="ce1">
            <text:p>Bachelor Programme in Informatics Engineering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fenix.ciencias.ulisboa.pt/degrees/engenharia-informatica-564500436615278">https://fenix.ciencias.ulisboa.pt/degrees/engenharia-informatica-564500436615278</text:a></text:p>
          </table:table-cell>
          <table:table-cell office:value-type="string" table:style-name="ce11">
            <text:p>Programming labs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fenix.ciencias.ulisboa.pt/degrees/engenharia-informatica-564500436615278/disciplina-curricular/564680825258165">https://fenix.ciencias.ulisboa.pt/degrees/engenharia-informatica-564500436615278/disciplina-curricular/564680825258165  </text:a></text:p>
          </table:table-cell>
          <table:table-cell office:value-type="string" table:style-name="ce2">
            <text:p>CE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Lab</text:p>
          </table:table-cell>
          <table:table-cell office:value-type="float" office:value="39" table:style-name="ce2">
            <text:p>39</text:p>
          </table:table-cell>
          <table:table-cell office:value-type="float" office:value="0" table:style-name="ce2">
            <text:p>0</text:p>
          </table:table-cell>
          <table:table-cell office:value-type="float" office:value="39" table:style-name="ce2">
            <text:p>39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Exercises</text:p>
          </table:table-cell>
          <table:table-cell office:value-type="string" table:style-name="ce2">
            <text:p>N/A</text:p>
          </table:table-cell>
          <table:table-cell table:style-name="ce3"/>
          <table:table-cell office:value-type="string" office:string-value="" table:formula="of:=IF(COUNTA([.U33:.AG33]);&quot;X&quot;;&quot;&quot;)" table:style-name="ce2"/>
          <table:table-cell table:number-columns-repeated="13" table:style-name="ce2"/>
          <table:table-cell office:value-type="string" office:string-value="" table:formula="of:=IF(COUNTA([.AI33:.AO33]);&quot;X&quot;;&quot;&quot;)" table:style-name="ce2"/>
          <table:table-cell table:number-columns-repeated="22" table:style-name="ce2"/>
          <table:table-cell office:value-type="string" table:style-name="ce2">
            <text:p>x</text:p>
          </table:table-cell>
          <table:table-cell table:number-columns-repeated="23" table:style-name="ce2"/>
          <table:table-cell table:number-columns-repeated="16304"/>
        </table:table-row>
        <table:table-row table:style-name="ro1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Instituto Superior Técnico, University of Lisbon</text:p>
          </table:table-cell>
          <table:table-cell office:value-type="string" table:style-name="ce1">
            <text:p>Undergraduate in Computer Science and Engineering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fenix.tecnico.ulisboa.pt/cursos/leic-a">https://fenix.tecnico.ulisboa.pt/cursos/leic-a</text:a></text:p>
          </table:table-cell>
          <table:table-cell office:value-type="string" table:style-name="ce11">
            <text:p>Software Engineering 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fenix.tecnico.ulisboa.pt/cursos/leic-a/disciplina-curricular/845953938489555">https://fenix.tecnico.ulisboa.pt/cursos/leic-a/disciplina-curricular/845953938489555 </text:a></text:p>
          </table:table-cell>
          <table:table-cell office:value-type="string" table:style-name="ce2">
            <text:p>CE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text:s/></text:p>
          </table:table-cell>
          <table:table-cell table:style-name="ce2"/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,Project</text:p>
          </table:table-cell>
          <table:table-cell office:value-type="string" table:style-name="ce2">
            <text:p>N/A</text:p>
          </table:table-cell>
          <table:table-cell table:style-name="ce3"/>
          <table:table-cell office:value-type="string" office:string-value="" table:formula="of:=IF(COUNTA([.U34:.AG34]);&quot;X&quot;;&quot;&quot;)" table:style-name="ce2"/>
          <table:table-cell table:number-columns-repeated="13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19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12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table:number-columns-repeated="16304"/>
        </table:table-row>
        <table:table-row table:style-name="ro1">
          <table:table-cell office:value-type="string" table:style-name="ce2">
            <text:p>Spain</text:p>
          </table:table-cell>
          <table:table-cell office:value-type="string" table:style-name="ce2">
            <text:p>EU<text:s/></text:p>
          </table:table-cell>
          <table:table-cell office:value-type="string" table:style-name="ce1">
            <text:p>Universitat Politecnica de Catalunya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fib.upc.edu/es/estudios/grados/grado-en-ingenieria-informatica">https://www.fib.upc.edu/es/estudios/grados/grado-en-ingenieria-informatica</text:a></text:p>
          </table:table-cell>
          <table:table-cell office:value-type="string" table:style-name="ce2">
            <text:p>Software Architecture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www.fib.upc.edu/es/estudios/grados/grado-en-ingenieria-informatica/plan-de-estudios/asignaturas/AS">https://www.fib.upc.edu/es/estudios/grados/grado-en-ingenieria-informatica/plan-de-estudios/asignaturas/AS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11">
            <text:p>60</text:p>
          </table:table-cell>
          <table:table-cell office:value-type="float" office:value="30" table:style-name="ce11">
            <text:p>30</text:p>
          </table:table-cell>
          <table:table-cell office:value-type="float" office:value="30" table:style-name="ce11">
            <text:p>30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Exercises,Discussion</text:p>
          </table:table-cell>
          <table:table-cell office:value-type="string" table:style-name="ce2">
            <text:p>Spanish</text:p>
          </table:table-cell>
          <table:table-cell office:value-type="string" table:style-name="ce1">
            <text:p>Test-driven development: by example - Beck, K, Addison-Wesley , 2003. ISBN: 0321146530<text:s/></text:p>
          </table:table-cell>
          <table:table-cell office:value-type="string" office:string-value="" table:formula="of:=IF(COUNTA([.U35:.AG35]);&quot;X&quot;;&quot;&quot;)" table:style-name="ce2"/>
          <table:table-cell table:number-columns-repeated="13" table:style-name="ce2"/>
          <table:table-cell office:value-type="string" office:string-value="" table:formula="of:=IF(COUNTA([.AI35:.AO35]);&quot;X&quot;;&quot;&quot;)" table:style-name="ce2"/>
          <table:table-cell table:number-columns-repeated="21" table:style-name="ce2"/>
          <table:table-cell office:value-type="string" table:style-name="ce2">
            <text:p>x</text:p>
          </table:table-cell>
          <table:table-cell table:number-columns-repeated="24" table:style-name="ce2"/>
          <table:table-cell table:number-columns-repeated="16304"/>
        </table:table-row>
        <table:table-row table:style-name="ro1">
          <table:table-cell office:value-type="string" table:style-name="ce2">
            <text:p>Spain</text:p>
          </table:table-cell>
          <table:table-cell office:value-type="string" table:style-name="ce2">
            <text:p>EU<text:s/></text:p>
          </table:table-cell>
          <table:table-cell office:value-type="string" table:style-name="ce1">
            <text:p>Universitat Politecnica de Catalunya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fib.upc.edu/es/estudios/grados/grado-en-ingenieria-informatica">https://www.fib.upc.edu/es/estudios/grados/grado-en-ingenieria-informatica</text:a></text:p>
          </table:table-cell>
          <table:table-cell office:value-type="string" table:style-name="ce2">
            <text:p>Software Architecture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www.fib.upc.edu/es/estudios/grados/grado-en-ingenieria-informatica/plan-de-estudios/asignaturas/AS">https://www.fib.upc.edu/es/estudios/grados/grado-en-ingenieria-informatica/plan-de-estudios/asignaturas/AS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11">
            <text:p>60</text:p>
          </table:table-cell>
          <table:table-cell office:value-type="float" office:value="30" table:style-name="ce11">
            <text:p>30</text:p>
          </table:table-cell>
          <table:table-cell office:value-type="float" office:value="30" table:style-name="ce11">
            <text:p>30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Exercises,Discussion</text:p>
          </table:table-cell>
          <table:table-cell office:value-type="string" table:style-name="ce2">
            <text:p>Spanish</text:p>
          </table:table-cell>
          <table:table-cell office:value-type="string" table:style-name="ce1">
            <text:p>Test-driven development: by example - Beck, K, Addison-Wesley , 2003. ISBN: 0321146530<text:s/></text:p>
          </table:table-cell>
          <table:table-cell office:value-type="string" office:string-value="" table:formula="of:=IF(COUNTA([.U36:.AG36]);&quot;X&quot;;&quot;&quot;)" table:style-name="ce2"/>
          <table:table-cell table:number-columns-repeated="13" table:style-name="ce2"/>
          <table:table-cell office:value-type="string" office:string-value="" table:formula="of:=IF(COUNTA([.AI36:.AO36]);&quot;X&quot;;&quot;&quot;)" table:style-name="ce2"/>
          <table:table-cell table:number-columns-repeated="21" table:style-name="ce2"/>
          <table:table-cell office:value-type="string" table:style-name="ce2">
            <text:p>x</text:p>
          </table:table-cell>
          <table:table-cell table:number-columns-repeated="24" table:style-name="ce2"/>
          <table:table-cell table:number-columns-repeated="16304"/>
        </table:table-row>
        <table:table-row table:style-name="ro1">
          <table:table-cell office:value-type="string" table:style-name="ce2">
            <text:p>Spain</text:p>
          </table:table-cell>
          <table:table-cell office:value-type="string" table:style-name="ce2">
            <text:p>EU<text:s/></text:p>
          </table:table-cell>
          <table:table-cell office:value-type="string" table:style-name="ce1">
            <text:p>Universitat Politecnica de Catalunya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fib.upc.edu/es/estudios/grados/grado-en-ingenieria-informatica">https://www.fib.upc.edu/es/estudios/grados/grado-en-ingenieria-informatica</text:a></text:p>
          </table:table-cell>
          <table:table-cell office:value-type="string" table:style-name="ce2">
            <text:p>Software Architecture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www.fib.upc.edu/es/estudios/grados/grado-en-ingenieria-informatica/plan-de-estudios/asignaturas/AS">https://www.fib.upc.edu/es/estudios/grados/grado-en-ingenieria-informatica/plan-de-estudios/asignaturas/AS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11">
            <text:p>60</text:p>
          </table:table-cell>
          <table:table-cell office:value-type="float" office:value="30" table:style-name="ce11">
            <text:p>30</text:p>
          </table:table-cell>
          <table:table-cell office:value-type="float" office:value="30" table:style-name="ce11">
            <text:p>30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Exercises,Discussion</text:p>
          </table:table-cell>
          <table:table-cell office:value-type="string" table:style-name="ce2">
            <text:p>Spanish</text:p>
          </table:table-cell>
          <table:table-cell office:value-type="string" table:style-name="ce1">
            <text:p>Test-driven development: by example - Beck, K, Addison-Wesley , 2003. ISBN: 0321146530<text:s/></text:p>
          </table:table-cell>
          <table:table-cell office:value-type="string" office:string-value="" table:formula="of:=IF(COUNTA([.U37:.AG37]);&quot;X&quot;;&quot;&quot;)" table:style-name="ce2"/>
          <table:table-cell table:number-columns-repeated="13" table:style-name="ce2"/>
          <table:table-cell office:value-type="string" office:string-value="" table:formula="of:=IF(COUNTA([.AI37:.AO37]);&quot;X&quot;;&quot;&quot;)" table:style-name="ce2"/>
          <table:table-cell table:number-columns-repeated="21" table:style-name="ce2"/>
          <table:table-cell office:value-type="string" table:style-name="ce2">
            <text:p>x</text:p>
          </table:table-cell>
          <table:table-cell table:number-columns-repeated="24" table:style-name="ce2"/>
          <table:table-cell table:number-columns-repeated="16304"/>
        </table:table-row>
        <table:table-row table:style-name="ro1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Verona univr</text:p>
          </table:table-cell>
          <table:table-cell office:value-type="string" table:style-name="ce1">
            <text:p>Computer Science and Engineering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www.corsi.univr.it/?ent=cs&amp;id=417&amp;menu=Home&amp;lang=it">https://www.corsi.univr.it/?ent=cs&amp;id=417&amp;menu=Home&amp;lang=it</text:a></text:p>
          </table:table-cell>
          <table:table-cell office:value-type="string" table:style-name="ce2">
            <text:p>Software Engineering Fundamentals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www.corsi.univr.it/?ent=cs&amp;aa=2022%2F2023&amp;codiceCs=S71&amp;codins=4S008899&amp;discr=&amp;discrCd=&amp;id=417&amp;menu=Studiare&amp;tab=Insegnamenti&amp;lang=it">https://www.corsi.univr.it/?ent=cs&amp;aa=2022%2F2023&amp;codiceCs=S71&amp;codins=4S008899&amp;discr=&amp;discrCd=&amp;id=417&amp;menu=Studiare&amp;tab=Insegnamenti&amp;lang=it</text:a></text:p>
          </table:table-cell>
          <table:table-cell office:value-type="string" table:style-name="ce2">
            <text:p>CE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text:s/></text:p>
          </table:table-cell>
          <table:table-cell office:value-type="float" office:value="48" table:style-name="ce2">
            <text:p>48</text:p>
          </table:table-cell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Homework,Project,Discussion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table:number-columns-repeated="12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1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Genova unige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servizionline.unige.it/unige/stampa_manifesto/MF/2020/10852.html">https://servizionline.unige.it/unige/stampa_manifesto/MF/2020/10852.html</text:a></text:p>
          </table:table-cell>
          <table:table-cell office:value-type="string" table:style-name="ce2">
            <text:p>Functional and Security Testing Techniques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corsi.unige.it/en/off.f/2020/ins/43801">https://corsi.unige.it/en/off.f/2020/ins/43801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Homework,Discussion</text:p>
          </table:table-cell>
          <table:table-cell office:value-type="string" table:style-name="ce2">
            <text:p>English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12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12" table:style-name="ce2"/>
          <table:table-cell office:value-type="string" table:style-name="ce2">
            <text:p>X</text:p>
          </table:table-cell>
          <table:table-cell table:number-columns-repeated="16308"/>
        </table:table-row>
        <table:table-row table:style-name="ro1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Genova unige</text:p>
          </table:table-cell>
          <table:table-cell office:value-type="string" table:style-name="ce1">
            <text:p>Computer Engineering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servizionline.unige.it/unige/stampa_manifesto/MF/2021/11160.html">https://servizionline.unige.it/unige/stampa_manifesto/MF/2021/11160.html</text:a></text:p>
          </table:table-cell>
          <table:table-cell office:value-type="string" table:style-name="ce2">
            <text:p>Software Engineering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corsi.unige.it/en/off.f/2021/ins/51469?codcla=11160">https://corsi.unige.it/en/off.f/2021/ins/51469?codcla=11160</text:a></text:p>
          </table:table-cell>
          <table:table-cell office:value-type="string" table:style-name="ce2">
            <text:p>CE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Both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Homework,Discussion</text:p>
          </table:table-cell>
          <table:table-cell office:value-type="string" table:style-name="ce2">
            <text:p>English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Milano polimi</text:p>
          </table:table-cell>
          <table:table-cell office:value-type="string" table:style-name="ce1">
            <text:p>Computer Engineering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www.polimi.it/corsi/corsi-di-laurea-magistrale/M/2022-ing-ind-inf-magord-270-mi-481-computer-science-and-engineering-ingegneria-informatica">https://www.polimi.it/corsi/corsi-di-laurea-magistrale/M/2022-ing-ind-inf-magord-270-mi-481-computer-science-and-engineering-ingegneria-informatica</text:a></text:p>
          </table:table-cell>
          <table:table-cell office:value-type="string" table:style-name="ce2">
            <text:p>Software Engineering 2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www4.ceda.polimi.it/manifesti/manifesti/controller/ManifestoPublic.do?EVN_DETTAGLIO_RIGA_MANIFESTO=evento&amp;aa=2022&amp;k_cf=225&amp;k_corso_la=481&amp;k_indir=T2A&amp;codDescr=054443&amp;lang=IT&amp;semestre=1&amp;anno_corso=1&amp;idItemOfferta=161169&amp;idRiga=286941">https://www4.ceda.polimi.it/manifesti/manifesti/controller/ManifestoPublic.do?EVN_DETTAGLIO_RIGA_MANIFESTO=evento&amp;aa=2022&amp;k_cf=225&amp;k_corso_la=481&amp;k_indir=T2A&amp;codDescr=054443&amp;lang=IT&amp;semestre=1&amp;anno_corso=1&amp;idItemOfferta=161169&amp;idRiga=286941</text:a></text:p>
          </table:table-cell>
          <table:table-cell office:value-type="string" table:style-name="ce2">
            <text:p>CE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Both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float" office:value="20" table:style-name="ce2">
            <text:p>20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,Open Questions,Discussion</text:p>
          </table:table-cell>
          <table:table-cell office:value-type="string" table:style-name="ce2">
            <text:p>English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office:string-value="" table:formula="of:=IF(COUNTA([.AI41:.AO41]);&quot;X&quot;;&quot;&quot;)" table:style-name="ce2"/>
          <table:table-cell table:number-columns-repeated="28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4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Torino Politecnico polito</text:p>
          </table:table-cell>
          <table:table-cell office:value-type="string" table:style-name="ce1">
            <text:p>Computer Engineering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didattica.polito.it/pls/portal30/sviluppo.offerta_formativa_2019.vis?p_a_acc=2023&amp;p_sdu=37&amp;p_cds=18">https://didattica.polito.it/pls/portal30/sviluppo.offerta_formativa_2019.vis?p_a_acc=2023&amp;p_sdu=37&amp;p_cds=18</text:a></text:p>
          </table:table-cell>
          <table:table-cell office:value-type="string" table:style-name="ce2">
            <text:p>Software Engineering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didattica.polito.it/pls/portal30/gap.pkg_guide.viewGap?p_cod_ins=05BIDOV&amp;p_a_acc=2023&amp;p_header=S&amp;p_lang=&amp;multi=N">https://didattica.polito.it/pls/portal30/gap.pkg_guide.viewGap?p_cod_ins=05BIDOV&amp;p_a_acc=2023&amp;p_header=S&amp;p_lang=&amp;multi=N</text:a></text:p>
          </table:table-cell>
          <table:table-cell office:value-type="string" table:style-name="ce2">
            <text:p>CE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Both<text:s/></text:p>
          </table:table-cell>
          <table:table-cell office:value-type="float" office:value="80" table:style-name="ce2">
            <text:p>8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22" table:style-name="ce2"/>
          <table:table-cell office:value-type="string" table:style-name="ce2">
            <text:p>?</text:p>
          </table:table-cell>
          <table:table-cell table:number-columns-repeated="5" table:style-name="ce2"/>
          <table:table-cell office:value-type="string" table:style-name="ce2">
            <text:p>?</text:p>
          </table:table-cell>
          <table:table-cell table:number-columns-repeated="17" table:style-name="ce2"/>
          <table:table-cell table:number-columns-repeated="16304"/>
        </table:table-row>
        <table:table-row table:style-name="ro1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Napoli unina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Master</text:p>
          </table:table-cell>
          <table:table-cell office:value-type="string" table:style-name="ce1">
            <text:p>https://informatica.dieti.unina.it/index.php/it/laurea-magistrale/insegnamenti</text:p>
          </table:table-cell>
          <table:table-cell office:value-type="string" table:style-name="ce2">
            <text:p>Software Project Management and Evolution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informatica.dieti.unina.it/index.php/it/laurea-magistrale/insegnamenti/42-laurea-magistrale/insegnamenti-lm/76-software-project-management-and-evolution">https://informatica.dieti.unina.it/index.php/it/laurea-magistrale/insegnamenti/42-laurea-magistrale/insegnamenti-lm/76-software-project-management-and-evolution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,Discussion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17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19" table:style-name="ce2"/>
          <table:table-cell table:number-columns-repeated="16304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Milano polimi</text:p>
          </table:table-cell>
          <table:table-cell office:value-type="string" table:style-name="ce1">
            <text:p>Computer Engineering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www.polimi.it/corsi/corsi-di-laurea-magistrale/M/2022-ing-ind-inf-magord-270-mi-481-computer-science-and-engineering-ingegneria-informatica">https://www.polimi.it/corsi/corsi-di-laurea-magistrale/M/2022-ing-ind-inf-magord-270-mi-481-computer-science-and-engineering-ingegneria-informatica</text:a></text:p>
          </table:table-cell>
          <table:table-cell office:value-type="string" table:style-name="ce2">
            <text:p>Software Engineering 2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www4.ceda.polimi.it/manifesti/manifesti/controller/ManifestoPublic.do?EVN_DETTAGLIO_RIGA_MANIFESTO=evento&amp;aa=2022&amp;k_cf=225&amp;k_corso_la=481&amp;k_indir=T2A&amp;codDescr=054443&amp;lang=IT&amp;semestre=1&amp;anno_corso=1&amp;idItemOfferta=161169&amp;idRiga=286941">https://www4.ceda.polimi.it/manifesti/manifesti/controller/ManifestoPublic.do?EVN_DETTAGLIO_RIGA_MANIFESTO=evento&amp;aa=2022&amp;k_cf=225&amp;k_corso_la=481&amp;k_indir=T2A&amp;codDescr=054443&amp;lang=IT&amp;semestre=1&amp;anno_corso=1&amp;idItemOfferta=161169&amp;idRiga=286941</text:a></text:p>
          </table:table-cell>
          <table:table-cell office:value-type="string" table:style-name="ce2">
            <text:p>CE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Both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float" office:value="20" table:style-name="ce2">
            <text:p>20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,Open Questions,Discussion</text:p>
          </table:table-cell>
          <table:table-cell office:value-type="string" table:style-name="ce2">
            <text:p>English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office:string-value="" table:formula="of:=IF(COUNTA([.AI44:.AO44]);&quot;X&quot;;&quot;&quot;)" table:style-name="ce2"/>
          <table:table-cell table:number-columns-repeated="28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4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Torino Politecnico polito</text:p>
          </table:table-cell>
          <table:table-cell office:value-type="string" table:style-name="ce1">
            <text:p>Computer Engineering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didattica.polito.it/pls/portal30/sviluppo.offerta_formativa_2019.vis?p_a_acc=2023&amp;p_sdu=37&amp;p_cds=18">https://didattica.polito.it/pls/portal30/sviluppo.offerta_formativa_2019.vis?p_a_acc=2023&amp;p_sdu=37&amp;p_cds=18</text:a></text:p>
          </table:table-cell>
          <table:table-cell office:value-type="string" table:style-name="ce2">
            <text:p>Software Engineering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didattica.polito.it/pls/portal30/gap.pkg_guide.viewGap?p_cod_ins=04GSPOV&amp;p_a_acc=2023&amp;p_header=S&amp;p_lang=&amp;multi=N">https://didattica.polito.it/pls/portal30/gap.pkg_guide.viewGap?p_cod_ins=04GSPOV&amp;p_a_acc=2023&amp;p_header=S&amp;p_lang=&amp;multi=N</text:a></text:p>
          </table:table-cell>
          <table:table-cell office:value-type="string" table:style-name="ce2">
            <text:p>CE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Both<text:s/></text:p>
          </table:table-cell>
          <table:table-cell office:value-type="float" office:value="80" table:style-name="ce2">
            <text:p>80</text:p>
          </table:table-cell>
          <table:table-cell office:value-type="float" office:value="68" table:style-name="ce2">
            <text:p>68</text:p>
          </table:table-cell>
          <table:table-cell office:value-type="float" office:value="12" table:style-name="ce2">
            <text:p>12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</text:p>
          </table:table-cell>
          <table:table-cell office:value-type="string" table:style-name="ce2">
            <text:p>English</text:p>
          </table:table-cell>
          <table:table-cell table:style-name="ce1"/>
          <table:table-cell office:value-type="string" office:string-value="X" table:formula="of:=IF(COUNTA([.U45:.AG45]);&quot;X&quot;;&quot;&quot;)" table:style-name="ce2">
            <text:p>X</text:p>
          </table:table-cell>
          <table:table-cell table:number-columns-repeated="12" table:style-name="ce2"/>
          <table:table-cell office:value-type="string" table:style-name="ce2">
            <text:p>X</text:p>
          </table:table-cell>
          <table:table-cell office:value-type="string" office:string-value="" table:formula="of:=IF(COUNTA([.AI45:.AO45]);&quot;X&quot;;&quot;&quot;)" table:style-name="ce2"/>
          <table:table-cell table:number-columns-repeated="28" table:style-name="ce2"/>
          <table:table-cell office:value-type="string" table:style-name="ce2">
            <text:p>?</text:p>
          </table:table-cell>
          <table:table-cell table:number-columns-repeated="17" table:style-name="ce2"/>
          <table:table-cell table:number-columns-repeated="16304"/>
        </table:table-row>
        <table:table-row table:style-name="ro1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Salerno unisa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corsi.unisa.it/informatica-magistrale/didattica/insegnamenti">https://corsi.unisa.it/informatica-magistrale/didattica/insegnamenti</text:a></text:p>
          </table:table-cell>
          <table:table-cell office:value-type="string" table:style-name="ce2">
            <text:p>Management and Evolution of Software Projects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https://docenti.unisa.it/003241/en/teaching?anno=2022&amp;id=511226&amp;cId=10000-2016&amp;pId=N0*N0*S2</text:p>
          </table:table-cell>
          <table:table-cell office:value-type="string" table:style-name="ce2">
            <text:p>CE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Both<text:s/>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,Discussion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21" table:style-name="ce2"/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Milano polimi</text:p>
          </table:table-cell>
          <table:table-cell office:value-type="string" table:style-name="ce1">
            <text:p>Computer Engineering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www.polimi.it/corsi/corsi-di-laurea-magistrale/M/2022-ing-ind-inf-magord-270-mi-481-computer-science-and-engineering-ingegneria-informatica">https://www.polimi.it/corsi/corsi-di-laurea-magistrale/M/2022-ing-ind-inf-magord-270-mi-481-computer-science-and-engineering-ingegneria-informatica</text:a></text:p>
          </table:table-cell>
          <table:table-cell office:value-type="string" table:style-name="ce2">
            <text:p>Software Engineering 2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www4.ceda.polimi.it/manifesti/manifesti/controller/ManifestoPublic.do?EVN_DETTAGLIO_RIGA_MANIFESTO=evento&amp;aa=2022&amp;k_cf=225&amp;k_corso_la=481&amp;k_indir=T2A&amp;codDescr=054443&amp;lang=IT&amp;semestre=1&amp;anno_corso=1&amp;idItemOfferta=161169&amp;idRiga=286941">https://www4.ceda.polimi.it/manifesti/manifesti/controller/ManifestoPublic.do?EVN_DETTAGLIO_RIGA_MANIFESTO=evento&amp;aa=2022&amp;k_cf=225&amp;k_corso_la=481&amp;k_indir=T2A&amp;codDescr=054443&amp;lang=IT&amp;semestre=1&amp;anno_corso=1&amp;idItemOfferta=161169&amp;idRiga=286941</text:a></text:p>
          </table:table-cell>
          <table:table-cell office:value-type="string" table:style-name="ce2">
            <text:p>CE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Both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float" office:value="20" table:style-name="ce2">
            <text:p>20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,Open Questions,Discussion</text:p>
          </table:table-cell>
          <table:table-cell office:value-type="string" table:style-name="ce2">
            <text:p>English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office:string-value="" table:formula="of:=IF(COUNTA([.AI47:.AO47]);&quot;X&quot;;&quot;&quot;)" table:style-name="ce2"/>
          <table:table-cell table:number-columns-repeated="28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1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ty of Porto<text:s/></text:p>
          </table:table-cell>
          <table:table-cell office:value-type="string" table:style-name="ce1">
            <text:p>Master in Informatics and Computing Engineering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sigarra.up.pt/feup/en/cur_geral.cur_view?pv_curso_id=22862&amp;pv_ano_lectivo=2022">https://sigarra.up.pt/feup/en/cur_geral.cur_view?pv_curso_id=22862&amp;pv_ano_lectivo=2022</text:a></text:p>
          </table:table-cell>
          <table:table-cell office:value-type="string" table:style-name="ce9">
            <text:p>Secure Software Engineering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<text:a xlink:href="https://sigarra.up.pt/feup/en/UCURR_GERAL.FICHA_UC_VIEW?pv_ocorrencia_id=518837">https://sigarra.up.pt/feup/en/UCURR_GERAL.FICHA_UC_VIEW?pv_ocorrencia_id=518837</text:a></text:p>
          </table:table-cell>
          <table:table-cell office:value-type="string" table:style-name="ce2">
            <text:p>CE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39" table:style-name="ce2">
            <text:p>39</text:p>
          </table:table-cell>
          <table:table-cell office:value-type="float" office:value="19.5" table:style-name="ce2">
            <text:p>19,5</text:p>
          </table:table-cell>
          <table:table-cell office:value-type="float" office:value="19.5" table:style-name="ce2">
            <text:p>19,5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,Project</text:p>
          </table:table-cell>
          <table:table-cell office:value-type="string" table:style-name="ce2">
            <text:p>English</text:p>
          </table:table-cell>
          <table:table-cell table:style-name="ce3"/>
          <table:table-cell office:value-type="string" office:string-value="" table:formula="of:=IF(COUNTA([.U48:.AG48]);&quot;X&quot;;&quot;&quot;)" table:style-name="ce2"/>
          <table:table-cell table:number-columns-repeated="13" table:style-name="ce2"/>
          <table:table-cell office:value-type="string" office:string-value="" table:formula="of:=IF(COUNTA([.AI48:.AO48]);&quot;X&quot;;&quot;&quot;)" table:style-name="ce2"/>
          <table:table-cell table:number-columns-repeated="41" table:style-name="ce2"/>
          <table:table-cell office:value-type="string" table:style-name="ce2">
            <text:p>x</text:p>
          </table:table-cell>
          <table:table-cell table:number-columns-repeated="16308"/>
        </table:table-row>
        <table:table-row table:style-name="ro1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ty of Porto<text:s/></text:p>
          </table:table-cell>
          <table:table-cell office:value-type="string" table:style-name="ce16">
            <text:p>Master in Software Engineering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sigarra.up.pt/feup/en/cur_geral.cur_view?pv_curso_id=10861&amp;pv_ano_lectivo=2022">https://sigarra.up.pt/feup/en/cur_geral.cur_view?pv_curso_id=10861&amp;pv_ano_lectivo=2022</text:a></text:p>
          </table:table-cell>
          <table:table-cell office:value-type="string" table:style-name="ce9">
            <text:p>Security in Software Engineering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sigarra.up.pt/feup/en/UCURR_GERAL.FICHA_UC_VIEW?pv_ocorrencia_id=499048">https://sigarra.up.pt/feup/en/UCURR_GERAL.FICHA_UC_VIEW?pv_ocorrencia_id=499048</text:a></text:p>
          </table:table-cell>
          <table:table-cell office:value-type="string" table:style-name="ce2">
            <text:p>CE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text:s/></text:p>
          </table:table-cell>
          <table:table-cell office:value-type="float" office:value="42" table:style-name="ce2">
            <text:p>42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,projects</text:p>
          </table:table-cell>
          <table:table-cell office:value-type="string" table:style-name="ce2">
            <text:p>English</text:p>
          </table:table-cell>
          <table:table-cell table:style-name="ce3"/>
          <table:table-cell office:value-type="string" office:string-value="" table:formula="of:=IF(COUNTA([.U49:.AG49]);&quot;X&quot;;&quot;&quot;)" table:style-name="ce2"/>
          <table:table-cell table:number-columns-repeated="13" table:style-name="ce2"/>
          <table:table-cell office:value-type="string" office:string-value="" table:formula="of:=IF(COUNTA([.AI49:.AO49]);&quot;X&quot;;&quot;&quot;)" table:style-name="ce2"/>
          <table:table-cell table:number-columns-repeated="41" table:style-name="ce2"/>
          <table:table-cell office:value-type="string" table:style-name="ce2">
            <text:p>x</text:p>
          </table:table-cell>
          <table:table-cell table:number-columns-repeated="4" table:style-name="ce2"/>
          <table:table-cell table:number-columns-repeated="16304"/>
        </table:table-row>
        <table:table-row table:style-name="ro1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dade Nova de Lisboa</text:p>
          </table:table-cell>
          <table:table-cell office:value-type="string" table:style-name="ce1">
            <text:p>Master in Computer Science and Engineering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guia.unl.pt/en/2021/fct/program/1059">https://guia.unl.pt/en/2021/fct/program/1059</text:a></text:p>
          </table:table-cell>
          <table:table-cell office:value-type="string" table:style-name="ce21">
            <text:p>Software Quality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guia.unl.pt/en/2019/fct/program/935/course/11170">https://guia.unl.pt/en/2019/fct/program/935/course/11170</text:a></text:p>
          </table:table-cell>
          <table:table-cell office:value-type="string" table:style-name="ce2">
            <text:p>CE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text:s/>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,project</text:p>
          </table:table-cell>
          <table:table-cell office:value-type="string" table:style-name="ce2">
            <text:p>NA</text:p>
          </table:table-cell>
          <table:table-cell table:style-name="ce3"/>
          <table:table-cell office:value-type="string" office:string-value="X" table:formula="of:=IF(COUNTA([.U50:.AG50]);&quot;X&quot;;&quot;&quot;)" table:style-name="ce2">
            <text:p>X</text:p>
          </table:table-cell>
          <table:table-cell table:number-columns-repeated="12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14" table:style-name="ce2"/>
          <table:table-cell office:value-type="string" table:style-name="ce2">
            <text:p>x</text:p>
          </table:table-cell>
          <table:table-cell table:number-columns-repeated="31" table:style-name="ce2"/>
          <table:table-cell table:number-columns-repeated="16304"/>
        </table:table-row>
        <table:table-row table:style-name="ro11">
          <table:table-cell office:value-type="string" table:style-name="ce2">
            <text:p>Spain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PV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www.inf.upv.es/www/etsinf/es/masteres-etsinf/">https://www.inf.upv.es/www/etsinf/es/masteres-etsinf/</text:a></text:p>
          </table:table-cell>
          <table:table-cell office:value-type="string" table:style-name="ce22">
            <text:p>Audit, Quality and Management of Information Systems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://www.upv.es/titulaciones/MUIINF/menu_1015399c.html">http://www.upv.es/titulaciones/MUIINF/menu_1015399c.html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11">
            <text:p>60</text:p>
          </table:table-cell>
          <table:table-cell office:value-type="float" office:value="45" table:style-name="ce11">
            <text:p>45</text:p>
          </table:table-cell>
          <table:table-cell office:value-type="float" office:value="15" table:style-name="ce11">
            <text:p>15</text:p>
          </table:table-cell>
          <table:table-cell office:value-type="string" table:style-name="ce38">
            <text:p>NSt</text:p>
          </table:table-cell>
          <table:table-cell office:value-type="string" table:style-name="ce11">
            <text:p>Project,Discussion</text:p>
          </table:table-cell>
          <table:table-cell office:value-type="string" table:style-name="ce2">
            <text:p>Spanish</text:p>
          </table:table-cell>
          <table:table-cell office:value-type="string" table:style-name="ce1">
            <text:p>Software testing : a craftman's approach (Jorgensen, Paul). Test-driven development by example. (Beck, Kent)</text:p>
            <text:p>Managing the Testing Process [electronic resource] : Practical Tools and Techniques for Managing Hardware and Software Testing (Black, Rex.)</text:p>
            <text:p>Introduction to software testing. (Ammann, Paul | Offutt, Jeff)</text:p>
            <text:p>Test process improvement : a practical step-by-step guide to structured testing (Koomen, Tim)</text:p>
          </table:table-cell>
          <table:table-cell office:value-type="string" office:string-value="" table:formula="of:=IF(COUNTA([.U51:.AG51]);&quot;X&quot;;&quot;&quot;)" table:style-name="ce2"/>
          <table:table-cell table:number-columns-repeated="13" table:style-name="ce2"/>
          <table:table-cell office:value-type="string" office:string-value="" table:formula="of:=IF(COUNTA([.AI51:.AO51]);&quot;X&quot;;&quot;&quot;)" table:style-name="ce2"/>
          <table:table-cell table:number-columns-repeated="11" table:style-name="ce2"/>
          <table:table-cell office:value-type="string" table:style-name="ce2">
            <text:p>x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23" table:style-name="ce2"/>
          <table:table-cell table:number-columns-repeated="16304"/>
        </table:table-row>
        <table:table-row table:style-name="ro11">
          <table:table-cell office:value-type="string" table:style-name="ce2">
            <text:p>Spain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PV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www.inf.upv.es/www/etsinf/es/masteres-etsinf/">https://www.inf.upv.es/www/etsinf/es/masteres-etsinf/</text:a></text:p>
          </table:table-cell>
          <table:table-cell office:value-type="string" table:style-name="ce22">
            <text:p>Audit, Quality and Management of Information Systems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://www.upv.es/titulaciones/MUIINF/menu_1015399c.html">http://www.upv.es/titulaciones/MUIINF/menu_1015399c.html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11">
            <text:p>60</text:p>
          </table:table-cell>
          <table:table-cell office:value-type="float" office:value="45" table:style-name="ce11">
            <text:p>45</text:p>
          </table:table-cell>
          <table:table-cell office:value-type="float" office:value="15" table:style-name="ce11">
            <text:p>15</text:p>
          </table:table-cell>
          <table:table-cell office:value-type="string" table:style-name="ce38">
            <text:p>NSt</text:p>
          </table:table-cell>
          <table:table-cell office:value-type="string" table:style-name="ce11">
            <text:p>Project,Discussion</text:p>
          </table:table-cell>
          <table:table-cell office:value-type="string" table:style-name="ce2">
            <text:p>Spanish</text:p>
          </table:table-cell>
          <table:table-cell office:value-type="string" table:style-name="ce1">
            <text:p>Software testing : a craftman's approach (Jorgensen, Paul). Test-driven development by example. (Beck, Kent)</text:p>
            <text:p>Managing the Testing Process [electronic resource] : Practical Tools and Techniques for Managing Hardware and Software Testing (Black, Rex.)</text:p>
            <text:p>Introduction to software testing. (Ammann, Paul | Offutt, Jeff)</text:p>
            <text:p>Test process improvement : a practical step-by-step guide to structured testing (Koomen, Tim)</text:p>
          </table:table-cell>
          <table:table-cell office:value-type="string" office:string-value="" table:formula="of:=IF(COUNTA([.U52:.AG52]);&quot;X&quot;;&quot;&quot;)" table:style-name="ce2"/>
          <table:table-cell table:number-columns-repeated="13" table:style-name="ce2"/>
          <table:table-cell office:value-type="string" office:string-value="" table:formula="of:=IF(COUNTA([.AI52:.AO52]);&quot;X&quot;;&quot;&quot;)" table:style-name="ce2"/>
          <table:table-cell table:number-columns-repeated="11" table:style-name="ce2"/>
          <table:table-cell office:value-type="string" table:style-name="ce2">
            <text:p>x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23" table:style-name="ce2"/>
          <table:table-cell table:number-columns-repeated="16304"/>
        </table:table-row>
        <table:table-row table:style-name="ro1">
          <table:table-cell office:value-type="string" table:style-name="ce2">
            <text:p>Spain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 Oviedo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masterinformatica.uniovi.es/plan-de-estudios/">https://masterinformatica.uniovi.es/plan-de-estudios/</text:a></text:p>
          </table:table-cell>
          <table:table-cell office:value-type="string" table:style-name="ce2">
            <text:p>Quality of Product and Processes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sies.uniovi.es/ofe-pod-jsf/web/asignatura/infoAsignatura.faces">https://sies.uniovi.es/ofe-pod-jsf/web/asignatura/infoAsignatura.faces</text:a></text:p>
          </table:table-cell>
          <table:table-cell office:value-type="string" table:style-name="ce2">
            <text:p>CS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both</text:p>
          </table:table-cell>
          <table:table-cell office:value-type="float" office:value="30" table:style-name="ce11">
            <text:p>30</text:p>
          </table:table-cell>
          <table:table-cell office:value-type="float" office:value="14" table:style-name="ce11">
            <text:p>14</text:p>
          </table:table-cell>
          <table:table-cell office:value-type="float" office:value="16" table:style-name="ce11">
            <text:p>16</text:p>
          </table:table-cell>
          <table:table-cell office:value-type="string" table:style-name="ce38">
            <text:p>NSt</text:p>
          </table:table-cell>
          <table:table-cell office:value-type="string" table:style-name="ce11">
            <text:p>Project,Discussion</text:p>
          </table:table-cell>
          <table:table-cell office:value-type="string" table:style-name="ce2">
            <text:p>Spanish</text:p>
          </table:table-cell>
          <table:table-cell office:value-type="string" table:style-name="ce1">
            <text:p>Erik Van Veenendaal, Dorothy Graham, Rex Black. Foundations of Software Testing: ISTQB Certification. Cengage Learning (2019)</text:p>
            <text:p>TMap® Next for result-driven testing, Tim Koomen, Leo van der Aalst, Bart Broekman, Michiel Vroon, Uitgeverij Tutein Nolthenius, Den Bosch. UTN Publishers (2006)</text:p>
            <text:p>Lisa Crispin, Janet Gregory. Agile Testing: A Practical Guide for Testers and Agile Teams. Addison-Wesley (2008)</text:p>
            <text:p>Janet Gregory, Lisa Crispin. More Agile Testing: Learning Journeys for the Whole Team Addison-Wesley (2014)</text:p>
            <text:p>Tim Koomen, Martin Pol. Test Process Improvement, Addison Wesley (1999)</text:p>
          </table:table-cell>
          <table:table-cell office:value-type="string" office:string-value="" table:formula="of:=IF(COUNTA([.U53:.AG53]);&quot;X&quot;;&quot;&quot;)" table:style-name="ce2"/>
          <table:table-cell table:number-columns-repeated="13" table:style-name="ce2"/>
          <table:table-cell office:value-type="string" office:string-value="" table:formula="of:=IF(COUNTA([.AI53:.AO53]);&quot;X&quot;;&quot;&quot;)" table:style-name="ce2"/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306"/>
        </table:table-row>
        <table:table-row table:style-name="ro4">
          <table:table-cell office:value-type="string" table:style-name="ce2">
            <text:p>Spain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idad de Valencia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corsi.unisa.it/05121/didattica/insegnamenti">https://www.uv.es/degree-data-science/en/after-degree/official-master-s-degree/uv-master-s-degrees-catalogue/master-s-degree-web-technology-cloud-computing-mobile-applications-1286031121666/Titulacio.html?id=1285990173804&amp;p2=3-4</text:a></text:p>
          </table:table-cell>
          <table:table-cell office:value-type="string" table:style-name="ce2">
            <text:p>Software production methods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www.uv.es/uvweb/college/en/undergraduate-studies/undergraduate-studies-/degree-programmes-offered-1285846094474.html?idA=44834&amp;idT=2234;2023">https://www.uv.es/uvweb/college/en/undergraduate-studies/undergraduate-studies-/degree-programmes-offered-1285846094474.html?idA=44834&amp;idT=2234;2023</text:a></text:p>
          </table:table-cell>
          <table:table-cell office:value-type="string" table:style-name="ce2">
            <text:p>CS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both</text:p>
          </table:table-cell>
          <table:table-cell office:value-type="float" office:value="40" table:style-name="ce2">
            <text:p>4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string" table:style-name="ce38">
            <text:p>NSt</text:p>
          </table:table-cell>
          <table:table-cell office:value-type="string" table:style-name="ce11">
            <text:p>Project,Exercises</text:p>
          </table:table-cell>
          <table:table-cell office:value-type="string" table:style-name="ce2">
            <text:p>Spanish</text:p>
          </table:table-cell>
          <table:table-cell office:value-type="string" table:style-name="ce1">
            <text:p>Java Unit Testing with JUnit 5 : Test Driven Development with JUnit 5. Shekhar Gulati, Rahul Sharma, CA Berkeley, Apress, 2017. Test-driven development by example. Kent Beck, Addison-Wesley, 2003</text:p>
          </table:table-cell>
          <table:table-cell office:value-type="string" office:string-value="" table:formula="of:=IF(COUNTA([.U54:.AG54]);&quot;X&quot;;&quot;&quot;)" table:style-name="ce2"/>
          <table:table-cell table:number-columns-repeated="13" table:style-name="ce2"/>
          <table:table-cell office:value-type="string" office:string-value="" table:formula="of:=IF(COUNTA([.AI54:.AO54]);&quot;X&quot;;&quot;&quot;)" table:style-name="ce2"/>
          <table:table-cell table:number-columns-repeated="21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12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dade de Aveiro</text:p>
          </table:table-cell>
          <table:table-cell office:value-type="string" table:style-name="ce1">
            <text:p>Master in Informatics Engineering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www.ua.pt/pt/curso/417">https://www.ua.pt/pt/curso/417</text:a></text:p>
          </table:table-cell>
          <table:table-cell office:value-type="string" table:style-name="ce2">
            <text:p>Robust Software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www.ua.pt/en/uc/14838">https://www.ua.pt/en/uc/14838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text:s/>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ST</text:p>
          </table:table-cell>
          <table:table-cell office:value-type="string" table:style-name="ce2">
            <text:p>Project,Closed questions</text:p>
          </table:table-cell>
          <table:table-cell office:value-type="string" table:style-name="ce2">
            <text:p>Portuguese/English</text:p>
          </table:table-cell>
          <table:table-cell office:value-type="string" table:style-name="ce2">
            <text:p>Recommended bibliography</text:p>
            <text:p>Merkow, M. S., &amp; Raghavan, L. (2010). Secure and resilient software development. Auerbach Publications. ISBN 978-1439826966</text:p>
            <text:p/>
            <text:p>Richardson, T., &amp; Thies, C. N. (2013). Secure software design. Jones &amp; Bartlett Publishers. ISBN 978-1449626327</text:p>
            <text:p/>
            <text:p>Mead, N. R., &amp; Woody, C. (2016). Cyber Security Engineering: A Practical Approach for Systems and Software Assurance. Addison-Wesley Professional. ISBN 978-0134189802.</text:p>
          </table:table-cell>
          <table:table-cell office:value-type="string" office:string-value="" table:formula="of:=IF(COUNTA([.U55:.AG55]);&quot;X&quot;;&quot;&quot;)" table:style-name="ce2"/>
          <table:table-cell table:number-columns-repeated="13" table:style-name="ce2"/>
          <table:table-cell office:value-type="string" office:string-value="" table:formula="of:=IF(COUNTA([.AI55:.AO55]);&quot;X&quot;;&quot;&quot;)" table:style-name="ce2"/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22" table:style-name="ce2"/>
          <table:table-cell office:value-type="string" table:style-name="ce2">
            <text:p>X</text:p>
          </table:table-cell>
          <table:table-cell table:number-columns-repeated="4" table:style-name="ce2"/>
          <table:table-cell table:number-columns-repeated="16304"/>
        </table:table-row>
        <table:table-row table:style-name="ro1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dade de Aveiro</text:p>
          </table:table-cell>
          <table:table-cell office:value-type="string" table:style-name="ce1">
            <text:p>Master in Informatics Engineering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www.ua.pt/en/c/417/p">https://www.ua.pt/en/c/417/p</text:a></text:p>
          </table:table-cell>
          <table:table-cell office:value-type="string" table:style-name="ce2">
            <text:p>Analysis and Exploration of Vulnerabilities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www.ua.pt/en/uc/14821">https://www.ua.pt/en/uc/14821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text:s/></text:p>
          </table:table-cell>
          <table:table-cell office:value-type="string" table:style-name="ce2">
            <text:p>TP: 3H/week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,Discussion</text:p>
          </table:table-cell>
          <table:table-cell office:value-type="string" table:style-name="ce2">
            <text:p>Portuguese/English</text:p>
          </table:table-cell>
          <table:table-cell table:style-name="ce1"/>
          <table:table-cell office:value-type="string" office:string-value="" table:formula="of:=IF(COUNTA([.U56:.AG56]);&quot;X&quot;;&quot;&quot;)" table:style-name="ce2"/>
          <table:table-cell table:number-columns-repeated="13" table:style-name="ce2"/>
          <table:table-cell office:value-type="string" office:string-value="" table:formula="of:=IF(COUNTA([.AI56:.AO56]);&quot;X&quot;;&quot;&quot;)" table:style-name="ce2"/>
          <table:table-cell table:number-columns-repeated="41" table:style-name="ce2"/>
          <table:table-cell office:value-type="string" table:style-name="ce2">
            <text:p>X</text:p>
          </table:table-cell>
          <table:table-cell table:number-columns-repeated="4" table:style-name="ce2"/>
          <table:table-cell table:number-columns-repeated="16304"/>
        </table:table-row>
        <table:table-row table:style-name="ro3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1st cycle degree in Information Technologies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ua.pt/en/course/63">https://www.ua.pt/en/course/63</text:a></text:p>
          </table:table-cell>
          <table:table-cell office:value-type="string" table:style-name="ce15">
            <text:p>Software Engineering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<text:a xlink:href="https://www.ua.pt/en/uc/3714">https://www.ua.pt/en/uc/3714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2">
            <text:p>60</text:p>
          </table:table-cell>
          <table:table-cell office:value-type="string" table:style-name="ce23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Closed Questions,Project,Discussion</text:p>
          </table:table-cell>
          <table:table-cell office:value-type="string" table:style-name="ce2">
            <text:p>Portuguese/English</text:p>
          </table:table-cell>
          <table:table-cell table:style-name="ce1"/>
          <table:table-cell office:value-type="string" office:string-value="" table:formula="of:=IF(COUNTA([.U57:.AG57]);&quot;X&quot;;&quot;&quot;)" table:style-name="ce2"/>
          <table:table-cell table:number-columns-repeated="13" table:style-name="ce2"/>
          <table:table-cell office:value-type="string" office:string-value="" table:formula="of:=IF(COUNTA([.AI57:.AO57]);&quot;X&quot;;&quot;&quot;)" table:style-name="ce2"/>
          <table:table-cell table:number-columns-repeated="22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2" table:style-name="ce2"/>
          <table:table-cell table:number-columns-repeated="16304"/>
        </table:table-row>
        <table:table-row table:style-name="ro13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5">
            <text:p>Universidade de Aveiro</text:p>
          </table:table-cell>
          <table:table-cell office:value-type="string" table:style-name="ce11">
            <text:p>Master in Communication and Web Technologies</text:p>
            <text:p/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www.ua.pt/en/c/508/p">https://www.ua.pt/en/c/508/p</text:a></text:p>
          </table:table-cell>
          <table:table-cell office:value-type="string" table:style-name="ce11">
            <text:p>Digital Accessibility and Compliance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www.ua.pt/en/uc/15371">https://www.ua.pt/en/uc/15371</text:a></text:p>
          </table:table-cell>
          <table:table-cell office:value-type="string" table:style-name="ce2">
            <text:p>Communication Sciences and Technology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text:s/></text:p>
          </table:table-cell>
          <table:table-cell office:value-type="string" table:style-name="ce2">
            <text:p>T: 1H/week</text:p>
            <text:p>TP: 2H/week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s,Discussion</text:p>
          </table:table-cell>
          <table:table-cell office:value-type="string" table:style-name="ce24">
            <text:p>Portuguese/English</text:p>
          </table:table-cell>
          <table:table-cell table:style-name="ce1"/>
          <table:table-cell office:value-type="string" office:string-value="" table:formula="of:=IF(COUNTA([.U58:.AG58]);&quot;X&quot;;&quot;&quot;)" table:style-name="ce2"/>
          <table:table-cell table:number-columns-repeated="13" table:style-name="ce2"/>
          <table:table-cell office:value-type="string" office:string-value="" table:formula="of:=IF(COUNTA([.AI58:.AO58]);&quot;X&quot;;&quot;&quot;)" table:style-name="ce2"/>
          <table:table-cell table:number-columns-repeated="29" table:style-name="ce2"/>
          <table:table-cell office:value-type="string" table:style-name="ce2">
            <text:p>X</text:p>
          </table:table-cell>
          <table:table-cell table:number-columns-repeated="16" table:style-name="ce2"/>
          <table:table-cell table:number-columns-repeated="16304"/>
        </table:table-row>
        <table:table-row table:style-name="ro14">
          <table:table-cell office:value-type="string" table:style-name="ce2">
            <text:p>Portugal</text:p>
          </table:table-cell>
          <table:table-cell office:value-type="string" table:style-name="ce2">
            <text:p>EU<text:s/></text:p>
          </table:table-cell>
          <table:table-cell office:value-type="string" table:style-name="ce15">
            <text:p>Universidade de Aveiro</text:p>
          </table:table-cell>
          <table:table-cell office:value-type="string" table:style-name="ce11">
            <text:p>Master in Applied Informatics</text:p>
            <text:p/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www.ua.pt/en/c/454/p">https://www.ua.pt/en/c/454/p</text:a></text:p>
          </table:table-cell>
          <table:table-cell office:value-type="string" table:style-name="ce2">
            <text:p>Software Testing</text:p>
            <text:p/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www.ua.pt/en/uc/14700">https://www.ua.pt/en/uc/14700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text:s/>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ST</text:p>
          </table:table-cell>
          <table:table-cell office:value-type="string" table:style-name="ce2">
            <text:p>Project,Discussion</text:p>
          </table:table-cell>
          <table:table-cell office:value-type="string" table:style-name="ce24">
            <text:p>Portuguese/English</text:p>
          </table:table-cell>
          <table:table-cell office:value-type="string" table:style-name="ce2">
            <text:p>Abbreviated bibliography</text:p>
            <text:p>- Mathur, A. P. (2013). Foundations of software testing, (2nd ed.). Pearson Education India. ISBN: 9332517657 - Ammann, P., &amp; Offutt, J. (2016). Introduction to Software Testing. Cambridge University Press. ISBN 0-52188-038-1</text:p>
            <text:p>Recommended bibliography</text:p>
            <text:p>- Burnstein, I. (2003). Practical software testing: A Process-Oriented Approach. Springer-Verlag New York. ISBN: 0-387-95131-8</text:p>
            <text:p>- Mathur, A. P. (2013). Foundations of software testing, (2nd ed.). Pearson Education India. ISBN: 9332517657</text:p>
            <text:p>- Farrell-Vinay, P. (2008). Manage Software Testing. CRC Press ISBN 142001384X.</text:p>
            <text:p>-Ammann, P., &amp; Offutt, J. (2016). Introduction to Software Testing. Cambridge University Press. ISBN 0-52188-038-1</text:p>
            <text:p>-Beck K. (2003). Test Driven Development: By Example. Addison-Wesley, ISBN: 978-0321146533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19" table:style-name="ce2"/>
          <table:table-cell table:number-columns-repeated="16304"/>
        </table:table-row>
        <table:table-row table:style-name="ro1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5">
            <text:p>Universidade de Aveiro</text:p>
          </table:table-cell>
          <table:table-cell office:value-type="string" table:style-name="ce11">
            <text:p>Master in Applied Informatics</text:p>
            <text:p/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www.ua.pt/en/c/454/p">https://www.ua.pt/en/c/454/p</text:a></text:p>
          </table:table-cell>
          <table:table-cell office:value-type="string" table:style-name="ce2">
            <text:p>Usability and User Experience</text:p>
            <text:p/>
          </table:table-cell>
          <table:table-cell office:value-type="float" office:value="1" table:style-name="ce2">
            <text:p>1</text:p>
          </table:table-cell>
          <table:table-cell office:value-type="string" table:style-name="ce8">
            <text:p><text:a xlink:href="https://www.ua.pt/en/uc/14701">https://www.ua.pt/en/uc/14701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Lab</text:p>
          </table:table-cell>
          <table:table-cell office:value-type="string" table:style-name="ce2">
            <text:p>TP: 2H/week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,Discussion</text:p>
          </table:table-cell>
          <table:table-cell office:value-type="string" table:style-name="ce24">
            <text:p>Portuguese</text:p>
          </table:table-cell>
          <table:table-cell table:style-name="ce1"/>
          <table:table-cell office:value-type="string" office:string-value="" table:formula="of:=IF(COUNTA([.U60:.AG60]);&quot;X&quot;;&quot;&quot;)" table:style-name="ce2"/>
          <table:table-cell table:number-columns-repeated="13" table:style-name="ce2"/>
          <table:table-cell office:value-type="string" office:string-value="" table:formula="of:=IF(COUNTA([.AI60:.AO60]);&quot;X&quot;;&quot;&quot;)" table:style-name="ce2"/>
          <table:table-cell table:number-columns-repeated="42" table:style-name="ce2"/>
          <table:table-cell office:value-type="string" table:style-name="ce2">
            <text:p>X</text:p>
          </table:table-cell>
          <table:table-cell table:number-columns-repeated="3" table:style-name="ce2"/>
          <table:table-cell table:number-columns-repeated="16304"/>
        </table:table-row>
        <table:table-row table:style-name="ro1">
          <table:table-cell office:value-type="string" table:style-name="ce1">
            <text:p>Belgium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Gent</text:p>
          </table:table-cell>
          <table:table-cell office:value-type="string" table:style-name="ce1">
            <text:p>Bachelor of Science in Engineering Technology (Information Engineering Technology)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studiekiezer.ugent.be/bachelor-of-science-in-engineering-technology-information-engineering-technology/programma/2022">https://studiekiezer.ugent.be/bachelor-of-science-in-engineering-technology-information-engineering-technology/programma/2024</text:a></text:p>
          </table:table-cell>
          <table:table-cell office:value-type="string" table:style-name="ce11">
            <text:p> Software Development &amp; Operations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studiekiezer.ugent.be/studiefiche/en/E761041/2022">https://studiekiezer.ugent.be/studiefiche/en/E761041/2022</text:a></text:p>
          </table:table-cell>
          <table:table-cell office:value-type="string" table:style-name="ce2">
            <text:p>C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Both</text:p>
          </table:table-cell>
          <table:table-cell office:value-type="float" office:value="90" table:style-name="ce2">
            <text:p>90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,Open Questions</text:p>
          </table:table-cell>
          <table:table-cell office:value-type="string" table:style-name="ce2">
            <text:p>Dutch</text:p>
          </table:table-cell>
          <table:table-cell table:style-name="ce1"/>
          <table:table-cell office:value-type="string" office:string-value="" table:formula="of:=IF(COUNTA([.U61:.AG61]);&quot;X&quot;;&quot;&quot;)" table:style-name="ce2"/>
          <table:table-cell table:number-columns-repeated="13" table:style-name="ce2"/>
          <table:table-cell office:value-type="string" office:string-value="" table:formula="of:=IF(COUNTA([.AI61:.AO61]);&quot;X&quot;;&quot;&quot;)" table:style-name="ce2"/>
          <table:table-cell table:number-columns-repeated="20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4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table:number-columns-repeated="16304"/>
        </table:table-row>
        <table:table-row table:style-name="ro4">
          <table:table-cell office:value-type="string" table:style-name="ce1">
            <text:p>Belgium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Antwerpen</text:p>
          </table:table-cell>
          <table:table-cell office:value-type="string" table:style-name="ce1">
            <text:p>Informatica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uantwerpen.be/nl/studeren/aanbod/alle-opleidingen/informatica-studeren/bachelor/studieprogramma/">https://www.uantwerpen.be/nl/studeren/aanbod/alle-opleidingen/informatica-studeren/bachelor/studieprogramma/</text:a></text:p>
          </table:table-cell>
          <table:table-cell office:value-type="string" table:style-name="ce15">
            <text:p>Project software engineering 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://ansymore.uantwerpen.be/courses/SE1BAC">http://ansymore.uantwerpen.be/courses/SE1BAC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text:s/></text:p>
          </table:table-cell>
          <table:table-cell office:value-type="float" office:value="75" table:style-name="ce2">
            <text:p>75</text:p>
          </table:table-cell>
          <table:table-cell office:value-type="float" office:value="6" table:style-name="ce2">
            <text:p>6</text:p>
          </table:table-cell>
          <table:table-cell office:value-type="float" office:value="26" table:style-name="ce2">
            <text:p>26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</text:p>
          </table:table-cell>
          <table:table-cell office:value-type="string" table:style-name="ce2">
            <text:p>Dutch</text:p>
          </table:table-cell>
          <table:table-cell office:value-type="string" table:style-name="ce2">
            <text:p>Using UML: Software Engineering with Objects and Components, P. Stevens, R. Pooley, Addison-Wesley, 1999.</text:p>
          </table:table-cell>
          <table:table-cell office:value-type="string" office:string-value="" table:formula="of:=IF(COUNTA([.U62:.AG62]);&quot;X&quot;;&quot;&quot;)" table:style-name="ce2"/>
          <table:table-cell table:number-columns-repeated="13" table:style-name="ce2"/>
          <table:table-cell office:value-type="string" office:string-value="" table:formula="of:=IF(COUNTA([.AI62:.AO62]);&quot;X&quot;;&quot;&quot;)" table:style-name="ce2"/>
          <table:table-cell table:number-columns-repeated="20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23" table:style-name="ce2"/>
          <table:table-cell table:number-columns-repeated="16304"/>
        </table:table-row>
        <table:table-row table:style-name="ro4">
          <table:table-cell office:value-type="string" table:style-name="ce1">
            <text:p>Belgium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Antwerpen</text:p>
          </table:table-cell>
          <table:table-cell office:value-type="string" table:style-name="ce1">
            <text:p>Informatica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uantwerpen.be/nl/studeren/aanbod/alle-opleidingen/informatica-studeren/bachelor/studieprogramma/">https://www.uantwerpen.be/nl/studeren/aanbod/alle-opleidingen/informatica-studeren/bachelor/studieprogramma/</text:a></text:p>
          </table:table-cell>
          <table:table-cell office:value-type="string" table:style-name="ce2">
            <text:p>Software engineering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ansymore.uantwerpen.be/courses/software-engineering-3e-bac">https://ansymore.uantwerpen.be/courses/software-engineering-3e-bac</text:a></text:p>
          </table:table-cell>
          <table:table-cell office:value-type="string" table:style-name="ce2">
            <text:p>CS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Both<text:s/></text:p>
          </table:table-cell>
          <table:table-cell office:value-type="float" office:value="60" table:style-name="ce2">
            <text:p>60</text:p>
          </table:table-cell>
          <table:table-cell office:value-type="float" office:value="24" table:style-name="ce2">
            <text:p>24</text:p>
          </table:table-cell>
          <table:table-cell office:value-type="float" office:value="16" table:style-name="ce2">
            <text:p>16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</text:p>
          </table:table-cell>
          <table:table-cell office:value-type="string" table:style-name="ce2">
            <text:p>Dutch</text:p>
          </table:table-cell>
          <table:table-cell office:value-type="string" table:style-name="ce1">
            <text:p>"A Survey of Unit Testing Practices", Per Runeson &amp; "Test Fatigue", Gerard J. Holzman. in IEEE Software, vol. 37, no. 4, pp. 11-16, July-Aug. 2020</text:p>
          </table:table-cell>
          <table:table-cell office:value-type="string" office:string-value="" table:formula="of:=IF(COUNTA([.U63:.AG63]);&quot;X&quot;;&quot;&quot;)" table:style-name="ce2"/>
          <table:table-cell table:number-columns-repeated="13" table:style-name="ce2"/>
          <table:table-cell office:value-type="string" office:string-value="" table:formula="of:=IF(COUNTA([.AI63:.AO63]);&quot;X&quot;;&quot;&quot;)" table:style-name="ce2"/>
          <table:table-cell table:number-columns-repeated="20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20" table:style-name="ce2"/>
          <table:table-cell office:value-type="string" table:style-name="ce2">
            <text:p>x</text:p>
          </table:table-cell>
          <table:table-cell table:number-columns-repeated="16306"/>
        </table:table-row>
        <table:table-row table:style-name="ro4">
          <table:table-cell office:value-type="string" table:style-name="ce1">
            <text:p>Belgium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KU Leuven</text:p>
          </table:table-cell>
          <table:table-cell office:value-type="string" table:style-name="ce1">
            <text:p>Bachelor in de informatica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onderwijsaanbod.kuleuven.be/opleidingen/n/SC_51016742.htm#bl=all">https://onderwijsaanbod.kuleuven.be/opleidingen/n/SC_51016742.htm#bl=all</text:a></text:p>
          </table:table-cell>
          <table:table-cell office:value-type="string" table:style-name="ce2">
            <text:p>Object-gericht programmeren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onderwijsaanbod.kuleuven.be/syllabi/n/H01P1AN.htm#activetab=doelstellingen_idm14778000&amp;bl=all">https://onderwijsaanbod.kuleuven.be/syllabi/n/H01P1AN.htm#activetab=doelstellingen_idm14778000&amp;bl=all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Theory</text:p>
          </table:table-cell>
          <table:table-cell office:value-type="float" office:value="36" table:style-name="ce2">
            <text:p>36</text:p>
          </table:table-cell>
          <table:table-cell office:value-type="float" office:value="32" table:style-name="ce2">
            <text:p>32</text:p>
          </table:table-cell>
          <table:table-cell office:value-type="float" office:value="4" table:style-name="ce2">
            <text:p>4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</text:p>
          </table:table-cell>
          <table:table-cell office:value-type="string" table:style-name="ce2">
            <text:p>Dutch</text:p>
          </table:table-cell>
          <table:table-cell table:style-name="ce1"/>
          <table:table-cell office:value-type="string" office:string-value="" table:formula="of:=IF(COUNTA([.U64:.AG64]);&quot;X&quot;;&quot;&quot;)" table:style-name="ce2"/>
          <table:table-cell table:number-columns-repeated="13" table:style-name="ce2"/>
          <table:table-cell office:value-type="string" office:string-value="" table:formula="of:=IF(COUNTA([.AI64:.AO64]);&quot;X&quot;;&quot;&quot;)" table:style-name="ce2"/>
          <table:table-cell table:number-columns-repeated="43" table:style-name="ce2"/>
          <table:table-cell office:value-type="string" table:style-name="ce2">
            <text:p>x</text:p>
          </table:table-cell>
          <table:table-cell table:number-columns-repeated="16306"/>
        </table:table-row>
        <table:table-row table:style-name="ro4">
          <table:table-cell office:value-type="string" table:style-name="ce1">
            <text:p>Belgium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KU Leuven</text:p>
          </table:table-cell>
          <table:table-cell office:value-type="string" table:style-name="ce1">
            <text:p>Bachelor in de informatica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onderwijsaanbod.kuleuven.be/opleidingen/n/SC_51016742.htm#bl=all">https://onderwijsaanbod.kuleuven.be/opleidingen/n/SC_51016742.htm#bl=all</text:a></text:p>
          </table:table-cell>
          <table:table-cell office:value-type="string" table:style-name="ce2">
            <text:p>Software-ontwerp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onderwijsaanbod.kuleuven.be/syllabi/n/G0Q40CN.htm#activetab=doelstellingen_idp1557568&amp;bl=all">https://onderwijsaanbod.kuleuven.be/syllabi/n/G0Q40CN.htm#activetab=doelstellingen_idp1557568&amp;bl=all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Theory</text:p>
          </table:table-cell>
          <table:table-cell office:value-type="float" office:value="106" table:style-name="ce2">
            <text:p>106</text:p>
          </table:table-cell>
          <table:table-cell office:value-type="float" office:value="34" table:style-name="ce2">
            <text:p>34</text:p>
          </table:table-cell>
          <table:table-cell office:value-type="float" office:value="68" table:style-name="ce2">
            <text:p>68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</text:p>
          </table:table-cell>
          <table:table-cell office:value-type="string" table:style-name="ce2">
            <text:p>Dutch</text:p>
          </table:table-cell>
          <table:table-cell table:style-name="ce1"/>
          <table:table-cell office:value-type="string" office:string-value="" table:formula="of:=IF(COUNTA([.U65:.AG65]);&quot;X&quot;;&quot;&quot;)" table:style-name="ce2"/>
          <table:table-cell table:number-columns-repeated="13" table:style-name="ce2"/>
          <table:table-cell office:value-type="string" office:string-value="" table:formula="of:=IF(COUNTA([.AI65:.AO65]);&quot;X&quot;;&quot;&quot;)" table:style-name="ce2"/>
          <table:table-cell table:number-columns-repeated="23" table:style-name="ce2"/>
          <table:table-cell office:value-type="string" table:style-name="ce2">
            <text:p>X</text:p>
          </table:table-cell>
          <table:table-cell table:number-columns-repeated="19" table:style-name="ce2"/>
          <table:table-cell office:value-type="string" table:style-name="ce2">
            <text:p>x</text:p>
          </table:table-cell>
          <table:table-cell table:number-columns-repeated="16306"/>
        </table:table-row>
        <table:table-row table:style-name="ro1">
          <table:table-cell office:value-type="string" table:style-name="ce1">
            <text:p>Belgium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KU Leuven</text:p>
          </table:table-cell>
          <table:table-cell office:value-type="string" table:style-name="ce1">
            <text:p>Bachelor in de industriële wetenschappen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onderwijsaanbod.kuleuven.be/opleidingen/n/SC_55503774.htm#bl=all">https://onderwijsaanbod.kuleuven.be/opleidingen/n/SC_55503774.htm#bl=all</text:a></text:p>
          </table:table-cell>
          <table:table-cell office:value-type="string" table:style-name="ce2">
            <text:p>Objectgerichte softwareontwikkeling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<text:a xlink:href="https://onderwijsaanbod.kuleuven.be/syllabi/n/T2AOS1N.htm#activetab=doelstellingen_idp2809952&amp;bl=all">https://onderwijsaanbod.kuleuven.be/syllabi/n/T2AOS1N.htm#activetab=doelstellingen_idp2809952&amp;bl=all</text:a></text:p>
          </table:table-cell>
          <table:table-cell office:value-type="string" table:style-name="ce2">
            <text:p>C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Both<text:s/></text:p>
          </table:table-cell>
          <table:table-cell office:value-type="float" office:value="36" table:style-name="ce2">
            <text:p>36</text:p>
          </table:table-cell>
          <table:table-cell office:value-type="float" office:value="12" table:style-name="ce2">
            <text:p>12</text:p>
          </table:table-cell>
          <table:table-cell office:value-type="float" office:value="24" table:style-name="ce2">
            <text:p>24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</text:p>
          </table:table-cell>
          <table:table-cell office:value-type="string" table:style-name="ce2">
            <text:p>Dutch</text:p>
          </table:table-cell>
          <table:table-cell table:style-name="ce1"/>
          <table:table-cell office:value-type="string" office:string-value="" table:formula="of:=IF(COUNTA([.U66:.AG66]);&quot;X&quot;;&quot;&quot;)" table:style-name="ce2"/>
          <table:table-cell table:number-columns-repeated="13" table:style-name="ce2"/>
          <table:table-cell office:value-type="string" office:string-value="" table:formula="of:=IF(COUNTA([.AI66:.AO66]);&quot;X&quot;;&quot;&quot;)" table:style-name="ce2"/>
          <table:table-cell table:number-columns-repeated="22" table:style-name="ce2"/>
          <table:table-cell office:value-type="string" table:style-name="ce2">
            <text:p>X</text:p>
          </table:table-cell>
          <table:table-cell table:number-columns-repeated="23" table:style-name="ce2"/>
          <table:table-cell table:number-columns-repeated="16304"/>
        </table:table-row>
        <table:table-row table:style-name="ro1">
          <table:table-cell office:value-type="string" table:style-name="ce1">
            <text:p>Belgium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KU Leuven</text:p>
          </table:table-cell>
          <table:table-cell office:value-type="string" table:style-name="ce1">
            <text:p>Bachelor in de industriële wetenschappen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onderwijsaanbod.kuleuven.be/opleidingen/n/SC_55503774.htm#bl=all">https://onderwijsaanbod.kuleuven.be/opleidingen/n/SC_55503774.htm#bl=all</text:a></text:p>
          </table:table-cell>
          <table:table-cell office:value-type="string" table:style-name="ce2">
            <text:p>Digital Design Concepts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<text:a xlink:href="https://onderwijsaanbod.kuleuven.be/syllabi/e/T2VDO2E.htm#activetab=doelstellingen_idm14397168&amp;bl=all">https://onderwijsaanbod.kuleuven.be/syllabi/e/T2VDO2E.htm#activetab=doelstellingen_idm14397168&amp;bl=all</text:a></text:p>
          </table:table-cell>
          <table:table-cell office:value-type="string" table:style-name="ce2">
            <text:p>CS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Both<text:s/></text:p>
          </table:table-cell>
          <table:table-cell office:value-type="float" office:value="48" table:style-name="ce2">
            <text:p>48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,Open Questions</text:p>
          </table:table-cell>
          <table:table-cell office:value-type="string" table:style-name="ce2">
            <text:p>Dutch</text:p>
          </table:table-cell>
          <table:table-cell table:style-name="ce1"/>
          <table:table-cell office:value-type="string" office:string-value="" table:formula="of:=IF(COUNTA([.U67:.AG67]);&quot;X&quot;;&quot;&quot;)" table:style-name="ce2"/>
          <table:table-cell table:number-columns-repeated="13" table:style-name="ce2"/>
          <table:table-cell office:value-type="string" office:string-value="" table:formula="of:=IF(COUNTA([.AI67:.AO67]);&quot;X&quot;;&quot;&quot;)" table:style-name="ce2"/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21" table:style-name="ce2"/>
          <table:table-cell table:number-columns-repeated="16304"/>
        </table:table-row>
        <table:table-row table:style-name="ro1">
          <table:table-cell office:value-type="string" table:style-name="ce1">
            <text:p>Belgium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KU Leuven</text:p>
          </table:table-cell>
          <table:table-cell office:value-type="string" table:style-name="ce1">
            <text:p>Bachelor in de industriële wetenschappen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onderwijsaanbod.kuleuven.be/opleidingen/n/SC_55503774.htm#bl=all">https://onderwijsaanbod.kuleuven.be/opleidingen/n/SC_55503774.htm#bl=all</text:a></text:p>
          </table:table-cell>
          <table:table-cell office:value-type="string" table:style-name="ce2">
            <text:p>Programmeertechnieken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<text:a xlink:href="https://onderwijsaanbod.kuleuven.be/syllabi/n/T2VPT1N.htm#activetab=doelstellingen_idp247776">https://onderwijsaanbod.kuleuven.be/syllabi/n/T2VPT1N.htm#activetab=doelstellingen_idp247776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text:s/></text:p>
          </table:table-cell>
          <table:table-cell office:value-type="float" office:value="72" table:style-name="ce2">
            <text:p>72</text:p>
          </table:table-cell>
          <table:table-cell office:value-type="float" office:value="24" table:style-name="ce2">
            <text:p>24</text:p>
          </table:table-cell>
          <table:table-cell office:value-type="float" office:value="48" table:style-name="ce2">
            <text:p>48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,Open Questions</text:p>
          </table:table-cell>
          <table:table-cell office:value-type="string" table:style-name="ce2">
            <text:p>Dutch</text:p>
          </table:table-cell>
          <table:table-cell table:style-name="ce1"/>
          <table:table-cell office:value-type="string" office:string-value="" table:formula="of:=IF(COUNTA([.U68:.AG68]);&quot;X&quot;;&quot;&quot;)" table:style-name="ce2"/>
          <table:table-cell table:number-columns-repeated="13" table:style-name="ce2"/>
          <table:table-cell office:value-type="string" office:string-value="" table:formula="of:=IF(COUNTA([.AI68:.AO68]);&quot;X&quot;;&quot;&quot;)" table:style-name="ce2"/>
          <table:table-cell table:number-columns-repeated="22" table:style-name="ce2"/>
          <table:table-cell office:value-type="string" table:style-name="ce2">
            <text:p>X</text:p>
          </table:table-cell>
          <table:table-cell table:number-columns-repeated="23" table:style-name="ce2"/>
          <table:table-cell table:number-columns-repeated="16304"/>
        </table:table-row>
        <table:table-row table:style-name="ro1">
          <table:table-cell office:value-type="string" table:style-name="ce1">
            <text:p>Belgium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KU Leuven</text:p>
          </table:table-cell>
          <table:table-cell office:value-type="string" table:style-name="ce1">
            <text:p>Bachelor in de industriële wetenschappen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onderwijsaanbod.kuleuven.be/opleidingen/n/SC_55503774.htm#bl=all">https://onderwijsaanbod.kuleuven.be/opleidingen/n/SC_55503774.htm#bl=all</text:a></text:p>
          </table:table-cell>
          <table:table-cell office:value-type="string" table:style-name="ce2">
            <text:p>Software engineering en webtechnologie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onderwijsaanbod.kuleuven.be/syllabi/e/T3WWW2E.htm#activetab=doelstellingen_idp39808">https://onderwijsaanbod.kuleuven.be/syllabi/e/T3WWW2E.htm#activetab=doelstellingen_idp39808</text:a></text:p>
          </table:table-cell>
          <table:table-cell office:value-type="string" table:style-name="ce2">
            <text:p>CB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text:s/></text:p>
          </table:table-cell>
          <table:table-cell office:value-type="float" office:value="72" table:style-name="ce2">
            <text:p>72</text:p>
          </table:table-cell>
          <table:table-cell office:value-type="float" office:value="24" table:style-name="ce2">
            <text:p>24</text:p>
          </table:table-cell>
          <table:table-cell office:value-type="float" office:value="48" table:style-name="ce2">
            <text:p>48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,Open Questions</text:p>
          </table:table-cell>
          <table:table-cell office:value-type="string" table:style-name="ce2">
            <text:p>Dutch</text:p>
          </table:table-cell>
          <table:table-cell table:style-name="ce25"/>
          <table:table-cell office:value-type="string" office:string-value="" table:formula="of:=IF(COUNTA([.U69:.AG69]);&quot;X&quot;;&quot;&quot;)" table:style-name="ce2"/>
          <table:table-cell table:number-columns-repeated="13" table:style-name="ce2"/>
          <table:table-cell office:value-type="string" office:string-value="" table:formula="of:=IF(COUNTA([.AI69:.AO69]);&quot;X&quot;;&quot;&quot;)" table:style-name="ce2"/>
          <table:table-cell table:number-columns-repeated="22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4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Napoli unina</text:p>
          </table:table-cell>
          <table:table-cell office:value-type="string" table:style-name="ce1">
            <text:p>ComputerEngineering</text:p>
          </table:table-cell>
          <table:table-cell office:value-type="string" table:style-name="ce2">
            <text:p>Bachelor</text:p>
          </table:table-cell>
          <table:table-cell office:value-type="string" table:style-name="ce1">
            <text:p>https://www.ingegneria-informatica.unina.it/index.php/it/corsi-di-laurea/laurea-triennale-n46/insegnamenti-n46/2-non-categorizzato/340-insegnamenti-n46-2223</text:p>
          </table:table-cell>
          <table:table-cell office:value-type="string" table:style-name="ce2">
            <text:p>Software Engineering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www.ingegneria-informatica.unina.it/index.php/it/corsi-di-laurea/laurea-triennale-n46/insegnamenti-n46/14-insegnamenti-l/355-ing-soft">https://www.ingegneria-informatica.unina.it/index.php/it/corsi-di-laurea/laurea-triennale-n46/insegnamenti-n46/14-insegnamenti-l/355-ing-soft</text:a></text:p>
          </table:table-cell>
          <table:table-cell office:value-type="string" table:style-name="ce2">
            <text:p>CE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Both</text:p>
          </table:table-cell>
          <table:table-cell office:value-type="float" office:value="80" table:style-name="ce2">
            <text:p>80</text:p>
          </table:table-cell>
          <table:table-cell office:value-type="float" office:value="48" table:style-name="ce2">
            <text:p>48</text:p>
          </table:table-cell>
          <table:table-cell office:value-type="float" office:value="32" table:style-name="ce2">
            <text:p>32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7" table:style-name="ce2"/>
          <table:table-cell office:value-type="string" table:style-name="ce2">
            <text:p>X</text:p>
          </table:table-cell>
          <table:table-cell table:number-columns-repeated="4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14" table:style-name="ce2"/>
          <table:table-cell office:value-type="string" table:style-name="ce2">
            <text:p>x</text:p>
          </table:table-cell>
          <table:table-cell table:number-columns-repeated="16306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Padova unipd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1">
            <text:p>https://www.unipd.it/en/educational-offer/first-cycle-degree/science?tipo=L&amp;scuola=SC&amp;ordinamento=2011&amp;key=SC1167&amp;cg=engineering</text:p>
          </table:table-cell>
          <table:table-cell office:value-type="string" table:style-name="ce2">
            <text:p>Software Engineering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en.didattica.unipd.it/off/2020/LT/SC/SC1167/000ZZ/SC01103936/N0">https://en.didattica.unipd.it/off/2020/LT/SC/SC1167/000ZZ/SC01103936/N0</text:a></text:p>
          </table:table-cell>
          <table:table-cell office:value-type="string" table:style-name="ce2">
            <text:p>CS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Both</text:p>
          </table:table-cell>
          <table:table-cell office:value-type="float" office:value="96" table:style-name="ce2">
            <text:p>96</text:p>
          </table:table-cell>
          <table:table-cell office:value-type="float" office:value="56" table:style-name="ce2">
            <text:p>56</text:p>
          </table:table-cell>
          <table:table-cell office:value-type="float" office:value="40" table:style-name="ce2">
            <text:p>40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,Homeworks</text:p>
          </table:table-cell>
          <table:table-cell office:value-type="string" table:style-name="ce2">
            <text:p>Italian</text:p>
          </table:table-cell>
          <table:table-cell table:style-name="ce26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14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1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Genova unige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servizionline.unige.it/unige/stampa_manifesto/MF/2022/8759.html">https://servizionline.unige.it/unige/stampa_manifesto/MF/2022/8759.html</text:a></text:p>
          </table:table-cell>
          <table:table-cell office:value-type="string" table:style-name="ce2">
            <text:p>Software Engineering Fundamentals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corsi.unige.it/off.f/2022/ins/52495?codcla=8759">https://corsi.unige.it/off.f/2022/ins/52495?codcla=8759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Homework,Exercises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0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4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Trento unitn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offertaformativa.unitn.it/it/l/informatica/cosa-si-studia">https://offertaformativa.unitn.it/it/l/informatica/cosa-si-studia</text:a></text:p>
          </table:table-cell>
          <table:table-cell office:value-type="string" table:style-name="ce2">
            <text:p>Software Engineering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<text:a xlink:href="https://unitn.coursecatalogue.cineca.it/insegnamenti/2023/95420/2008/9999/10114?annoOrdinamento=2008">https://unitn.coursecatalogue.cineca.it/insegnamenti/2023/95420/2008/9999/10114?annoOrdinamento=2008</text:a></text:p>
          </table:table-cell>
          <table:table-cell office:value-type="string" table:style-name="ce2">
            <text:p>CE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Both<text:s/></text:p>
          </table:table-cell>
          <table:table-cell office:value-type="float" office:value="96" table:style-name="ce2">
            <text:p>9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Discussion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office:string-value="" table:formula="of:=IF(COUNTA([.AI73:.AO73]);&quot;X&quot;;&quot;&quot;)" table:style-name="ce2"/>
          <table:table-cell table:number-columns-repeated="28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4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Napoli unina</text:p>
          </table:table-cell>
          <table:table-cell office:value-type="string" table:style-name="ce1">
            <text:p>ComputerEngineering</text:p>
          </table:table-cell>
          <table:table-cell office:value-type="string" table:style-name="ce2">
            <text:p>Bachelor</text:p>
          </table:table-cell>
          <table:table-cell office:value-type="string" table:style-name="ce1">
            <text:p>https://www.ingegneria-informatica.unina.it/index.php/it/corsi-di-laurea/laurea-triennale-n46/insegnamenti-n46/2-non-categorizzato/340-insegnamenti-n46-2223</text:p>
          </table:table-cell>
          <table:table-cell office:value-type="string" table:style-name="ce2">
            <text:p>Software Engineering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www.ingegneria-informatica.unina.it/index.php/it/corsi-di-laurea/laurea-triennale-n46/insegnamenti-n46/14-insegnamenti-l/355-ing-soft">https://www.ingegneria-informatica.unina.it/index.php/it/corsi-di-laurea/laurea-triennale-n46/insegnamenti-n46/14-insegnamenti-l/355-ing-soft</text:a></text:p>
          </table:table-cell>
          <table:table-cell office:value-type="string" table:style-name="ce2">
            <text:p>CE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Both</text:p>
          </table:table-cell>
          <table:table-cell office:value-type="float" office:value="80" table:style-name="ce2">
            <text:p>80</text:p>
          </table:table-cell>
          <table:table-cell office:value-type="float" office:value="48" table:style-name="ce2">
            <text:p>48</text:p>
          </table:table-cell>
          <table:table-cell office:value-type="float" office:value="32" table:style-name="ce2">
            <text:p>32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4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4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11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table:number-columns-repeated="16304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Pisa unipi</text:p>
          </table:table-cell>
          <table:table-cell office:value-type="string" table:style-name="ce1">
            <text:p>Informatica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didattica.di.unipi.it/laurea-in-informatica/insegnamenti/lista-dei-corsi/?anno=2022">https://didattica.di.unipi.it/laurea-in-informatica/insegnamenti/lista-dei-corsi/?anno=2022</text:a></text:p>
          </table:table-cell>
          <table:table-cell office:value-type="string" table:style-name="ce2">
            <text:p>Software Engineering<text:s/>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esami.unipi.it/esami2/programma.php?noframe=1&amp;c=55542&amp;amp;aa=2022&amp;amp;cid=103&amp;amp;did=13">https://esami.unipi.it/esami2/programma.php?noframe=1&amp;c=55542&amp;amp;aa=2022&amp;amp;cid=103&amp;amp;did=13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Theory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,Discussion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office:string-value="" table:formula="of:=IF(COUNTA([.AI75:.AO75]);&quot;X&quot;;&quot;&quot;)" table:style-name="ce2"/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35" table:style-name="ce2"/>
          <table:table-cell table:number-columns-repeated="16304"/>
        </table:table-row>
        <table:table-row table:style-name="ro4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Milano polimi</text:p>
          </table:table-cell>
          <table:table-cell office:value-type="string" table:style-name="ce1">
            <text:p>Computer Engineering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4.ceda.polimi.it/manifesti/manifesti/controller/ManifestoPublic.do?check_params=1&amp;aa=2022&amp;k_corso_la=358&amp;polij_device_category=DESKTOP&amp;__pj0=0&amp;__pj1=b8c4b7fd9a94e3a3c6eac479af9d3889">https://www4.ceda.polimi.it/manifesti/manifesti/controller/ManifestoPublic.do?check_params=1&amp;aa=2022&amp;k_corso_la=358&amp;polij_device_category=DESKTOP&amp;__pj0=0&amp;__pj1=b8c4b7fd9a94e3a3c6eac479af9d3889</text:a></text:p>
          </table:table-cell>
          <table:table-cell office:value-type="string" table:style-name="ce2">
            <text:p>Software Engineering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www11.ceda.polimi.it/schedaincarico/schedaincarico/controller/scheda_pubblica/SchedaPublic.do?&amp;evn_default=evento&amp;c_classe=787309&amp;polij_device_category=DESKTOP&amp;__pj0=0&amp;__pj1=e31f38b8c2c534e6139a466744e7642e">https://www11.ceda.polimi.it/schedaincarico/schedaincarico/controller/scheda_pubblica/SchedaPublic.do?&amp;evn_default=evento&amp;c_classe=787309&amp;polij_device_category=DESKTOP&amp;__pj0=0&amp;__pj1=e31f38b8c2c534e6139a466744e7642e</text:a></text:p>
          </table:table-cell>
          <table:table-cell office:value-type="string" table:style-name="ce2">
            <text:p>CE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Both</text:p>
          </table:table-cell>
          <table:table-cell office:value-type="float" office:value="70" table:style-name="ce2">
            <text:p>70</text:p>
          </table:table-cell>
          <table:table-cell office:value-type="float" office:value="42" table:style-name="ce2">
            <text:p>42</text:p>
          </table:table-cell>
          <table:table-cell office:value-type="float" office:value="28" table:style-name="ce2">
            <text:p>28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28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1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Genova unige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servizionline.unige.it/unige/stampa_manifesto/MF/2022/8759.html">https://servizionline.unige.it/unige/stampa_manifesto/MF/2022/8759.html</text:a></text:p>
          </table:table-cell>
          <table:table-cell office:value-type="string" table:style-name="ce1">
            <text:p>Advanced Programming Techniques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corsi.unige.it/off.f/2022/ins/52497?codcla=8759">https://corsi.unige.it/off.f/2022/ins/52497?codcla=8759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Exercises,Discussion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office:string-value="" table:formula="of:=IF(COUNTA([.AI77:.AO77]);&quot;X&quot;;&quot;&quot;)" table:style-name="ce2"/>
          <table:table-cell table:number-columns-repeated="14" table:style-name="ce2"/>
          <table:table-cell office:value-type="string" table:style-name="ce2">
            <text:p>X</text:p>
          </table:table-cell>
          <table:table-cell table:number-columns-repeated="7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4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Benevento unisannio</text:p>
          </table:table-cell>
          <table:table-cell office:value-type="string" table:style-name="ce1">
            <text:p>Computer Engineering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ding.unisannio.it/offdidattica/corsi-di-laurea/ingegneria-informatica-863">https://www.ding.unisannio.it/offdidattica/corsi-di-laurea/ingegneria-informatica-863</text:a></text:p>
          </table:table-cell>
          <table:table-cell office:value-type="string" table:style-name="ce2">
            <text:p>Software Engineering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https://unisannio.coursecatalogue.cineca.it/insegnamenti/2022/5091/2018/9999/10050?coorte=2020&amp;schemaid=1438</text:p>
          </table:table-cell>
          <table:table-cell office:value-type="string" table:style-name="ce2">
            <text:p>CE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Both<text:s/>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,Discussion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office:string-value="" table:formula="of:=IF(COUNTA([.AI78:.AO78]);&quot;X&quot;;&quot;&quot;)" table:style-name="ce2"/>
          <table:table-cell table:number-columns-repeated="20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4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Napoli unina</text:p>
          </table:table-cell>
          <table:table-cell office:value-type="string" table:style-name="ce1">
            <text:p>ComputerEngineering</text:p>
          </table:table-cell>
          <table:table-cell office:value-type="string" table:style-name="ce2">
            <text:p>Bachelor</text:p>
          </table:table-cell>
          <table:table-cell office:value-type="string" table:style-name="ce1">
            <text:p>https://www.ingegneria-informatica.unina.it/index.php/it/corsi-di-laurea/laurea-triennale-n46/insegnamenti-n46/2-non-categorizzato/340-insegnamenti-n46-2223</text:p>
          </table:table-cell>
          <table:table-cell office:value-type="string" table:style-name="ce2">
            <text:p>Software Engineering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www.ingegneria-informatica.unina.it/index.php/it/corsi-di-laurea/laurea-triennale-n46/insegnamenti-n46/14-insegnamenti-l/355-ing-soft">https://www.ingegneria-informatica.unina.it/index.php/it/corsi-di-laurea/laurea-triennale-n46/insegnamenti-n46/14-insegnamenti-l/355-ing-soft</text:a></text:p>
          </table:table-cell>
          <table:table-cell office:value-type="string" table:style-name="ce2">
            <text:p>CE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Both</text:p>
          </table:table-cell>
          <table:table-cell office:value-type="float" office:value="80" table:style-name="ce2">
            <text:p>80</text:p>
          </table:table-cell>
          <table:table-cell office:value-type="float" office:value="48" table:style-name="ce2">
            <text:p>48</text:p>
          </table:table-cell>
          <table:table-cell office:value-type="float" office:value="32" table:style-name="ce2">
            <text:p>32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,Discussion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4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4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11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table:number-columns-repeated="16304"/>
        </table:table-row>
        <table:table-row table:style-name="ro4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Milano polimi</text:p>
          </table:table-cell>
          <table:table-cell office:value-type="string" table:style-name="ce1">
            <text:p>Computer Engineering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4.ceda.polimi.it/manifesti/manifesti/controller/ManifestoPublic.do?check_params=1&amp;aa=2022&amp;k_corso_la=358&amp;polij_device_category=DESKTOP&amp;__pj0=0&amp;__pj1=b8c4b7fd9a94e3a3c6eac479af9d3889">https://www4.ceda.polimi.it/manifesti/manifesti/controller/ManifestoPublic.do?check_params=1&amp;aa=2022&amp;k_corso_la=358&amp;polij_device_category=DESKTOP&amp;__pj0=0&amp;__pj1=b8c4b7fd9a94e3a3c6eac479af9d3890</text:a></text:p>
          </table:table-cell>
          <table:table-cell office:value-type="string" table:style-name="ce2">
            <text:p>Software Engineering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www11.ceda.polimi.it/schedaincarico/schedaincarico/controller/scheda_pubblica/SchedaPublic.do?&amp;evn_default=evento&amp;c_classe=787309&amp;polij_device_category=DESKTOP&amp;__pj0=0&amp;__pj1=e31f38b8c2c534e6139a466744e7642e">https://www11.ceda.polimi.it/schedaincarico/schedaincarico/controller/scheda_pubblica/SchedaPublic.do?&amp;evn_default=evento&amp;c_classe=787309&amp;polij_device_category=DESKTOP&amp;__pj0=0&amp;__pj1=e31f38b8c2c534e6139a466744e7642e</text:a></text:p>
          </table:table-cell>
          <table:table-cell office:value-type="string" table:style-name="ce2">
            <text:p>CE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Both</text:p>
          </table:table-cell>
          <table:table-cell office:value-type="float" office:value="70" table:style-name="ce2">
            <text:p>70</text:p>
          </table:table-cell>
          <table:table-cell office:value-type="float" office:value="42" table:style-name="ce2">
            <text:p>42</text:p>
          </table:table-cell>
          <table:table-cell office:value-type="float" office:value="28" table:style-name="ce2">
            <text:p>28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28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4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Milano polimi</text:p>
          </table:table-cell>
          <table:table-cell office:value-type="string" table:style-name="ce1">
            <text:p>Computer Engineering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4.ceda.polimi.it/manifesti/manifesti/controller/ManifestoPublic.do?check_params=1&amp;aa=2022&amp;k_corso_la=358&amp;polij_device_category=DESKTOP&amp;__pj0=0&amp;__pj1=b8c4b7fd9a94e3a3c6eac479af9d3889">https://www4.ceda.polimi.it/manifesti/manifesti/controller/ManifestoPublic.do?check_params=1&amp;aa=2022&amp;k_corso_la=358&amp;polij_device_category=DESKTOP&amp;__pj0=0&amp;__pj1=b8c4b7fd9a94e3a3c6eac479af9d3891</text:a></text:p>
          </table:table-cell>
          <table:table-cell office:value-type="string" table:style-name="ce2">
            <text:p>Software Engineering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www11.ceda.polimi.it/schedaincarico/schedaincarico/controller/scheda_pubblica/SchedaPublic.do?&amp;evn_default=evento&amp;c_classe=787309&amp;polij_device_category=DESKTOP&amp;__pj0=0&amp;__pj1=e31f38b8c2c534e6139a466744e7642e">https://www11.ceda.polimi.it/schedaincarico/schedaincarico/controller/scheda_pubblica/SchedaPublic.do?&amp;evn_default=evento&amp;c_classe=787309&amp;polij_device_category=DESKTOP&amp;__pj0=0&amp;__pj1=e31f38b8c2c534e6139a466744e7642e</text:a></text:p>
          </table:table-cell>
          <table:table-cell office:value-type="string" table:style-name="ce2">
            <text:p>CE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Both</text:p>
          </table:table-cell>
          <table:table-cell office:value-type="float" office:value="70" table:style-name="ce2">
            <text:p>70</text:p>
          </table:table-cell>
          <table:table-cell office:value-type="float" office:value="42" table:style-name="ce2">
            <text:p>42</text:p>
          </table:table-cell>
          <table:table-cell office:value-type="float" office:value="28" table:style-name="ce2">
            <text:p>28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28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4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Salerno unisa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https://corsi.unisa.it/05121/didattica/insegnamenti</text:p>
          </table:table-cell>
          <table:table-cell office:value-type="string" table:style-name="ce2">
            <text:p>Software Engineering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https://docenti.unisa.it/004724/didattica?anno=2023&amp;id=507546&amp;cId=9999-2017&amp;pId=MODULO_3*RESTO_2*S1</text:p>
          </table:table-cell>
          <table:table-cell office:value-type="string" table:style-name="ce2">
            <text:p>CS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Both<text:s/>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,Discussion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20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z</text:p>
          </table:table-cell>
          <table:table-cell table:number-columns-repeated="17" table:style-name="ce2"/>
          <table:table-cell table:number-columns-repeated="16304"/>
        </table:table-row>
        <table:table-row table:style-name="ro1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Napoli unina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1">
            <text:p>https://informatica.dieti.unina.it/index.php/it/laurea-triennale/insegnamenti</text:p>
          </table:table-cell>
          <table:table-cell office:value-type="string" table:style-name="ce2">
            <text:p>Software Engineering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informatica.dieti.unina.it/index.php/it/laurea-triennale/insegnamenti/41-laurea-triennale/insegnamenti-lt/25-ingegneria-del-software-i">https://informatica.dieti.unina.it/index.php/it/laurea-triennale/insegnamenti/41-laurea-triennale/insegnamenti-lt/25-ingegneria-del-software-i</text:a></text:p>
          </table:table-cell>
          <table:table-cell office:value-type="string" table:style-name="ce2">
            <text:p>CS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Both</text:p>
          </table:table-cell>
          <table:table-cell office:value-type="float" office:value="80" table:style-name="ce2">
            <text:p>8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,Project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20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1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Milano Bicocca unimib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elearning.unimib.it/course/index.php?categoryid=8693">https://elearning.unimib.it/course/index.php?categoryid=8693</text:a></text:p>
          </table:table-cell>
          <table:table-cell office:value-type="string" table:style-name="ce2">
            <text:p>Software Analysis and Design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<text:a xlink:href="https://elearning.unimib.it/course/info.php?id=43170#en">https://elearning.unimib.it/course/info.php?id=43170#en</text:a></text:p>
          </table:table-cell>
          <table:table-cell office:value-type="string" table:style-name="ce2">
            <text:p>CS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Both</text:p>
          </table:table-cell>
          <table:table-cell office:value-type="float" office:value="76" table:style-name="ce2">
            <text:p>7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Homework,Exercises,Discussion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office:string-value="" table:formula="of:=IF(COUNTA([.AI84:.AO84]);&quot;X&quot;;&quot;&quot;)" table:style-name="ce2"/>
          <table:table-cell table:number-columns-repeated="21" table:style-name="ce2"/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1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Salerno unisa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https://corsi.unisa.it/05121/didattica/insegnamenti</text:p>
          </table:table-cell>
          <table:table-cell office:value-type="string" table:style-name="ce2">
            <text:p>Ingegneria, Gestione ed Evoluzione del Software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https://docenti.unisa.it/003241/didattica?anno=2021&amp;id=511226&amp;cId=10000-2016&amp;pId=N0*N0*S2</text:p>
          </table:table-cell>
          <table:table-cell office:value-type="string" table:style-name="ce2">
            <text:p>CS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Both<text:s/>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,Discussion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21" table:style-name="ce2"/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4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Salerno unisa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https://corsi.unisa.it/informatica-magistrale/en/home</text:p>
          </table:table-cell>
          <table:table-cell office:value-type="string" table:style-name="ce2">
            <text:p>Software Dependability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<text:a xlink:href="https://docenti.unisa.it/029186/didattica?anno=2023&amp;id=512708&amp;cId=10006-2016&amp;pId=N0*N0*S1">https://docenti.unisa.it/029186/didattica?anno=2023&amp;id=512708&amp;cId=10006-2016&amp;pId=N0*N0*S1</text:a></text:p>
          </table:table-cell>
          <table:table-cell office:value-type="string" table:style-name="ce2">
            <text:p>CS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Both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,Discussion</text:p>
          </table:table-cell>
          <table:table-cell office:value-type="string" table:style-name="ce2">
            <text:p>N/A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14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table:number-columns-repeated="16304"/>
        </table:table-row>
        <table:table-row table:style-name="ro1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Milano unimi</text:p>
          </table:table-cell>
          <table:table-cell office:value-type="string" table:style-name="ce2">
            <text:p>Computer Science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https://www.unimi.it/it/corsi/laurea-magistrale/informatica-magistrale</text:p>
          </table:table-cell>
          <table:table-cell office:value-type="string" table:style-name="ce2">
            <text:p>Verifica e Convalida del Software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www.unimi.it/it/corsi/insegnamenti-dei-corsi-di-laurea/2024/verifica-e-convalida-del-software">https://www.unimi.it/it/corsi/insegnamenti-dei-corsi-di-laurea/2024/verifica-e-convalida-del-software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ST</text:p>
          </table:table-cell>
          <table:table-cell office:value-type="string" table:style-name="ce2">
            <text:p>Discussion</text:p>
          </table:table-cell>
          <table:table-cell office:value-type="string" table:style-name="ce2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11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4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Milano unimi</text:p>
          </table:table-cell>
          <table:table-cell office:value-type="string" table:style-name="ce2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1">
            <text:p>https://www.unimi.it/en/education/computer-science</text:p>
          </table:table-cell>
          <table:table-cell office:value-type="string" table:style-name="ce2">
            <text:p>Software Engineering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www.unimi.it/it/corsi/insegnamenti-dei-corsi-di-laurea/2024/ingegneria-del-software">https://www.unimi.it/it/corsi/insegnamenti-dei-corsi-di-laurea/2024/ingegneria-del-software</text:a></text:p>
          </table:table-cell>
          <table:table-cell office:value-type="string" table:style-name="ce2">
            <text:p>CE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Both</text:p>
          </table:table-cell>
          <table:table-cell office:value-type="float" office:value="120" table:style-name="ce2">
            <text:p>120</text:p>
          </table:table-cell>
          <table:table-cell office:value-type="float" office:value="72" table:style-name="ce2">
            <text:p>72</text:p>
          </table:table-cell>
          <table:table-cell office:value-type="float" office:value="48" table:style-name="ce2">
            <text:p>48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office:string-value="" table:formula="of:=IF(COUNTA([.U88:.AG88]);&quot;X&quot;;&quot;&quot;)" table:style-name="ce2"/>
          <table:table-cell table:number-columns-repeated="13" table:style-name="ce2"/>
          <table:table-cell office:value-type="string" office:string-value="" table:formula="of:=IF(COUNTA([.AI88:.AO88]);&quot;X&quot;;&quot;&quot;)" table:style-name="ce2"/>
          <table:table-cell table:number-columns-repeated="22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1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Firenze unifi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informatica.unifi.it/p-cor2-2022-101227-B032-GEN-1-0.html">https://www.informatica.unifi.it/p-cor2-2022-101227-B032-GEN-1-0.html</text:a></text:p>
          </table:table-cell>
          <table:table-cell office:value-type="string" table:style-name="ce2">
            <text:p>Programming Methodologies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<text:a xlink:href="https://www.unifi.it/p-ins2-2022-588206-1.html">https://www.unifi.it/p-ins2-2022-588206-1.html</text:a></text:p>
          </table:table-cell>
          <table:table-cell office:value-type="string" table:style-name="ce2">
            <text:p>CS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Both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Homework,Discussion</text:p>
          </table:table-cell>
          <table:table-cell office:value-type="string" table:style-name="ce2">
            <text:p>Italian</text:p>
          </table:table-cell>
          <table:table-cell table:style-name="ce1"/>
          <table:table-cell office:value-type="string" table:style-name="ce2">
            <text:p>X</text:p>
          </table:table-cell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11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1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Faculty of Engineering, University of Porto<text:s/></text:p>
          </table:table-cell>
          <table:table-cell office:value-type="string" table:style-name="ce1">
            <text:p>Bachelor in Informatics and Computing Engineering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sigarra.up.pt/feup/en/cur_geral.cur_view?pv_curso_id=22841&amp;pv_ano_lectivo=2022">https://sigarra.up.pt/feup/en/cur_geral.cur_view?pv_curso_id=22841&amp;pv_ano_lectivo=2022</text:a></text:p>
          </table:table-cell>
          <table:table-cell office:value-type="string" table:style-name="ce9">
            <text:p>Software Design and Testing Laboratory 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<text:a xlink:href="https://sigarra.up.pt/feup/en/UCURR_GERAL.FICHA_UC_VIEW?pv_ocorrencia_id=520319">https://sigarra.up.pt/feup/en/UCURR_GERAL.FICHA_UC_VIEW?pv_ocorrencia_id=520319</text:a></text:p>
          </table:table-cell>
          <table:table-cell office:value-type="string" table:style-name="ce2">
            <text:p>CE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52" table:style-name="ce2">
            <text:p>52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Closed Questions,Project</text:p>
          </table:table-cell>
          <table:table-cell office:value-type="string" table:style-name="ce2">
            <text:p>English</text:p>
          </table:table-cell>
          <table:table-cell table:style-name="ce3"/>
          <table:table-cell office:value-type="string" office:string-value="" table:formula="of:=IF(COUNTA([.U90:.AG90]);&quot;X&quot;;&quot;&quot;)" table:style-name="ce2"/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12" table:style-name="ce2"/>
          <table:table-cell office:value-type="string" table:style-name="ce2">
            <text:p>x</text:p>
          </table:table-cell>
          <table:table-cell table:number-columns-repeated="23" table:style-name="ce2"/>
          <table:table-cell table:number-columns-repeated="16304"/>
        </table:table-row>
        <table:table-row table:style-name="ro1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Faculty of Engineering, University of Porto<text:s/></text:p>
          </table:table-cell>
          <table:table-cell office:value-type="string" table:style-name="ce1">
            <text:p>Bachelor in Informatics and Computing Engineering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sigarra.up.pt/feup/en/cur_geral.cur_view?pv_curso_id=22841&amp;pv_ano_lectivo=2022">https://sigarra.up.pt/feup/en/cur_geral.cur_view?pv_curso_id=22841&amp;pv_ano_lectivo=2022</text:a></text:p>
          </table:table-cell>
          <table:table-cell office:value-type="string" table:style-name="ce9">
            <text:p>Software Engineering 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<text:a xlink:href="https://sigarra.up.pt/feup/en/UCURR_GERAL.FICHA_UC_VIEW?pv_ocorrencia_id=520322">https://sigarra.up.pt/feup/en/UCURR_GERAL.FICHA_UC_VIEW?pv_ocorrencia_id=520322</text:a></text:p>
          </table:table-cell>
          <table:table-cell office:value-type="string" table:style-name="ce2">
            <text:p>CE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52" table:style-name="ce2">
            <text:p>52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,Project</text:p>
          </table:table-cell>
          <table:table-cell office:value-type="string" table:style-name="ce2">
            <text:p>Portuguese</text:p>
          </table:table-cell>
          <table:table-cell table:style-name="ce3"/>
          <table:table-cell office:value-type="string" office:string-value="X" table:formula="of:=IF(COUNTA([.U91:.AG91]);&quot;X&quot;;&quot;&quot;)" table:style-name="ce2">
            <text:p>X</text:p>
          </table:table-cell>
          <table:table-cell table:number-columns-repeated="12" table:style-name="ce2"/>
          <table:table-cell office:value-type="string" table:style-name="ce2">
            <text:p>x</text:p>
          </table:table-cell>
          <table:table-cell office:value-type="string" office:string-value="" table:formula="of:=IF(COUNTA([.AI91:.AO91]);&quot;X&quot;;&quot;&quot;)" table:style-name="ce2"/>
          <table:table-cell table:number-columns-repeated="14" table:style-name="ce2"/>
          <table:table-cell office:value-type="string" table:style-name="ce2">
            <text:p>x</text:p>
          </table:table-cell>
          <table:table-cell table:number-columns-repeated="7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19" table:style-name="ce2"/>
          <table:table-cell table:number-columns-repeated="16304"/>
        </table:table-row>
        <table:table-row table:style-name="ro4">
          <table:table-cell office:value-type="string" table:style-name="ce2">
            <text:p>Spain</text:p>
          </table:table-cell>
          <table:table-cell office:value-type="string" table:style-name="ce2">
            <text:p>EU<text:s/></text:p>
          </table:table-cell>
          <table:table-cell office:value-type="string" table:style-name="ce1">
            <text:p>Uni Sevilla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us.es/estudiar/que-estudiar/oferta-de-grados/grado-en-ingenieria-informatica-ingenieria-del-software#edit-group-plani">https://www.us.es/estudiar/que-estudiar/oferta-de-grados/grado-en-ingenieria-informatica-ingenieria-del-software#edit-group-plani</text:a></text:p>
          </table:table-cell>
          <table:table-cell office:value-type="string" table:style-name="ce2">
            <text:p>Design and Testing I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sevius4.us.es/index.php?PyP=LISTA&amp;codcentro=3&amp;titulacion=205&amp;asignatura=2050048">https://sevius4.us.es/index.php?PyP=LISTA&amp;codcentro=3&amp;titulacion=205&amp;asignatura=2050048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11">
            <text:p>60</text:p>
          </table:table-cell>
          <table:table-cell office:value-type="float" office:value="36" table:style-name="ce11">
            <text:p>36</text:p>
          </table:table-cell>
          <table:table-cell office:value-type="float" office:value="24" table:style-name="ce11">
            <text:p>24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Exercises,project</text:p>
          </table:table-cell>
          <table:table-cell office:value-type="string" table:style-name="ce2">
            <text:p>Spanish</text:p>
          </table:table-cell>
          <table:table-cell office:value-type="string" table:style-name="ce1">
            <text:p>no books of testing in the bibliograpry</text:p>
          </table:table-cell>
          <table:table-cell office:value-type="string" office:string-value="" table:formula="of:=IF(COUNTA([.U92:.AG92]);&quot;X&quot;;&quot;&quot;)" table:style-name="ce2"/>
          <table:table-cell table:number-columns-repeated="13" table:style-name="ce2"/>
          <table:table-cell office:value-type="string" office:string-value="" table:formula="of:=IF(COUNTA([.AI92:.AO92]);&quot;X&quot;;&quot;&quot;)" table:style-name="ce2"/>
          <table:table-cell table:number-columns-repeated="43" table:style-name="ce2"/>
          <table:table-cell office:value-type="string" table:style-name="ce2">
            <text:p>x</text:p>
          </table:table-cell>
          <table:table-cell table:number-columns-repeated="16306"/>
        </table:table-row>
        <table:table-row table:style-name="ro4">
          <table:table-cell office:value-type="string" table:style-name="ce2">
            <text:p>Spain</text:p>
          </table:table-cell>
          <table:table-cell office:value-type="string" table:style-name="ce2">
            <text:p>EU<text:s/></text:p>
          </table:table-cell>
          <table:table-cell office:value-type="string" table:style-name="ce1">
            <text:p>Uni Sevilla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us.es/estudiar/que-estudiar/oferta-de-grados/grado-en-ingenieria-informatica-ingenieria-del-software#edit-group-plani">https://www.us.es/estudiar/que-estudiar/oferta-de-grados/grado-en-ingenieria-informatica-ingenieria-del-software#edit-group-plani</text:a></text:p>
          </table:table-cell>
          <table:table-cell office:value-type="string" table:style-name="ce2">
            <text:p>Desing and Testing II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sevius4.us.es/index.php?PyP=LISTA&amp;codcentro=3&amp;titulacion=205&amp;asignatura=2050049">https://sevius4.us.es/index.php?PyP=LISTA&amp;codcentro=3&amp;titulacion=205&amp;asignatura=2050049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11">
            <text:p>60</text:p>
          </table:table-cell>
          <table:table-cell office:value-type="float" office:value="36" table:style-name="ce11">
            <text:p>36</text:p>
          </table:table-cell>
          <table:table-cell office:value-type="float" office:value="24" table:style-name="ce11">
            <text:p>24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Exercises,project</text:p>
          </table:table-cell>
          <table:table-cell office:value-type="string" table:style-name="ce2">
            <text:p>Spanish</text:p>
          </table:table-cell>
          <table:table-cell office:value-type="string" table:style-name="ce1">
            <text:p>no books of testing in the bibliograpry</text:p>
          </table:table-cell>
          <table:table-cell office:value-type="string" office:string-value="" table:formula="of:=IF(COUNTA([.U93:.AG93]);&quot;X&quot;;&quot;&quot;)" table:style-name="ce2"/>
          <table:table-cell table:number-columns-repeated="13" table:style-name="ce2"/>
          <table:table-cell office:value-type="string" office:string-value="" table:formula="of:=IF(COUNTA([.AI93:.AO93]);&quot;X&quot;;&quot;&quot;)" table:style-name="ce2"/>
          <table:table-cell table:number-columns-repeated="28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table:number-columns-repeated="16304"/>
        </table:table-row>
        <table:table-row table:style-name="ro1">
          <table:table-cell office:value-type="string" table:style-name="ce2">
            <text:p>Spain</text:p>
          </table:table-cell>
          <table:table-cell office:value-type="string" table:style-name="ce2">
            <text:p>EU<text:s/></text:p>
          </table:table-cell>
          <table:table-cell office:value-type="string" table:style-name="ce1">
            <text:p>Univ. Castilla La Mancha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uclm.es/estudios/grados/ingenieria-informatica">https://www.uclm.es/estudios/grados/ingenieria-informatica</text:a></text:p>
          </table:table-cell>
          <table:table-cell office:value-type="string" table:style-name="ce2">
            <text:p>Software engineering II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guiae.uclm.es/vistaGuia/406/42324/2022-23">https://guiae.uclm.es/vistaGuia/406/42324/2022-23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11">
            <text:p>60</text:p>
          </table:table-cell>
          <table:table-cell office:value-type="float" office:value="36.75" table:style-name="ce11">
            <text:p>36,75</text:p>
          </table:table-cell>
          <table:table-cell office:value-type="float" office:value="23.25" table:style-name="ce11">
            <text:p>23,25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Exercises,Discussion</text:p>
          </table:table-cell>
          <table:table-cell office:value-type="string" table:style-name="ce2">
            <text:p>Spanish</text:p>
          </table:table-cell>
          <table:table-cell office:value-type="string" table:style-name="ce1">
            <text:p>Burnstein, Ilene Practical software testing: a process-oriented approach <text:s text:c="2"/>Springer 0-387-95131-8 2003. Gregory, Janet More agile testing: learning journeys for the whole team / <text:s text:c="2"/>Addison-Wesley 978-0-321-96705-3 2015. <text:s/>Kaner, Cem Testing computer software <text:s text:c="2"/>John Wiley &amp; Sons, 0-471-35846-0 1999<text:s/></text:p>
          </table:table-cell>
          <table:table-cell office:value-type="string" office:string-value="" table:formula="of:=IF(COUNTA([.U94:.AG94]);&quot;X&quot;;&quot;&quot;)" table:style-name="ce2"/>
          <table:table-cell table:number-columns-repeated="13" table:style-name="ce2"/>
          <table:table-cell office:value-type="string" office:string-value="" table:formula="of:=IF(COUNTA([.AI94:.AO94]);&quot;X&quot;;&quot;&quot;)" table:style-name="ce2"/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11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18" table:style-name="ce2"/>
          <table:table-cell table:number-columns-repeated="16304"/>
        </table:table-row>
        <table:table-row table:style-name="ro1">
          <table:table-cell office:value-type="string" table:style-name="ce2">
            <text:p>Spain</text:p>
          </table:table-cell>
          <table:table-cell office:value-type="string" table:style-name="ce2">
            <text:p>EU<text:s/></text:p>
          </table:table-cell>
          <table:table-cell office:value-type="string" table:style-name="ce1">
            <text:p>Univ. Castilla La Mancha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uclm.es/estudios/grados/ingenieria-informatica">https://www.uclm.es/estudios/grados/ingenieria-informatica</text:a></text:p>
          </table:table-cell>
          <table:table-cell office:value-type="string" table:style-name="ce2">
            <text:p>Software engineering II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guiae.uclm.es/vistaGuia/406/42324/2022-23">https://guiae.uclm.es/vistaGuia/406/42324/2022-23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11">
            <text:p>60</text:p>
          </table:table-cell>
          <table:table-cell office:value-type="float" office:value="36.75" table:style-name="ce11">
            <text:p>36,75</text:p>
          </table:table-cell>
          <table:table-cell office:value-type="float" office:value="23.25" table:style-name="ce11">
            <text:p>23,25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Exercises,Discussion</text:p>
          </table:table-cell>
          <table:table-cell office:value-type="string" table:style-name="ce2">
            <text:p>Spanish</text:p>
          </table:table-cell>
          <table:table-cell office:value-type="string" table:style-name="ce1">
            <text:p>Burnstein, Ilene Practical software testing: a process-oriented approach <text:s text:c="2"/>Springer 0-387-95131-8 2003. Gregory, Janet More agile testing: learning journeys for the whole team / <text:s text:c="2"/>Addison-Wesley 978-0-321-96705-3 2015. <text:s/>Kaner, Cem Testing computer software <text:s text:c="2"/>John Wiley &amp; Sons, 0-471-35846-0 1999<text:s/></text:p>
          </table:table-cell>
          <table:table-cell office:value-type="string" office:string-value="" table:formula="of:=IF(COUNTA([.U95:.AG95]);&quot;X&quot;;&quot;&quot;)" table:style-name="ce2"/>
          <table:table-cell table:number-columns-repeated="13" table:style-name="ce2"/>
          <table:table-cell office:value-type="string" office:string-value="" table:formula="of:=IF(COUNTA([.AI95:.AO95]);&quot;X&quot;;&quot;&quot;)" table:style-name="ce2"/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11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18" table:style-name="ce2"/>
          <table:table-cell table:number-columns-repeated="16304"/>
        </table:table-row>
        <table:table-row table:style-name="ro3">
          <table:table-cell office:value-type="string" table:style-name="ce2">
            <text:p>Spain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dad Carlos III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uc3m.es/grado/estudios">https://www.uc3m.es/grado/estudios</text:a></text:p>
          </table:table-cell>
          <table:table-cell office:value-type="string" table:style-name="ce2">
            <text:p>Software Development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<text:a xlink:href="https://aplicaciones.uc3m.es/cpa/generaFicha?est=218&amp;plan=489&amp;asig=18179&amp;idioma=1">https://aplicaciones.uc3m.es/cpa/generaFicha?est=218&amp;plan=489&amp;asig=18179&amp;idioma=1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11">
            <text:p>60</text:p>
          </table:table-cell>
          <table:table-cell office:value-type="float" office:value="40" table:style-name="ce11">
            <text:p>40</text:p>
          </table:table-cell>
          <table:table-cell office:value-type="float" office:value="20" table:style-name="ce11">
            <text:p>20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Exercises,Open Questions,Discussion</text:p>
          </table:table-cell>
          <table:table-cell office:value-type="string" table:style-name="ce2">
            <text:p>Spanish/English</text:p>
          </table:table-cell>
          <table:table-cell office:value-type="string" table:style-name="ce1">
            <text:p>Beck, Ken, et al.. Test-Driven Development By Example. , Three Rivers Institute., 2002. <text:s text:c="5"/>Lee Copeland. A Practitioner's Guide to Software Test Design., Artech House Publishers, 2003</text:p>
          </table:table-cell>
          <table:table-cell office:value-type="string" office:string-value="" table:formula="of:=IF(COUNTA([.U96:.AG96]);&quot;X&quot;;&quot;&quot;)" table:style-name="ce2"/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20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1">
          <table:table-cell office:value-type="string" table:style-name="ce2">
            <text:p>Spain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dad de Granada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ugr.es/estudiantes/grados/grado-ingenieria-informatica">https://www.ugr.es/estudiantes/grados/grado-ingenieria-informatica</text:a></text:p>
          </table:table-cell>
          <table:table-cell office:value-type="string" table:style-name="ce2">
            <text:p>Software Development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www.ugr.es/estudiantes/grados/grado-ingenieria-informatica/desarrollo-software-eingenieria-software/guia-docente">https://www.ugr.es/estudiantes/grados/grado-ingenieria-informatica/desarrollo-software-eingenieria-software/guia-docente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105" table:style-name="ce11">
            <text:p>105</text:p>
          </table:table-cell>
          <table:table-cell office:value-type="float" office:value="30" table:style-name="ce11">
            <text:p>30</text:p>
          </table:table-cell>
          <table:table-cell office:value-type="float" office:value="75" table:style-name="ce11">
            <text:p>75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Exercises,project,Discussion</text:p>
          </table:table-cell>
          <table:table-cell office:value-type="string" table:style-name="ce2">
            <text:p>Spanish</text:p>
          </table:table-cell>
          <table:table-cell office:value-type="string" table:style-name="ce1">
            <text:p>Daniel Galin. Software Quality. Wiley-IEEE Computer Society Press, 2018.</text:p>
          </table:table-cell>
          <table:table-cell office:value-type="string" office:string-value="" table:formula="of:=IF(COUNTA([.U97:.AG97]);&quot;X&quot;;&quot;&quot;)" table:style-name="ce2"/>
          <table:table-cell table:number-columns-repeated="13" table:style-name="ce2"/>
          <table:table-cell office:value-type="string" office:string-value="" table:formula="of:=IF(COUNTA([.AI97:.AO97]);&quot;X&quot;;&quot;&quot;)" table:style-name="ce2"/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18" table:style-name="ce2"/>
          <table:table-cell table:number-columns-repeated="16304"/>
        </table:table-row>
        <table:table-row table:style-name="ro1">
          <table:table-cell office:value-type="string" table:style-name="ce2">
            <text:p>Spain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tat Autonoma de Barcelona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uab.cat/web/estudiar/listado-de-grados/plan-de-estudios/plan-de-estudios-y-horarios/ingenieria-informatica-1345467893054.html?param1=1263367146646">https://www.uab.cat/web/estudiar/listado-de-grados/plan-de-estudios/plan-de-estudios-y-horarios/ingenieria-informatica-1345467893054.html?param1=1263367146646</text:a></text:p>
          </table:table-cell>
          <table:table-cell office:value-type="string" table:style-name="ce2">
            <text:p>Software Engineering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<text:a xlink:href="https://guies.uab.cat/guies_docents/public/portal/html/2023/assignatura/102743/es">https://guies.uab.cat/guies_docents/public/portal/html/2023/assignatura/102743/es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11">
            <text:p>60</text:p>
          </table:table-cell>
          <table:table-cell office:value-type="float" office:value="30" table:style-name="ce11">
            <text:p>30</text:p>
          </table:table-cell>
          <table:table-cell office:value-type="float" office:value="30" table:style-name="ce11">
            <text:p>30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,Open Questions</text:p>
          </table:table-cell>
          <table:table-cell office:value-type="string" table:style-name="ce2">
            <text:p>Spanish</text:p>
          </table:table-cell>
          <table:table-cell office:value-type="string" table:style-name="ce1">
            <text:p>no books of testing in the bibliograpry</text:p>
          </table:table-cell>
          <table:table-cell office:value-type="string" office:string-value="" table:formula="of:=IF(COUNTA([.U98:.AG98]);&quot;X&quot;;&quot;&quot;)" table:style-name="ce2"/>
          <table:table-cell table:number-columns-repeated="13" table:style-name="ce2"/>
          <table:table-cell office:value-type="string" office:string-value="" table:formula="of:=IF(COUNTA([.AI98:.AO98]);&quot;X&quot;;&quot;&quot;)" table:style-name="ce2"/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11" table:style-name="ce2"/>
          <table:table-cell office:value-type="string" table:style-name="ce2">
            <text:p>x</text:p>
          </table:table-cell>
          <table:table-cell table:number-columns-repeated="24" table:style-name="ce2"/>
          <table:table-cell table:number-columns-repeated="16304"/>
        </table:table-row>
        <table:table-row table:style-name="ro1">
          <table:table-cell office:value-type="string" table:style-name="ce2">
            <text:p>Spain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tat Autonoma de Barcelona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uab.cat/web/estudiar/listado-de-grados/plan-de-estudios/plan-de-estudios-y-horarios/ingenieria-informatica-1345467893054.html?param1=1263367146646">https://www.uab.cat/web/estudiar/listado-de-grados/plan-de-estudios/plan-de-estudios-y-horarios/ingenieria-informatica-1345467893054.html?param1=1263367146646</text:a></text:p>
          </table:table-cell>
          <table:table-cell office:value-type="string" table:style-name="ce2">
            <text:p>Test and software Quality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guies.uab.cat/guies_docents/public/portal/html/2023/assignatura/102758/es">https://guies.uab.cat/guies_docents/public/portal/html/2023/assignatura/102758/es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84" table:style-name="ce11">
            <text:p>84</text:p>
          </table:table-cell>
          <table:table-cell office:value-type="float" office:value="48" table:style-name="ce11">
            <text:p>48</text:p>
          </table:table-cell>
          <table:table-cell office:value-type="float" office:value="36" table:style-name="ce11">
            <text:p>36</text:p>
          </table:table-cell>
          <table:table-cell office:value-type="string" table:style-name="ce38">
            <text:p>ST</text:p>
          </table:table-cell>
          <table:table-cell office:value-type="string" table:style-name="ce2">
            <text:p>Homework,Discussion</text:p>
          </table:table-cell>
          <table:table-cell office:value-type="string" table:style-name="ce2">
            <text:p>Catalá</text:p>
          </table:table-cell>
          <table:table-cell office:value-type="string" table:style-name="ce1">
            <text:p>[1] A Software Testing Primer: an Introduction to Software Testing. Nick Jenkins. http://www.nickjenkins.net</text:p>
            <text:p>[1,2,3,5,6] Manage Software Testing. Peter Farrell-Vinay. Auerbach Publications, 2008. [1,3,4] A practitioner's guide to software testing. Lee Copeland, 2004.</text:p>
            <text:p>[4] How to break software: a practical guideto testing. James A. Whittaker. Addison Wesley, 2003.</text:p>
            <text:p>EL libro sobre prueba exploratoria.</text:p>
            <text:p>[5] Pragmatic Unit Testingin Java with Junit. Andy Hunt, Dave Thomas.The Pragmatic Programmer, 2003. [6] IEEE Standard for Software and System Test Documentation IEEE Std82-2008. IEEE Computer Society, 2008.</text:p>
            <text:p>[6] Systematic Software Testing by. RickD. Craig, Stefan P.Jaskiel. ArtechHouse, 2002.</text:p>
          </table:table-cell>
          <table:table-cell office:value-type="string" office:string-value="X" table:formula="of:=IF(COUNTA([.U99:.AG99]);&quot;X&quot;;&quot;&quot;)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12" table:style-name="ce2"/>
          <table:table-cell office:value-type="string" table:style-name="ce2">
            <text:p>x</text:p>
          </table:table-cell>
          <table:table-cell table:number-columns-repeated="7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16306"/>
        </table:table-row>
        <table:table-row table:style-name="ro1">
          <table:table-cell office:value-type="string" table:style-name="ce2">
            <text:p>Spain</text:p>
          </table:table-cell>
          <table:table-cell office:value-type="string" table:style-name="ce2">
            <text:p>EU<text:s/></text:p>
          </table:table-cell>
          <table:table-cell office:value-type="string" table:style-name="ce1">
            <text:p>Universidad de Zaragoza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estudios.unizar.es/estudio/asignatura?anyo_academico=2023&amp;asignatura_id=30222&amp;estudio_id=20230148&amp;centro_id=110&amp;plan_id_nk=439">https://estudios.unizar.es/estudio/asignatura?anyo_academico=2023&amp;asignatura_id=30222&amp;estudio_id=20230148&amp;centro_id=110&amp;plan_id_nk=439</text:a></text:p>
          </table:table-cell>
          <table:table-cell office:value-type="string" table:style-name="ce2">
            <text:p>Software Engineering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sia.unizar.es/doa/consultaPublica/look%5bconpub%5dMostrarPubGuiaDocAs?entradaPublica=true&amp;idiomaPais=es.ES&amp;_anoAcademico=2023&amp;_codAsignatura=30222">https://sia.unizar.es/doa/consultaPublica/look[conpub]MostrarPubGuiaDocAs?entradaPublica=true&amp;idiomaPais=es.ES&amp;_anoAcademico=2023&amp;_codAsignatura=30222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11">
            <text:p>60</text:p>
          </table:table-cell>
          <table:table-cell office:value-type="float" office:value="30" table:style-name="ce11">
            <text:p>30</text:p>
          </table:table-cell>
          <table:table-cell office:value-type="float" office:value="30" table:style-name="ce11">
            <text:p>30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Exercises,Discussion</text:p>
          </table:table-cell>
          <table:table-cell office:value-type="string" table:style-name="ce27">
            <text:p>Spanish</text:p>
          </table:table-cell>
          <table:table-cell office:value-type="string" table:style-name="ce1">
            <text:p>no books of testing in the bibliograpry</text:p>
          </table:table-cell>
          <table:table-cell office:value-type="string" office:string-value="" table:formula="of:=IF(COUNTA([.U100:.AG100]);&quot;X&quot;;&quot;&quot;)" table:style-name="ce2"/>
          <table:table-cell table:number-columns-repeated="13" table:style-name="ce2"/>
          <table:table-cell office:value-type="string" office:string-value="" table:formula="of:=IF(COUNTA([.AI100:.AO100]);&quot;X&quot;;&quot;&quot;)" table:style-name="ce2"/>
          <table:table-cell table:number-columns-repeated="21" table:style-name="ce2"/>
          <table:table-cell office:value-type="string" table:style-name="ce2">
            <text:p>x</text:p>
          </table:table-cell>
          <table:table-cell table:number-columns-repeated="24" table:style-name="ce2"/>
          <table:table-cell table:number-columns-repeated="16304"/>
        </table:table-row>
        <table:table-row table:style-name="ro1">
          <table:table-cell office:value-type="string" table:style-name="ce2">
            <text:p>Spain</text:p>
          </table:table-cell>
          <table:table-cell office:value-type="string" table:style-name="ce2">
            <text:p>EU<text:s/></text:p>
          </table:table-cell>
          <table:table-cell office:value-type="string" table:style-name="ce1">
            <text:p>Universidad de Zaragoza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estudios.unizar.es/estudio/asignatura?anyo_academico=2023&amp;asignatura_id=30222&amp;estudio_id=20230148&amp;centro_id=110&amp;plan_id_nk=439">https://estudios.unizar.es/estudio/asignatura?anyo_academico=2023&amp;asignatura_id=30222&amp;estudio_id=20230148&amp;centro_id=110&amp;plan_id_nk=439</text:a></text:p>
          </table:table-cell>
          <table:table-cell office:value-type="string" table:style-name="ce2">
            <text:p>Validation and Verification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sia.unizar.es/doa/consultaPublica/look%5bconpub%5dMostrarPubGuiaDocAs?entradaPublica=true&amp;idiomaPais=es.ES&amp;_anoAcademico=2023&amp;_codAsignatura=30244">https://sia.unizar.es/doa/consultaPublica/look[conpub]MostrarPubGuiaDocAs?entradaPublica=true&amp;idiomaPais=es.ES&amp;_anoAcademico=2023&amp;_codAsignatura=30244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11">
            <text:p>60</text:p>
          </table:table-cell>
          <table:table-cell office:value-type="float" office:value="30" table:style-name="ce11">
            <text:p>30</text:p>
          </table:table-cell>
          <table:table-cell office:value-type="float" office:value="30" table:style-name="ce11">
            <text:p>30</text:p>
          </table:table-cell>
          <table:table-cell office:value-type="string" table:style-name="ce38">
            <text:p>ST</text:p>
          </table:table-cell>
          <table:table-cell office:value-type="string" table:style-name="ce2">
            <text:p>Exercises,Discussion</text:p>
          </table:table-cell>
          <table:table-cell office:value-type="string" table:style-name="ce2">
            <text:p>spanish</text:p>
          </table:table-cell>
          <table:table-cell office:value-type="string" table:style-name="ce1">
            <text:p>no books of testing in the bibliograpry</text:p>
          </table:table-cell>
          <table:table-cell office:value-type="string" office:string-value="" table:formula="of:=IF(COUNTA([.U101:.AG101]);&quot;X&quot;;&quot;&quot;)" table:style-name="ce2"/>
          <table:table-cell table:number-columns-repeated="13" table:style-name="ce2"/>
          <table:table-cell office:value-type="string" office:string-value="" table:formula="of:=IF(COUNTA([.AI101:.AO101]);&quot;X&quot;;&quot;&quot;)" table:style-name="ce2"/>
          <table:table-cell table:number-columns-repeated="20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0" table:style-name="ce2"/>
          <table:table-cell office:value-type="string" table:style-name="ce2">
            <text:p>x</text:p>
          </table:table-cell>
          <table:table-cell table:number-columns-repeated="3" table:style-name="ce2"/>
          <table:table-cell table:number-columns-repeated="16304"/>
        </table:table-row>
        <table:table-row table:style-name="ro1">
          <table:table-cell office:value-type="string" table:style-name="ce2">
            <text:p>Spain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dad del Pais Vasco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ehu.eus/es/web/graduak/grado-ingenieria-informatica">https://www.ehu.eus/es/web/graduak/grado-ingenieria-informatica</text:a></text:p>
          </table:table-cell>
          <table:table-cell office:value-type="string" table:style-name="ce2">
            <text:p>Software Engineering II</text:p>
          </table:table-cell>
          <table:table-cell office:value-type="date" office:date-value="1900-01-03T00:00:00" table:style-name="ce28">
            <text:p>03-gen</text:p>
          </table:table-cell>
          <table:table-cell office:value-type="string" table:style-name="ce8">
            <text:p><text:a xlink:href="https://www.ehu.eus/es/web/graduak/grado-ingenieria-informatica/creditos-y-asignaturas?p_redirect=consultaAsignatura&amp;p_cod_proceso=egr&amp;p_anyo_acad=20230&amp;p_ciclo=X&amp;p_curso=X&amp;p_cod_asignatura=26215">https://www.ehu.eus/es/web/graduak/grado-ingenieria-informatica/creditos-y-asignaturas?p_redirect=consultaAsignatura&amp;p_cod_proceso=egr&amp;p_anyo_acad=20230&amp;p_ciclo=X&amp;p_curso=X&amp;p_cod_asignatura=26215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11">
            <text:p>60</text:p>
          </table:table-cell>
          <table:table-cell office:value-type="float" office:value="40" table:style-name="ce11">
            <text:p>40</text:p>
          </table:table-cell>
          <table:table-cell office:value-type="float" office:value="20" table:style-name="ce11">
            <text:p>20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,Discussion</text:p>
          </table:table-cell>
          <table:table-cell office:value-type="string" table:style-name="ce2">
            <text:p>Spanish/Euskera</text:p>
          </table:table-cell>
          <table:table-cell office:value-type="string" table:style-name="ce1">
            <text:p>JUnit in action second Edition. P. Tahchiev, F. Leme, V. Massol, G.Gregory. Manning Pres. 2011.</text:p>
          </table:table-cell>
          <table:table-cell office:value-type="string" office:string-value="" table:formula="of:=IF(COUNTA([.U102:.AG102]);&quot;X&quot;;&quot;&quot;)" table:style-name="ce2"/>
          <table:table-cell table:number-columns-repeated="13" table:style-name="ce2"/>
          <table:table-cell office:value-type="string" office:string-value="" table:formula="of:=IF(COUNTA([.AI102:.AO102]);&quot;X&quot;;&quot;&quot;)" table:style-name="ce2"/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11" table:style-name="ce2"/>
          <table:table-cell office:value-type="string" table:style-name="ce2">
            <text:p>x</text:p>
          </table:table-cell>
          <table:table-cell table:number-columns-repeated="24" table:style-name="ce2"/>
          <table:table-cell table:number-columns-repeated="16304"/>
        </table:table-row>
        <table:table-row table:style-name="ro1">
          <table:table-cell office:value-type="string" table:style-name="ce2">
            <text:p>Spain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dad Complutense de Madrid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ucm.es/estudios/grado-ingenieriainformatica-estudios-estructura">https://www.ucm.es/estudios/grado-ingenieriainformatica-estudios-estructura</text:a></text:p>
          </table:table-cell>
          <table:table-cell office:value-type="string" table:style-name="ce2">
            <text:p>Software Testing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web.fdi.ucm.es/UCMFiles/pdf/FICHAS_DOCENTES/2023/8181.pdf">https://web.fdi.ucm.es/UCMFiles/pdf/FICHAS_DOCENTES/2023/8181.pdf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2">
            <text:p>6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string" table:style-name="ce38">
            <text:p>ST</text:p>
          </table:table-cell>
          <table:table-cell office:value-type="string" table:style-name="ce2">
            <text:p>Exercises</text:p>
          </table:table-cell>
          <table:table-cell office:value-type="string" table:style-name="ce2">
            <text:p>Spanish / English</text:p>
          </table:table-cell>
          <table:table-cell office:value-type="string" table:style-name="ce1">
            <text:p>Básica</text:p>
            <text:p>P. Ammann and J. Offutt. Introduction to Software Testing (2nd edition). Cambridge University Press, 2016.</text:p>
            <text:p>Complementaria</text:p>
            <text:p>R. Biering, S.Brown, E.Galván, J. Timoney. Essentials of Software Testing. Cambridge University Press, 2022. R. M. Hierons, J. P. Bowen and M. Harman. Formal Methods and Testing. Springer, 2008.</text:p>
            <text:p>G. J. Myers, C. Sandler, T. Badgett. The Art of Software Testing (3rd edition). John Wiley &amp; Sons, 2011.</text:p>
            <text:p>M. Utting and B. Legeard. Practical Model-Based Testing: A Tools Approach. Morgan-Kaufmann, 2007</text:p>
          </table:table-cell>
          <table:table-cell office:value-type="string" office:string-value="X" table:formula="of:=IF(COUNTA([.U103:.AG103]);&quot;X&quot;;&quot;&quot;)" table:style-name="ce2">
            <text:p>X</text:p>
          </table:table-cell>
          <table:table-cell table:number-columns-repeated="11" table:style-name="ce2"/>
          <table:table-cell office:value-type="string" table:style-name="ce2">
            <text:p>x</text:p>
          </table:table-cell>
          <table:table-cell table:style-name="ce2"/>
          <table:table-cell office:value-type="string" office:string-value="" table:formula="of:=IF(COUNTA([.AI103:.AO103]);&quot;X&quot;;&quot;&quot;)" table:style-name="ce2"/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9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23" table:style-name="ce2"/>
          <table:table-cell table:number-columns-repeated="16304"/>
        </table:table-row>
        <table:table-row table:style-name="ro1">
          <table:table-cell office:value-type="string" table:style-name="ce2">
            <text:p>Spain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dad de Málaga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uma.es/grado-en-ingenieria-informatica">https://www.uma.es/grado-en-ingenieria-informatica</text:a></text:p>
          </table:table-cell>
          <table:table-cell office:value-type="string" table:style-name="ce2">
            <text:p>Introduction to Software Engineering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sara.uma.es/ht/2023/ProgramasAsignaturas_Titulacion_5389_AsigUMA_55156.pdf">https://sara.uma.es/ht/2023/ProgramasAsignaturas_Titulacion_5389_AsigUMA_55156.pdf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Exercises</text:p>
          </table:table-cell>
          <table:table-cell office:value-type="string" table:style-name="ce2">
            <text:p>Spanish</text:p>
          </table:table-cell>
          <table:table-cell office:value-type="string" table:style-name="ce1">
            <text:p>Unit Testing. Principles, Practices, and Patterns; V. Khorikov; Manning; 2020. <text:s text:c="2"/>Complementaria</text:p>
            <text:p>Test-Driven Development By Example; K. Beck; Addison-Wesley; 2002</text:p>
            <text:p>The Art of Software Testing, 3rd edition; G.J. Myers, C. Sandler, T. Badgett; Wiley; 2012</text:p>
          </table:table-cell>
          <table:table-cell office:value-type="string" office:string-value="" table:formula="of:=IF(COUNTA([.U104:.AG104]);&quot;X&quot;;&quot;&quot;)" table:style-name="ce2"/>
          <table:table-cell table:number-columns-repeated="13" table:style-name="ce2"/>
          <table:table-cell office:value-type="string" office:string-value="" table:formula="of:=IF(COUNTA([.AI104:.AO104]);&quot;X&quot;;&quot;&quot;)" table:style-name="ce2"/>
          <table:table-cell table:number-columns-repeated="21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0" table:style-name="ce2"/>
          <table:table-cell office:value-type="string" table:style-name="ce2">
            <text:p>x</text:p>
          </table:table-cell>
          <table:table-cell table:number-columns-repeated="16306"/>
        </table:table-row>
        <table:table-row table:style-name="ro1">
          <table:table-cell office:value-type="string" table:style-name="ce2">
            <text:p>Spain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tat de Alacant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eb.ua.es/es/grados/grado-en-ingenieria-informatica/plan-de-estudios.html">https://web.ua.es/es/grados/grado-en-ingenieria-informatica/plan-de-estudios.html</text:a></text:p>
          </table:table-cell>
          <table:table-cell office:value-type="string" table:style-name="ce2">
            <text:p>Planning and Testing of Software Systems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cvnet.cpd.ua.es/Guia-Docente/GuiaDocente/Index?wcodest=C203&amp;wcodasi=34027&amp;wlengua=es&amp;scaca=2023-24">https://cvnet.cpd.ua.es/Guia-Docente/GuiaDocente/Index?wcodest=C203&amp;wcodasi=34027&amp;wlengua=es&amp;scaca=2023-24#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11">
            <text:p>60</text:p>
          </table:table-cell>
          <table:table-cell office:value-type="float" office:value="30" table:style-name="ce11">
            <text:p>30</text:p>
          </table:table-cell>
          <table:table-cell office:value-type="float" office:value="30" table:style-name="ce11">
            <text:p>30</text:p>
          </table:table-cell>
          <table:table-cell office:value-type="string" table:style-name="ce38">
            <text:p>ST</text:p>
          </table:table-cell>
          <table:table-cell office:value-type="string" table:style-name="ce2">
            <text:p>Exam</text:p>
          </table:table-cell>
          <table:table-cell office:value-type="string" table:style-name="ce2">
            <text:p>Spanish</text:p>
          </table:table-cell>
          <table:table-cell office:value-type="string" table:style-name="ce1">
            <text:p>Software testing : a craftman`s approach. 978-1-4665-6068-0. <text:s text:c="21"/>Java Power Tools ISBN: 978-0-596-52793-8</text:p>
          </table:table-cell>
          <table:table-cell office:value-type="string" office:string-value="X" table:formula="of:=IF(COUNTA([.U105:.AG105]);&quot;X&quot;;&quot;&quot;)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4" table:style-name="ce2"/>
          <table:table-cell office:value-type="string" office:string-value="" table:formula="of:=IF(COUNTA([.AI105:.AO105]);&quot;X&quot;;&quot;&quot;)" table:style-name="ce2"/>
          <table:table-cell table:number-columns-repeated="20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16306"/>
        </table:table-row>
        <table:table-row table:style-name="ro1">
          <table:table-cell office:value-type="string" table:style-name="ce2">
            <text:p>Spain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dad Autónoma de Madrid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uam.es/uam/informatica">https://www.uam.es/uam/informatica</text:a></text:p>
          </table:table-cell>
          <table:table-cell office:value-type="string" table:style-name="ce2">
            <text:p>Software Engineering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secretaria-virtual.uam.es/doa/consultaPublica/look%5bconpub%5dMostrarPubGuiaDocAs">https://secretaria-virtual.uam.es/doa/consultaPublica/look[conpub]MostrarPubGuiaDocAs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11">
            <text:p>60</text:p>
          </table:table-cell>
          <table:table-cell office:value-type="float" office:value="30" table:style-name="ce11">
            <text:p>30</text:p>
          </table:table-cell>
          <table:table-cell office:value-type="float" office:value="30" table:style-name="ce11">
            <text:p>30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Exercises,Discussion</text:p>
          </table:table-cell>
          <table:table-cell office:value-type="string" table:style-name="ce2">
            <text:p>Spanish</text:p>
          </table:table-cell>
          <table:table-cell office:value-type="string" table:style-name="ce1">
            <text:p>Daniel Bolaños, Almudena Sierra, Idoia Alarcón. Pruebas de software y JUnit. Un análisis en profundidad y ejemplos prácticos. Pearson Education. 2007.</text:p>
          </table:table-cell>
          <table:table-cell office:value-type="string" office:string-value="" table:formula="of:=IF(COUNTA([.U106:.AG106]);&quot;X&quot;;&quot;&quot;)" table:style-name="ce2"/>
          <table:table-cell table:number-columns-repeated="13" table:style-name="ce2"/>
          <table:table-cell office:value-type="string" office:string-value="" table:formula="of:=IF(COUNTA([.AI106:.AO106]);&quot;X&quot;;&quot;&quot;)" table:style-name="ce2"/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11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18" table:style-name="ce2"/>
          <table:table-cell table:number-columns-repeated="16304"/>
        </table:table-row>
        <table:table-row table:style-name="ro1">
          <table:table-cell office:value-type="string" table:style-name="ce2">
            <text:p>Spain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dad de Alcalá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uah.es/es/estudios/estudios-oficiales/grados/asignaturas/index.html?codPlan=G781">https://www.uah.es/es/estudios/estudios-oficiales/grados/asignaturas/index.html?codPlan=G781</text:a></text:p>
          </table:table-cell>
          <table:table-cell office:value-type="string" table:style-name="ce2">
            <text:p>Software Engineer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ob:https://www.uah.es/0551c936-fe3a-4ce9-a7f0-914aef033a33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Homework,Project,Discussion</text:p>
          </table:table-cell>
          <table:table-cell office:value-type="string" table:style-name="ce2">
            <text:p>Spanish</text:p>
          </table:table-cell>
          <table:table-cell office:value-type="string" table:style-name="ce1">
            <text:p>no books of testing in the bibliograpry</text:p>
          </table:table-cell>
          <table:table-cell office:value-type="string" office:string-value="" table:formula="of:=IF(COUNTA([.U107:.AG107]);&quot;X&quot;;&quot;&quot;)" table:style-name="ce2"/>
          <table:table-cell table:number-columns-repeated="13" table:style-name="ce2"/>
          <table:table-cell office:value-type="string" office:string-value="" table:formula="of:=IF(COUNTA([.AI107:.AO107]);&quot;X&quot;;&quot;&quot;)" table:style-name="ce2"/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11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18" table:style-name="ce2"/>
          <table:table-cell table:number-columns-repeated="16304"/>
        </table:table-row>
        <table:table-row table:style-name="ro1">
          <table:table-cell office:value-type="string" table:style-name="ce2">
            <text:p>Spain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dad Rey Juan Carlos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urjc.es/estudios/grado/640-ingenieria-software">https://www.urjc.es/estudios/grado/640-ingenieria-software</text:a></text:p>
          </table:table-cell>
          <table:table-cell office:value-type="string" table:style-name="ce2">
            <text:p>Software Quality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gestion3.urjc.es/guiasdocentes/mostrarGuias.jsp">https://gestion3.urjc.es/guiasdocentes/mostrarGuias.jsp#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11">
            <text:p>60</text:p>
          </table:table-cell>
          <table:table-cell office:value-type="float" office:value="30" table:style-name="ce11">
            <text:p>30</text:p>
          </table:table-cell>
          <table:table-cell office:value-type="float" office:value="30" table:style-name="ce11">
            <text:p>30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,Project</text:p>
          </table:table-cell>
          <table:table-cell office:value-type="string" table:style-name="ce2">
            <text:p>Spanish</text:p>
          </table:table-cell>
          <table:table-cell office:value-type="string" table:style-name="ce1">
            <text:p>no books of testing in the bibliograpry</text:p>
          </table:table-cell>
          <table:table-cell office:value-type="string" office:string-value="" table:formula="of:=IF(COUNTA([.U108:.AG108]);&quot;X&quot;;&quot;&quot;)" table:style-name="ce2"/>
          <table:table-cell table:number-columns-repeated="13" table:style-name="ce2"/>
          <table:table-cell office:value-type="string" office:string-value="" table:formula="of:=IF(COUNTA([.AI108:.AO108]);&quot;X&quot;;&quot;&quot;)" table:style-name="ce2"/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12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15" table:style-name="ce2"/>
          <table:table-cell office:value-type="string" table:style-name="ce2">
            <text:p>x</text:p>
          </table:table-cell>
          <table:table-cell table:number-columns-repeated="16306"/>
        </table:table-row>
        <table:table-row table:style-name="ro1">
          <table:table-cell office:value-type="string" table:style-name="ce2">
            <text:p>Spain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dad de Murcia</text:p>
          </table:table-cell>
          <table:table-cell office:value-type="string" table:style-name="ce1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www.um.es/web/estudios/grados/informatica/plan-guias">https://www.um.es/web/estudios/grados/informatica/plan-guias</text:a></text:p>
          </table:table-cell>
          <table:table-cell office:value-type="string" table:style-name="ce2">
            <text:p>Software Quality</text:p>
          </table:table-cell>
          <table:table-cell office:value-type="float" office:value="4" table:style-name="ce1">
            <text:p>4</text:p>
          </table:table-cell>
          <table:table-cell office:value-type="string" table:style-name="ce8">
            <text:p><text:a xlink:href="https://aulavirtual.um.es/umugdocente-tool/htmlprint/guia/RBn0GJaylPMUPDCLzcjSgaTPIMy6IMb8aVG5pEoVfzeShjhJFSc">https://aulavirtual.um.es/umugdocente-tool/htmlprint/guia/RBn0GJaylPMUPDCLzcjSgaTPIMy6IMb8aVG5pEoVfzeShjhJFSc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60" table:style-name="ce11">
            <text:p>60</text:p>
          </table:table-cell>
          <table:table-cell office:value-type="float" office:value="30" table:style-name="ce11">
            <text:p>30</text:p>
          </table:table-cell>
          <table:table-cell office:value-type="float" office:value="30" table:style-name="ce11">
            <text:p>30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Exercises,Discussion</text:p>
          </table:table-cell>
          <table:table-cell office:value-type="string" table:style-name="ce2">
            <text:p>Spanish</text:p>
          </table:table-cell>
          <table:table-cell office:value-type="string" table:style-name="ce1">
            <text:p>Bierig, R., Brown, S., Galván, E., &amp; Timoney, J. (2021). Essentials of Software Testing. Cambridge: Cambridge University Press. doi:10.1017/9781108974073.<text:s text:c="11"/></text:p>
            <text:p><text:s text:c="43"/>Kent Beck. "Test-Driven Development By Example". Addison Wesley. 2003. <text:s text:c="20"/>Glenford J. Myers. "The Art of Software Testing". 3rd edition. John Wiley &amp; Sons, Inc. 2012. <text:s text:c="31"/>David Astels. "Test driven development: a practical guide". Prentice Hall. 2003.</text:p>
          </table:table-cell>
          <table:table-cell office:value-type="string" office:string-value="" table:formula="of:=IF(COUNTA([.U109:.AG109]);&quot;X&quot;;&quot;&quot;)" table:style-name="ce2"/>
          <table:table-cell table:number-columns-repeated="13" table:style-name="ce2"/>
          <table:table-cell office:value-type="string" office:string-value="" table:formula="of:=IF(COUNTA([.AI109:.AO109]);&quot;X&quot;;&quot;&quot;)" table:style-name="ce2"/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11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16" table:style-name="ce2"/>
          <table:table-cell office:value-type="string" table:style-name="ce2">
            <text:p>x</text:p>
          </table:table-cell>
          <table:table-cell table:number-columns-repeated="16306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Bergamo unibg</text:p>
          </table:table-cell>
          <table:table-cell office:value-type="string" table:style-name="ce2">
            <text:p>Computer Engineering</text:p>
          </table:table-cell>
          <table:table-cell office:value-type="string" table:style-name="ce2">
            <text:p>Bachelor</text:p>
          </table:table-cell>
          <table:table-cell office:value-type="string" table:style-name="ce1">
            <text:p>https://didattica-rubrica.unibg.it/ugov/degree/2021</text:p>
          </table:table-cell>
          <table:table-cell office:value-type="string" table:style-name="ce1">
            <text:p>Software Engineering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didattica-rubrica.unibg.it/ugov/degreecourse/76765">https://didattica-rubrica.unibg.it/ugov/degreecourse/76765</text:a></text:p>
          </table:table-cell>
          <table:table-cell office:value-type="string" table:style-name="ce2">
            <text:p>CE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both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,Project,Discussion</text:p>
          </table:table-cell>
          <table:table-cell office:value-type="string" table:style-name="ce2">
            <text:p>Italian</text:p>
          </table:table-cell>
          <table:table-cell table:style-name="ce3"/>
          <table:table-cell office:value-type="string" office:string-value="" table:formula="of:=IF(COUNTA([.U110:.AG110]);&quot;X&quot;;&quot;&quot;)" table:style-name="ce2"/>
          <table:table-cell table:number-columns-repeated="13" table:style-name="ce2"/>
          <table:table-cell office:value-type="string" office:string-value="" table:formula="of:=IF(COUNTA([.AI110:.AO110]);&quot;X&quot;;&quot;&quot;)" table:style-name="ce2"/>
          <table:table-cell table:number-columns-repeated="28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Bergamo unibg</text:p>
          </table:table-cell>
          <table:table-cell office:value-type="string" table:style-name="ce2">
            <text:p>Computer Engineering</text:p>
          </table:table-cell>
          <table:table-cell office:value-type="string" table:style-name="ce2">
            <text:p>Master</text:p>
          </table:table-cell>
          <table:table-cell office:value-type="string" table:style-name="ce1">
            <text:p>https://didattica-rubrica.unibg.it/ugov/degree/2021</text:p>
          </table:table-cell>
          <table:table-cell office:value-type="string" table:style-name="ce1">
            <text:p>Testing e Verifica del Software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<text:a xlink:href="https://didattica-rubrica.unibg.it/ugov/degreecourse/94266">https://didattica-rubrica.unibg.it/ugov/degreecourse/94266</text:a></text:p>
          </table:table-cell>
          <table:table-cell office:value-type="string" table:style-name="ce2">
            <text:p>CE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ST</text:p>
          </table:table-cell>
          <table:table-cell office:value-type="string" table:style-name="ce2">
            <text:p>Exercises,open questions,Project,Discussion</text:p>
          </table:table-cell>
          <table:table-cell office:value-type="string" table:style-name="ce2">
            <text:p>Italian</text:p>
          </table:table-cell>
          <table:table-cell office:value-type="string" table:style-name="ce1">
            <text:p>Mauro Pezzè and Michal Young, Software Testing and Analysis, process, principle and techniques, John Wiley 2007</text:p>
          </table:table-cell>
          <table:table-cell office:value-type="string" office:string-value="X" table:formula="of:=IF(COUNTA([.U111:.AG111]);&quot;X&quot;;&quot;&quot;)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7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4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campania</text:p>
          </table:table-cell>
          <table:table-cell office:value-type="string" table:style-name="ce2">
            <text:p>Computer and Electronic Engineering</text:p>
          </table:table-cell>
          <table:table-cell office:value-type="string" table:style-name="ce2">
            <text:p>Bachelor</text:p>
          </table:table-cell>
          <table:table-cell office:value-type="string" table:style-name="ce1">
            <text:p>https://www.ingegneria.unicampania.it/didattica/corsi-di-studio/ingegneria-elettronica-e-informatica#piani-di-studio-ita-eng</text:p>
          </table:table-cell>
          <table:table-cell office:value-type="string" table:style-name="ce1">
            <text:p>Software Engineering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www.ingegneria.unicampania.it/dipartimento/docenti?MATRICOLA=083762&amp;COD_UNITA=A13060&amp;COD_ATTIVITA=A13060&amp;CODICE_PARTIZIONE=N0&amp;AA_OFFERTA=2021&amp;SETTORE=ING-INF/05&amp;CFU=6.00&amp;COD_CORSO_STUDIO=A13">https://www.ingegneria.unicampania.it/dipartimento/docenti?MATRICOLA=083762&amp;COD_UNITA=A13060&amp;COD_ATTIVITA=A13060&amp;CODICE_PARTIZIONE=N0&amp;AA_OFFERTA=2021&amp;SETTORE=ING-INF/05&amp;CFU=6.00&amp;COD_CORSO_STUDIO=A13</text:a></text:p>
          </table:table-cell>
          <table:table-cell office:value-type="string" table:style-name="ce2">
            <text:p>CE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Project,Discussion</text:p>
          </table:table-cell>
          <table:table-cell office:value-type="string" table:style-name="ce2">
            <text:p>Italian</text:p>
          </table:table-cell>
          <table:table-cell table:style-name="ce3"/>
          <table:table-cell office:value-type="string" office:string-value="" table:formula="of:=IF(COUNTA([.U112:.AG112]);&quot;X&quot;;&quot;&quot;)" table:style-name="ce2"/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15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4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Molise unimol</text:p>
          </table:table-cell>
          <table:table-cell office:value-type="string" table:style-name="ce2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1">
            <text:p>https://www2.dipbioter.unimol.it/informatica/piano-di-studio/</text:p>
          </table:table-cell>
          <table:table-cell office:value-type="string" table:style-name="ce2">
            <text:p>Software Engineering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unimol.esse3.cineca.it/AttivitaDidatticaContestualizzata.do?ad_id=31309477&amp;cds_id=10018&amp;pds_id=9999&amp;aa_ord_id=2017&amp;aa_off_id=2023&amp;cod_lingua=ita">https://unimol.esse3.cineca.it/AttivitaDidatticaContestualizzata.do?ad_id=31309477&amp;cds_id=10018&amp;pds_id=9999&amp;aa_ord_id=2017&amp;aa_off_id=2023&amp;cod_lingua=ita</text:a></text:p>
          </table:table-cell>
          <table:table-cell office:value-type="string" table:style-name="ce2">
            <text:p>CS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both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Italian</text:p>
          </table:table-cell>
          <table:table-cell table:style-name="ce3"/>
          <table:table-cell office:value-type="string" office:string-value="X" table:formula="of:=IF(COUNTA([.U113:.AG113]);&quot;X&quot;;&quot;&quot;)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10" table:style-name="ce2"/>
          <table:table-cell office:value-type="string" office:string-value="" table:formula="of:=IF(COUNTA([.AI113:.AO113]);&quot;X&quot;;&quot;&quot;)" table:style-name="ce2"/>
          <table:table-cell table:number-columns-repeated="28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Brescia unibs</text:p>
          </table:table-cell>
          <table:table-cell office:value-type="string" table:style-name="ce2">
            <text:p>Computer Engineering</text:p>
          </table:table-cell>
          <table:table-cell office:value-type="string" table:style-name="ce2">
            <text:p>Bachelor</text:p>
          </table:table-cell>
          <table:table-cell office:value-type="string" table:style-name="ce1">
            <text:p>https://corsi.unibs.it/sites/cdl/files/2023-05/INFLT_Offerta%20Didattica_2023-2024.pdf</text:p>
          </table:table-cell>
          <table:table-cell office:value-type="string" table:style-name="ce2">
            <text:p>Software Engineering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unibs.coursecatalogue.cineca.it/insegnamenti/2023/703019/2011/2455/83">https://unibs.coursecatalogue.cineca.it/insegnamenti/2023/703019/2011/2455/83</text:a></text:p>
          </table:table-cell>
          <table:table-cell office:value-type="string" table:style-name="ce2">
            <text:p>CE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both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,Discussion</text:p>
          </table:table-cell>
          <table:table-cell office:value-type="string" table:style-name="ce2">
            <text:p>Italian</text:p>
          </table:table-cell>
          <table:table-cell table:style-name="ce3"/>
          <table:table-cell office:value-type="string" office:string-value="" table:formula="of:=IF(COUNTA([.U114:.AG114]);&quot;X&quot;;&quot;&quot;)" table:style-name="ce2"/>
          <table:table-cell table:number-columns-repeated="13" table:style-name="ce2"/>
          <table:table-cell office:value-type="string" office:string-value="" table:formula="of:=IF(COUNTA([.AI114:.AO114]);&quot;X&quot;;&quot;&quot;)" table:style-name="ce2"/>
          <table:table-cell table:number-columns-repeated="22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3">
          <table:table-cell office:value-type="string" table:style-name="ce2">
            <text:p>Italy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Modena unimore</text:p>
          </table:table-cell>
          <table:table-cell office:value-type="string" table:style-name="ce2">
            <text:p>Computer Science</text:p>
          </table:table-cell>
          <table:table-cell office:value-type="string" table:style-name="ce2">
            <text:p>Bachelor</text:p>
          </table:table-cell>
          <table:table-cell office:value-type="string" table:style-name="ce1">
            <text:p>https://offertaformativa.unimore.it/corso/insegnamenti?cds_cod=20-212&amp;pds_cod=0&amp;coorte=2023&amp;durata=3&amp;aa_off_id=0&amp;anno_corrente=2023</text:p>
          </table:table-cell>
          <table:table-cell office:value-type="string" table:style-name="ce2">
            <text:p>Software Engineering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personale.unimore.it/rubrica/contenutiad/fguerra/2023/67330/N0/N0/9999">https://personale.unimore.it/rubrica/contenutiad/fguerra/2023/67330/N0/N0/9999</text:a></text:p>
          </table:table-cell>
          <table:table-cell office:value-type="string" table:style-name="ce2">
            <text:p>CE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both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Open questions,Exercises,Project</text:p>
          </table:table-cell>
          <table:table-cell office:value-type="string" table:style-name="ce2">
            <text:p>Italian</text:p>
          </table:table-cell>
          <table:table-cell table:style-name="ce3"/>
          <table:table-cell office:value-type="string" office:string-value="X" table:formula="of:=IF(COUNTA([.U115:.AG115]);&quot;X&quot;;&quot;&quot;)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17" table:style-name="ce2"/>
          <table:table-cell table:number-columns-repeated="16304"/>
        </table:table-row>
        <table:table-row table:style-name="ro15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Faculty of Engineering, University of Porto<text:s/></text:p>
          </table:table-cell>
          <table:table-cell office:value-type="string" table:style-name="ce2">
            <text:p>Bachelor in Informatics and Computing Engineering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sigarra.up.pt/feup/en/cur_geral.cur_view?pv_curso_id=22841&amp;pv_ano_lectivo=2023">https://sigarra.up.pt/feup/en/cur_geral.cur_view?pv_curso_id=22841&amp;pv_ano_lectivo=2023</text:a></text:p>
          </table:table-cell>
          <table:table-cell office:value-type="string" table:style-name="ce2">
            <text:p>Programming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sigarra.up.pt/feup/en/ucurr_geral.ficha_uc_view?pv_ocorrencia_id=520314">https://sigarra.up.pt/feup/en/ucurr_geral.ficha_uc_view?pv_ocorrencia_id=520314</text:a></text:p>
          </table:table-cell>
          <table:table-cell office:value-type="string" table:style-name="ce2">
            <text:p>CE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/text:p>
          </table:table-cell>
          <table:table-cell office:value-type="float" office:value="52" table:style-name="ce2">
            <text:p>52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Exercises,Discussion</text:p>
          </table:table-cell>
          <table:table-cell office:value-type="string" table:style-name="ce2">
            <text:p>Suitable for English-speaking students</text:p>
          </table:table-cell>
          <table:table-cell table:style-name="ce3"/>
          <table:table-cell office:value-type="string" office:string-value="" table:formula="of:=IF(COUNTA([.U116:.AG116]);&quot;X&quot;;&quot;&quot;)" table:style-name="ce2"/>
          <table:table-cell table:number-columns-repeated="13" table:style-name="ce2"/>
          <table:table-cell office:value-type="string" office:string-value="" table:formula="of:=IF(COUNTA([.AI116:.AO116]);&quot;X&quot;;&quot;&quot;)" table:style-name="ce2"/>
          <table:table-cell table:number-columns-repeated="22" table:style-name="ce2"/>
          <table:table-cell office:value-type="string" table:style-name="ce2">
            <text:p>X</text:p>
          </table:table-cell>
          <table:table-cell table:number-columns-repeated="23" table:style-name="ce2"/>
          <table:table-cell table:number-columns-repeated="16304"/>
        </table:table-row>
        <table:table-row table:style-name="ro16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ty of Lisbon</text:p>
          </table:table-cell>
          <table:table-cell office:value-type="string" table:style-name="ce2">
            <text:p>Master Programme in Informatics Engineering</text:p>
            <text:p>Master Programme in Informatics</text:p>
            <text:p>Master Programme in Information Security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fenix.ciencias.ulisboa.pt/degrees/seguranca-informatica-564500436615446">https://fenix.ciencias.ulisboa.pt/degrees/seguranca-informatica-564500436615446</text:a></text:p>
          </table:table-cell>
          <table:table-cell office:value-type="string" table:style-name="ce2">
            <text:p>Software Verification and Validation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fenix.ciencias.ulisboa.pt/degrees/seguranca-informatica-564500436615446/disciplina-curricular/2253530685505874">https://fenix.ciencias.ulisboa.pt/degrees/seguranca-informatica-564500436615446/disciplina-curricular/2253530685505874</text:a></text:p>
          </table:table-cell>
          <table:table-cell office:value-type="string" table:style-name="ce2">
            <text:p>C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text:s/></text:p>
          </table:table-cell>
          <table:table-cell office:value-type="float" office:value="49" table:style-name="ce2">
            <text:p>49</text:p>
          </table:table-cell>
          <table:table-cell office:value-type="float" office:value="28" table:style-name="ce2">
            <text:p>28</text:p>
          </table:table-cell>
          <table:table-cell office:value-type="float" office:value="21" table:style-name="ce2">
            <text:p>21</text:p>
          </table:table-cell>
          <table:table-cell office:value-type="string" table:style-name="ce38">
            <text:p>ST</text:p>
          </table:table-cell>
          <table:table-cell office:value-type="string" table:style-name="ce2">
            <text:p>Projects</text:p>
          </table:table-cell>
          <table:table-cell office:value-type="string" table:style-name="ce2">
            <text:p>N/A</text:p>
          </table:table-cell>
          <table:table-cell office:value-type="string" table:style-name="ce12">
            <text:p>Recommended Bibliography</text:p>
            <text:p>Paul Ammann, Jeff Offutt (2016) Introduction to Software Testing, 2nd Edition ISBN: 978-1-107-17201-2</text:p>
            <text:p>Optional Bibliography</text:p>
            <text:p>Petar Tahchiev, Felipe Leme, Vincent Massol, and Gary Gregory (2010) JUnit 4.8 In Action, 2nd edition ISBN: 978-1-935-18202-3</text:p>
            <text:p>Tomek Kaczanowski (2019) Practical Unit Testing with JUnit and Mockito ISBN: 978-8-393-48939-8</text:p>
            <text:p>Gordon Fraser and José Miguel Rojas (2019) Software Testing ISBN: 978-3-030-00262-6</text:p>
            <text:p>Gerard Meszaros (2007) xUnit Test Patterns: Refactoring Test Code ISBN: 978--0131495050</text:p>
          </table:table-cell>
          <table:table-cell office:value-type="string" office:string-value="X" table:formula="of:=IF(COUNTA([.U117:.AG117]);&quot;X&quot;;&quot;&quot;)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4" table:style-name="ce2"/>
          <table:table-cell office:value-type="string" table:style-name="ce2">
            <text:p>x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1" table:style-name="ce2"/>
          <table:table-cell table:number-columns-repeated="16304"/>
        </table:table-row>
        <table:table-row table:style-name="ro1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dade Nova de Lisboa</text:p>
          </table:table-cell>
          <table:table-cell office:value-type="string" table:style-name="ce2">
            <text:p>Bachelor in Computer Science and Engineering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guia.unl.pt/en/2021/fct/program/1053#structure">https://guia.unl.pt/en/2021/fct/program/1053#structure</text:a></text:p>
          </table:table-cell>
          <table:table-cell office:value-type="string" table:style-name="ce2">
            <text:p>Object Oriented Programming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guia.unl.pt/en/2021/fct/program/1053/course/11153">https://guia.unl.pt/en/2021/fct/program/1053/course/11153</text:a></text:p>
          </table:table-cell>
          <table:table-cell office:value-type="string" table:style-name="ce2">
            <text:p>CE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Both<text:s/>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Exercises,Project</text:p>
          </table:table-cell>
          <table:table-cell office:value-type="string" table:style-name="ce2">
            <text:p>Portuguese</text:p>
          </table:table-cell>
          <table:table-cell table:style-name="ce3"/>
          <table:table-cell office:value-type="string" office:string-value="" table:formula="of:=IF(COUNTA([.U118:.AG118]);&quot;X&quot;;&quot;&quot;)" table:style-name="ce2"/>
          <table:table-cell table:number-columns-repeated="13" table:style-name="ce2"/>
          <table:table-cell office:value-type="string" office:string-value="" table:formula="of:=IF(COUNTA([.AI118:.AO118]);&quot;X&quot;;&quot;&quot;)" table:style-name="ce2"/>
          <table:table-cell table:number-columns-repeated="22" table:style-name="ce2"/>
          <table:table-cell office:value-type="string" table:style-name="ce2">
            <text:p>x</text:p>
          </table:table-cell>
          <table:table-cell table:number-columns-repeated="23" table:style-name="ce2"/>
          <table:table-cell table:number-columns-repeated="16304"/>
        </table:table-row>
        <table:table-row table:style-name="ro1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dade Nova de Lisboa</text:p>
          </table:table-cell>
          <table:table-cell office:value-type="string" table:style-name="ce2">
            <text:p>Bachelor in Computer Science and Engineering</text:p>
          </table:table-cell>
          <table:table-cell office:value-type="string" table:style-name="ce2">
            <text:p>Bachelor</text:p>
          </table:table-cell>
          <table:table-cell office:value-type="string" table:style-name="ce8">
            <text:p><text:a xlink:href="https://guia.unl.pt/en/2021/fct/program/1053#structure">https://guia.unl.pt/en/2021/fct/program/1053#structure</text:a></text:p>
          </table:table-cell>
          <table:table-cell office:value-type="string" table:style-name="ce2">
            <text:p>Software Engineering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<text:a xlink:href="https://guia.unl.pt/en/2021/fct/program/1053/course/12660#subject">https://guia.unl.pt/en/2021/fct/program/1053/course/12660#subject</text:a></text:p>
          </table:table-cell>
          <table:table-cell office:value-type="string" table:style-name="ce2">
            <text:p>CE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Both<text:s/>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Exercises,Project</text:p>
          </table:table-cell>
          <table:table-cell office:value-type="string" table:style-name="ce2">
            <text:p>Portuguese</text:p>
          </table:table-cell>
          <table:table-cell table:style-name="ce3"/>
          <table:table-cell office:value-type="string" office:string-value="" table:formula="of:=IF(COUNTA([.U119:.AG119]);&quot;X&quot;;&quot;&quot;)" table:style-name="ce2"/>
          <table:table-cell table:number-columns-repeated="13" table:style-name="ce2"/>
          <table:table-cell office:value-type="string" office:string-value="" table:formula="of:=IF(COUNTA([.AI119:.AO119]);&quot;X&quot;;&quot;&quot;)" table:style-name="ce2"/>
          <table:table-cell table:number-columns-repeated="14" table:style-name="ce2"/>
          <table:table-cell office:value-type="string" table:style-name="ce2">
            <text:p>x</text:p>
          </table:table-cell>
          <table:table-cell table:number-columns-repeated="7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table:number-columns-repeated="16304"/>
        </table:table-row>
        <table:table-row table:style-name="ro1">
          <table:table-cell office:value-type="string" table:style-name="ce2">
            <text:p>Portugal</text:p>
          </table:table-cell>
          <table:table-cell office:value-type="string" table:style-name="ce2">
            <text:p>EU</text:p>
          </table:table-cell>
          <table:table-cell office:value-type="string" table:style-name="ce1">
            <text:p>Universidade Nova de Lisboa</text:p>
          </table:table-cell>
          <table:table-cell office:value-type="string" table:style-name="ce1">
            <text:p>Master in Computer Science and Engineering</text:p>
          </table:table-cell>
          <table:table-cell office:value-type="string" table:style-name="ce2">
            <text:p>Master</text:p>
          </table:table-cell>
          <table:table-cell office:value-type="string" table:style-name="ce8">
            <text:p><text:a xlink:href="https://guia.unl.pt/en/2021/fct/program/1059">https://guia.unl.pt/en/2021/fct/program/1059</text:a></text:p>
          </table:table-cell>
          <table:table-cell office:value-type="string" table:style-name="ce2">
            <text:p>Software Construction and Verification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<text:a xlink:href="https://guia.unl.pt/en/2021/fct/program/1059/course/11159#general-characterization">https://guia.unl.pt/en/2021/fct/program/1059/course/11159#general-characterization</text:a></text:p>
          </table:table-cell>
          <table:table-cell office:value-type="string" table:style-name="ce2">
            <text:p>CE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oth<text:s/>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8">
            <text:p>NSt</text:p>
          </table:table-cell>
          <table:table-cell office:value-type="string" table:style-name="ce2">
            <text:p>Exercises,Project</text:p>
          </table:table-cell>
          <table:table-cell office:value-type="string" table:style-name="ce2">
            <text:p>Portuguese</text:p>
          </table:table-cell>
          <table:table-cell table:style-name="ce3"/>
          <table:table-cell office:value-type="string" office:string-value="" table:formula="of:=IF(COUNTA([.U120:.AG120]);&quot;X&quot;;&quot;&quot;)" table:style-name="ce2"/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25" table:style-name="ce2"/>
          <table:table-cell table:number-columns-repeated="16304"/>
        </table:table-row>
        <table:table-row table:style-name="ro4">
          <table:table-cell office:value-type="float" office:value="117" table:formula="of:=COUNTA([.A4:.A120])" table:style-name="ce2">
            <text:p>117</text:p>
          </table:table-cell>
          <table:table-cell office:value-type="float" office:value="117" table:formula="of:=COUNTA([.B4:.B120])" table:style-name="ce2">
            <text:p>117</text:p>
          </table:table-cell>
          <table:table-cell office:value-type="float" office:value="117" table:formula="of:=COUNTA([.C4:.C120])" table:style-name="ce2">
            <text:p>117</text:p>
          </table:table-cell>
          <table:table-cell office:value-type="float" office:value="117" table:formula="of:=COUNTA([.D4:.D120])" table:style-name="ce2">
            <text:p>117</text:p>
          </table:table-cell>
          <table:table-cell office:value-type="float" office:value="117" table:formula="of:=COUNTA([.E4:.E120])" table:style-name="ce2">
            <text:p>117</text:p>
          </table:table-cell>
          <table:table-cell office:value-type="float" office:value="117" table:formula="of:=COUNTA([.F4:.F120])" table:style-name="ce1">
            <text:p>117</text:p>
          </table:table-cell>
          <table:table-cell office:value-type="float" office:value="117" table:formula="of:=COUNTA([.G4:.G120])" table:style-name="ce2">
            <text:p>117</text:p>
          </table:table-cell>
          <table:table-cell office:value-type="float" office:value="117" table:formula="of:=COUNTA([.H4:.H120])" table:style-name="ce2">
            <text:p>117</text:p>
          </table:table-cell>
          <table:table-cell office:value-type="float" office:value="117" table:formula="of:=COUNTA([.I4:.I120])" table:style-name="ce1">
            <text:p>117</text:p>
          </table:table-cell>
          <table:table-cell office:value-type="float" office:value="117" table:formula="of:=COUNTA([.J4:.J120])" table:style-name="ce2">
            <text:p>117</text:p>
          </table:table-cell>
          <table:table-cell office:value-type="float" office:value="117" table:formula="of:=COUNTA([.K4:.K120])" table:style-name="ce2">
            <text:p>117</text:p>
          </table:table-cell>
          <table:table-cell office:value-type="float" office:value="117" table:formula="of:=COUNTA([.L4:.L120])" table:style-name="ce2">
            <text:p>117</text:p>
          </table:table-cell>
          <table:table-cell office:value-type="float" office:value="116" table:formula="of:=COUNTA([.M4:.M120])" table:style-name="ce2">
            <text:p>116</text:p>
          </table:table-cell>
          <table:table-cell office:value-type="float" office:value="117" table:formula="of:=COUNTA([.N4:.N120])" table:style-name="ce2">
            <text:p>117</text:p>
          </table:table-cell>
          <table:table-cell office:value-type="float" office:value="117" table:formula="of:=COUNTA([.O4:.O120])" table:style-name="ce2">
            <text:p>117</text:p>
          </table:table-cell>
          <table:table-cell office:value-type="float" office:value="117" table:formula="of:=COUNTA([.P4:.P120])" table:style-name="ce2">
            <text:p>117</text:p>
          </table:table-cell>
          <table:table-cell office:value-type="float" office:value="117" table:formula="of:=COUNTA([.Q4:.Q120])" table:style-name="ce2">
            <text:p>117</text:p>
          </table:table-cell>
          <table:table-cell office:value-type="float" office:value="117" table:formula="of:=COUNTA([.R4:.R120])" table:style-name="ce2">
            <text:p>117</text:p>
          </table:table-cell>
          <table:table-cell office:value-type="float" office:value="45" table:formula="of:=COUNTA([.S4:.S120])" table:style-name="ce1">
            <text:p>45</text:p>
          </table:table-cell>
          <table:table-cell office:value-type="float" office:value="117" table:formula="of:=COUNTA([.T4:.T120])" table:style-name="ce2">
            <text:p>117</text:p>
          </table:table-cell>
          <table:table-cell office:value-type="float" office:value="12" table:formula="of:=COUNTA([.U4:.U120])" table:style-name="ce2">
            <text:p>12</text:p>
          </table:table-cell>
          <table:table-cell office:value-type="float" office:value="1" table:formula="of:=COUNTA([.V4:.V120])" table:style-name="ce2">
            <text:p>1</text:p>
          </table:table-cell>
          <table:table-cell office:value-type="float" office:value="8" table:formula="of:=COUNTA([.W4:.W120])" table:style-name="ce2">
            <text:p>8</text:p>
          </table:table-cell>
          <table:table-cell office:value-type="float" office:value="3" table:formula="of:=COUNTA([.X4:.X120])" table:style-name="ce2">
            <text:p>3</text:p>
          </table:table-cell>
          <table:table-cell office:value-type="float" office:value="8" table:formula="of:=COUNTA([.Y4:.Y120])" table:style-name="ce2">
            <text:p>8</text:p>
          </table:table-cell>
          <table:table-cell office:value-type="float" office:value="6" table:formula="of:=COUNTA([.Z4:.Z120])" table:style-name="ce2">
            <text:p>6</text:p>
          </table:table-cell>
          <table:table-cell office:value-type="float" office:value="2" table:formula="of:=COUNTA([.AA4:.AA120])" table:style-name="ce2">
            <text:p>2</text:p>
          </table:table-cell>
          <table:table-cell office:value-type="float" office:value="8" table:formula="of:=COUNTA([.AB4:.AB120])" table:style-name="ce2">
            <text:p>8</text:p>
          </table:table-cell>
          <table:table-cell office:value-type="float" office:value="1" table:formula="of:=COUNTA([.AC4:.AC120])" table:style-name="ce2">
            <text:p>1</text:p>
          </table:table-cell>
          <table:table-cell office:value-type="float" office:value="1" table:formula="of:=COUNTA([.AD4:.AD120])" table:style-name="ce2">
            <text:p>1</text:p>
          </table:table-cell>
          <table:table-cell office:value-type="float" office:value="4" table:formula="of:=COUNTA([.AE4:.AE120])" table:style-name="ce2">
            <text:p>4</text:p>
          </table:table-cell>
          <table:table-cell office:value-type="float" office:value="2" table:formula="of:=COUNTA([.AF4:.AF120])" table:style-name="ce2">
            <text:p>2</text:p>
          </table:table-cell>
          <table:table-cell office:value-type="float" office:value="4" table:formula="of:=COUNTA([.AG4:.AG120])" table:style-name="ce2">
            <text:p>4</text:p>
          </table:table-cell>
          <table:table-cell office:value-type="float" office:value="117" table:formula="of:=COUNTA([.AH4:.AH120])" table:style-name="ce2">
            <text:p>117</text:p>
          </table:table-cell>
          <table:table-cell office:value-type="float" office:value="14" table:formula="of:=COUNTA([.AI4:.AI120])" table:style-name="ce2">
            <text:p>14</text:p>
          </table:table-cell>
          <table:table-cell office:value-type="float" office:value="11" table:formula="of:=COUNTA([.AJ4:.AJ120])" table:style-name="ce2">
            <text:p>11</text:p>
          </table:table-cell>
          <table:table-cell office:value-type="float" office:value="11" table:formula="of:=COUNTA([.AK4:.AK120])" table:style-name="ce2">
            <text:p>11</text:p>
          </table:table-cell>
          <table:table-cell office:value-type="float" office:value="6" table:formula="of:=COUNTA([.AL4:.AL120])" table:style-name="ce2">
            <text:p>6</text:p>
          </table:table-cell>
          <table:table-cell office:value-type="float" office:value="4" table:formula="of:=COUNTA([.AM4:.AM120])" table:style-name="ce2">
            <text:p>4</text:p>
          </table:table-cell>
          <table:table-cell office:value-type="float" office:value="4" table:formula="of:=COUNTA([.AN4:.AN120])" table:style-name="ce2">
            <text:p>4</text:p>
          </table:table-cell>
          <table:table-cell office:value-type="float" office:value="5" table:formula="of:=COUNTA([.AO4:.AO120])" table:style-name="ce2">
            <text:p>5</text:p>
          </table:table-cell>
          <table:table-cell office:value-type="float" office:value="2" table:formula="of:=COUNTA([.AP4:.AP120])" table:style-name="ce2">
            <text:p>2</text:p>
          </table:table-cell>
          <table:table-cell office:value-type="float" office:value="0" table:formula="of:=COUNTA([.AQ4:.AQ120])" table:style-name="ce2">
            <text:p>0</text:p>
          </table:table-cell>
          <table:table-cell office:value-type="float" office:value="16" table:formula="of:=COUNTA([.AR4:.AR120])" table:style-name="ce2">
            <text:p>16</text:p>
          </table:table-cell>
          <table:table-cell office:value-type="float" office:value="12" table:formula="of:=COUNTA([.AS4:.AS120])" table:style-name="ce2">
            <text:p>12</text:p>
          </table:table-cell>
          <table:table-cell office:value-type="float" office:value="9" table:formula="of:=COUNTA([.AT4:.AT120])" table:style-name="ce2">
            <text:p>9</text:p>
          </table:table-cell>
          <table:table-cell office:value-type="float" office:value="4" table:formula="of:=COUNTA([.AU4:.AU120])" table:style-name="ce2">
            <text:p>4</text:p>
          </table:table-cell>
          <table:table-cell office:value-type="float" office:value="1" table:formula="of:=COUNTA([.AV4:.AV120])" table:style-name="ce2">
            <text:p>1</text:p>
          </table:table-cell>
          <table:table-cell office:value-type="float" office:value="9" table:formula="of:=COUNTA([.AW4:.AW120])" table:style-name="ce2">
            <text:p>9</text:p>
          </table:table-cell>
          <table:table-cell office:value-type="float" office:value="4" table:formula="of:=COUNTA([.AX4:.AX120])" table:style-name="ce2">
            <text:p>4</text:p>
          </table:table-cell>
          <table:table-cell office:value-type="float" office:value="0" table:formula="of:=COUNTA([.AY4:.AY120])" table:style-name="ce2">
            <text:p>0</text:p>
          </table:table-cell>
          <table:table-cell office:value-type="float" office:value="3" table:formula="of:=COUNTA([.AZ4:.AZ120])" table:style-name="ce2">
            <text:p>3</text:p>
          </table:table-cell>
          <table:table-cell office:value-type="float" office:value="2" table:formula="of:=COUNTA([.BA4:.BA120])" table:style-name="ce2">
            <text:p>2</text:p>
          </table:table-cell>
          <table:table-cell office:value-type="float" office:value="0" table:formula="of:=COUNTA([.BB4:.BB120])" table:style-name="ce2">
            <text:p>0</text:p>
          </table:table-cell>
          <table:table-cell office:value-type="float" office:value="35" table:formula="of:=COUNTA([.BC4:.BC120])" table:style-name="ce2">
            <text:p>35</text:p>
          </table:table-cell>
          <table:table-cell office:value-type="float" office:value="36" table:formula="of:=COUNTA([.BD4:.BD120])" table:style-name="ce2">
            <text:p>36</text:p>
          </table:table-cell>
          <table:table-cell office:value-type="float" office:value="61" table:formula="of:=COUNTA([.BE4:.BE120])" table:style-name="ce2">
            <text:p>61</text:p>
          </table:table-cell>
          <table:table-cell office:value-type="float" office:value="32" table:formula="of:=COUNTA([.BF4:.BF120])" table:style-name="ce2">
            <text:p>32</text:p>
          </table:table-cell>
          <table:table-cell office:value-type="float" office:value="28" table:formula="of:=COUNTA([.BG4:.BG120])" table:style-name="ce2">
            <text:p>28</text:p>
          </table:table-cell>
          <table:table-cell office:value-type="float" office:value="4" table:formula="of:=COUNTA([.BH4:.BH120])" table:style-name="ce2">
            <text:p>4</text:p>
          </table:table-cell>
          <table:table-cell office:value-type="float" office:value="19" table:formula="of:=COUNTA([.BI4:.BI120])" table:style-name="ce2">
            <text:p>19</text:p>
          </table:table-cell>
          <table:table-cell office:value-type="float" office:value="11" table:formula="of:=COUNTA([.BJ4:.BJ120])" table:style-name="ce2">
            <text:p>11</text:p>
          </table:table-cell>
          <table:table-cell office:value-type="float" office:value="48" table:formula="of:=COUNTA([.BK4:.BK120])" table:style-name="ce2">
            <text:p>48</text:p>
          </table:table-cell>
          <table:table-cell office:value-type="float" office:value="1" table:formula="of:=COUNTA([.BL4:.BL120])" table:style-name="ce2">
            <text:p>1</text:p>
          </table:table-cell>
          <table:table-cell office:value-type="float" office:value="0" table:formula="of:=COUNTA([.BM4:.BM120])" table:style-name="ce2">
            <text:p>0</text:p>
          </table:table-cell>
          <table:table-cell office:value-type="float" office:value="0" table:formula="of:=COUNTA([.BN4:.BN120])" table:style-name="ce2">
            <text:p>0</text:p>
          </table:table-cell>
          <table:table-cell office:value-type="float" office:value="0" table:formula="of:=COUNTA([.BO4:.BO120])" table:style-name="ce2">
            <text:p>0</text:p>
          </table:table-cell>
          <table:table-cell office:value-type="float" office:value="0" table:formula="of:=COUNTA([.BP4:.BP120])" table:style-name="ce2">
            <text:p>0</text:p>
          </table:table-cell>
          <table:table-cell office:value-type="float" office:value="0" table:formula="of:=COUNTA([.BQ4:.BQ120])" table:style-name="ce2">
            <text:p>0</text:p>
          </table:table-cell>
          <table:table-cell office:value-type="float" office:value="0" table:formula="of:=COUNTA([.BR4:.BR120])" table:style-name="ce2">
            <text:p>0</text:p>
          </table:table-cell>
          <table:table-cell office:value-type="float" office:value="0" table:formula="of:=COUNTA([.BS4:.BS120])" table:style-name="ce2">
            <text:p>0</text:p>
          </table:table-cell>
          <table:table-cell office:value-type="float" office:value="10" table:formula="of:=COUNTA([.BT4:.BT120])" table:style-name="ce2">
            <text:p>10</text:p>
          </table:table-cell>
          <table:table-cell office:value-type="float" office:value="0" table:formula="of:=COUNTA([.BU4:.BU120])" table:style-name="ce2">
            <text:p>0</text:p>
          </table:table-cell>
          <table:table-cell office:value-type="float" office:value="0" table:formula="of:=COUNTA([.BV4:.BV120])" table:style-name="ce2">
            <text:p>0</text:p>
          </table:table-cell>
          <table:table-cell office:value-type="float" office:value="2" table:formula="of:=COUNTA([.BW4:.BW120])" table:style-name="ce2">
            <text:p>2</text:p>
          </table:table-cell>
          <table:table-cell office:value-type="float" office:value="11" table:formula="of:=COUNTA([.BX4:.BX120])" table:style-name="ce2">
            <text:p>11</text:p>
          </table:table-cell>
          <table:table-cell office:value-type="float" office:value="2" table:formula="of:=COUNTA([.BY4:.BY120])" table:style-name="ce2">
            <text:p>2</text:p>
          </table:table-cell>
          <table:table-cell office:value-type="float" office:value="14" table:formula="of:=COUNTA([.BZ4:.BZ120])" table:style-name="ce2">
            <text:p>14</text:p>
          </table:table-cell>
          <table:table-cell table:number-columns-repeated="16306"/>
        </table:table-row>
        <table:table-row table:style-name="ro4">
          <table:table-cell table:number-columns-repeated="5" table:style-name="ce2"/>
          <table:table-cell table:style-name="ce1"/>
          <table:table-cell table:style-name="ce2"/>
          <table:table-cell table:number-columns-repeated="2" table:style-name="ce1"/>
          <table:table-cell table:number-columns-repeated="6" table:style-name="ce2"/>
          <table:table-cell table:style-name="ce38"/>
          <table:table-cell table:number-columns-repeated="2" table:style-name="ce2"/>
          <table:table-cell table:style-name="ce3"/>
          <table:table-cell table:number-columns-repeated="61" table:style-name="ce2"/>
          <table:table-cell table:number-columns-repeated="16304"/>
        </table:table-row>
        <table:table-row table:number-rows-repeated="1048454" table:style-name="ro4">
          <table:table-cell table:number-columns-repeated="15"/>
          <table:table-cell table:style-name="ce38"/>
          <table:table-cell table:number-columns-repeated="16368"/>
        </table:table-row>
      </table:table>
      <table:database-ranges>
        <table:database-range table:target-range-address="Mapping.A4:Mapping.R95" table:contains-header="false">
          <table:sort>
            <table:sort-by table:field-number="15"/>
            <table:sort-by table:field-number="4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  <style:font-face style:name="Trebuchet MS" svg:font-family="&quot;Trebuchet MS&quot;"/>
    <style:font-face style:name="Arial" svg:font-family="Arial"/>
    <style:font-face style:name="Segoe UI" svg:font-family="&quot;Segoe UI&quot;"/>
    <style:font-face style:name="Roboto" svg:font-family="Roboto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_50_0_37__32_-_32_Colore_32_1" style:display-name="20% - Colore 1" style:family="table-cell" style:data-style-name="N0">
      <style:table-cell-properties fo:background-color="#D9E1F2"/>
    </style:style>
    <style:style style:name="_50_0_37__32_-_32_Colore_32_2" style:display-name="20% - Colore 2" style:family="table-cell" style:data-style-name="N0">
      <style:table-cell-properties fo:background-color="#FCE4D6"/>
    </style:style>
    <style:style style:name="_50_0_37__32_-_32_Colore_32_3" style:display-name="20% - Colore 3" style:family="table-cell" style:data-style-name="N0">
      <style:table-cell-properties fo:background-color="#EDEDED"/>
    </style:style>
    <style:style style:name="_50_0_37__32_-_32_Colore_32_4" style:display-name="20% - Colore 4" style:family="table-cell" style:data-style-name="N0">
      <style:table-cell-properties fo:background-color="#FFF2CC"/>
    </style:style>
    <style:style style:name="_50_0_37__32_-_32_Colore_32_5" style:display-name="20% - Colore 5" style:family="table-cell" style:data-style-name="N0">
      <style:table-cell-properties fo:background-color="#DDEBF7"/>
    </style:style>
    <style:style style:name="_50_0_37__32_-_32_Colore_32_6" style:display-name="20% - Colore 6" style:family="table-cell" style:data-style-name="N0">
      <style:table-cell-properties fo:background-color="#E2EFDA"/>
    </style:style>
    <style:style style:name="_52_0_37__32_-_32_Colore_32_1" style:display-name="40% - Colore 1" style:family="table-cell" style:data-style-name="N0">
      <style:table-cell-properties fo:background-color="#B4C6E7"/>
    </style:style>
    <style:style style:name="_52_0_37__32_-_32_Colore_32_2" style:display-name="40% - Colore 2" style:family="table-cell" style:data-style-name="N0">
      <style:table-cell-properties fo:background-color="#F8CBAD"/>
    </style:style>
    <style:style style:name="_52_0_37__32_-_32_Colore_32_3" style:display-name="40% - Colore 3" style:family="table-cell" style:data-style-name="N0">
      <style:table-cell-properties fo:background-color="#DBDBDB"/>
    </style:style>
    <style:style style:name="_52_0_37__32_-_32_Colore_32_4" style:display-name="40% - Colore 4" style:family="table-cell" style:data-style-name="N0">
      <style:table-cell-properties fo:background-color="#FFE699"/>
    </style:style>
    <style:style style:name="_52_0_37__32_-_32_Colore_32_5" style:display-name="40% - Colore 5" style:family="table-cell" style:data-style-name="N0">
      <style:table-cell-properties fo:background-color="#BDD7EE"/>
    </style:style>
    <style:style style:name="_52_0_37__32_-_32_Colore_32_6" style:display-name="40% - Colore 6" style:family="table-cell" style:data-style-name="N0">
      <style:table-cell-properties fo:background-color="#C6E0B4"/>
    </style:style>
    <style:style style:name="_54_0_37__32_-_32_Colore_32_1" style:display-name="60% - Colore 1" style:family="table-cell" style:data-style-name="N0">
      <style:table-cell-properties fo:background-color="#8EA9DB"/>
    </style:style>
    <style:style style:name="_54_0_37__32_-_32_Colore_32_2" style:display-name="60% - Colore 2" style:family="table-cell" style:data-style-name="N0">
      <style:table-cell-properties fo:background-color="#F4B084"/>
    </style:style>
    <style:style style:name="_54_0_37__32_-_32_Colore_32_3" style:display-name="60% - Colore 3" style:family="table-cell" style:data-style-name="N0">
      <style:table-cell-properties fo:background-color="#C9C9C9"/>
    </style:style>
    <style:style style:name="_54_0_37__32_-_32_Colore_32_4" style:display-name="60% - Colore 4" style:family="table-cell" style:data-style-name="N0">
      <style:table-cell-properties fo:background-color="#FFD966"/>
    </style:style>
    <style:style style:name="_54_0_37__32_-_32_Colore_32_5" style:display-name="60% - Colore 5" style:family="table-cell" style:data-style-name="N0">
      <style:table-cell-properties fo:background-color="#9BC2E6"/>
    </style:style>
    <style:style style:name="_54_0_37__32_-_32_Colore_32_6" style:display-name="60% - Colore 6" style:family="table-cell" style:data-style-name="N0">
      <style:table-cell-properties fo:background-color="#A9D08E"/>
    </style:style>
    <style:style style:name="Calco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a_32_collegata" style:display-name="Cella collegat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Cella_32_da_32_controllare" style:display-name="Cella da controllare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EB9C"/>
      <style:text-properties fo:color="#9C5700"/>
    </style:style>
    <style:style style:name="cf3" style:family="table-cell" style:data-style-name="N0">
      <style:table-cell-properties fo:background-color="#FFC7CE"/>
      <style:text-properties fo:color="#9C0006"/>
    </style:style>
    <style:style style:name="Collegamento_32_ipertestuale" style:display-name="Collegamento ipertestuale" style:family="table-cell" style:data-style-name="N0">
      <style:text-properties fo:color="#0563C1" style:text-underline-style="solid" style:text-underline-type="single"/>
    </style:style>
    <style:style style:name="Colore_32_1" style:display-name="Colore 1" style:family="table-cell" style:data-style-name="N0">
      <style:table-cell-properties fo:background-color="#4472C4"/>
      <style:text-properties fo:color="#FFFFFF"/>
    </style:style>
    <style:style style:name="Colore_32_2" style:display-name="Colore 2" style:family="table-cell" style:data-style-name="N0">
      <style:table-cell-properties fo:background-color="#ED7D31"/>
      <style:text-properties fo:color="#FFFFFF"/>
    </style:style>
    <style:style style:name="Colore_32_3" style:display-name="Colore 3" style:family="table-cell" style:data-style-name="N0">
      <style:table-cell-properties fo:background-color="#A5A5A5"/>
      <style:text-properties fo:color="#FFFFFF"/>
    </style:style>
    <style:style style:name="Colore_32_4" style:display-name="Colore 4" style:family="table-cell" style:data-style-name="N0">
      <style:table-cell-properties fo:background-color="#FFC000"/>
      <style:text-properties fo:color="#FFFFFF"/>
    </style:style>
    <style:style style:name="Colore_32_5" style:display-name="Colore 5" style:family="table-cell" style:data-style-name="N0">
      <style:table-cell-properties fo:background-color="#5B9BD5"/>
      <style:text-properties fo:color="#FFFFFF"/>
    </style:style>
    <style:style style:name="Colore_32_6" style:display-name="Colore 6" style:family="table-cell" style:data-style-name="N0">
      <style:table-cell-properties fo:background-color="#70AD47"/>
      <style:text-properties fo:color="#FFFFFF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Neutral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sto_32_avviso" style:display-name="Testo avviso" style:family="table-cell" style:data-style-name="N0">
      <style:text-properties fo:color="#FF0000"/>
    </style:style>
    <style:style style:name="Testo_32_descrittivo" style:display-name="Testo descrittivo" style:family="table-cell" style:data-style-name="N0">
      <style:text-properties fo:color="#7F7F7F" fo:font-style="italic" style:font-style-asian="italic" style:font-style-complex="italic"/>
    </style:style>
    <style:style style:name="Tito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olo_32_1" style:display-name="Titol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olo_32_2" style:display-name="Tito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olo_32_3" style:display-name="Tito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itolo_32_4" style:display-name="Titolo 4" style:family="table-cell" style:data-style-name="N0">
      <style:text-properties fo:color="#44546A" fo:font-weight="bold" style:font-weight-asian="bold" style:font-weight-complex="bold"/>
    </style:style>
    <style:style style:name="Totale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Valore_32_non_32_valido" style:display-name="Valore non valido" style:family="table-cell" style:data-style-name="N0">
      <style:table-cell-properties fo:background-color="#FFC7CE"/>
      <style:text-properties fo:color="#9C0006"/>
    </style:style>
    <style:style style:name="Valore_32_valido" style:display-name="Valore valido" style:family="table-cell" style:data-style-name="N0">
      <style:table-cell-properties fo:background-color="#C6EFCE"/>
      <style:text-properties fo:color="#006100"/>
    </style:style>
    <style:style style:name="cf4" style:family="table-cell">
      <style:table-cell-properties fo:background-color="#FFC7CE"/>
      <style:text-properties fo:color="#9C0006" style:font-family-generic="swiss"/>
    </style:style>
    <style:style style:name="cf5" style:family="table-cell">
      <style:table-cell-properties fo:background-color="#C6EFCE"/>
      <style:text-properties fo:color="#006100" style:font-family-generic="swiss"/>
    </style:style>
    <style:style style:name="cf6" style:family="table-cell">
      <style:table-cell-properties fo:background-color="#FFEB9C"/>
      <style:text-properties fo:color="#9C5700" style:font-family-generic="swis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title/>
    <dc:description/>
    <dc:subject/>
    <meta:initial-creator/>
    <dc:creator>PORFIRIO TRAMONTANA</dc:creator>
    <meta:creation-date>2022-11-06T09:47:58Z</meta:creation-date>
    <dc:date>2023-10-25T13:31:44Z</dc:date>
    <meta:editing-duration>PT0S</meta:editing-duration>
    <meta:user-defined meta:name="ContentTypeId">0x010100915D16C251207445A312C43141C8AF70</meta:user-defined>
    <meta:user-defined meta:name="MediaServiceImageTags"/>
    <meta:user-defined meta:name="Autore">true</meta:user-defined>
  </office:meta>
</office:document-meta>
</file>